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Times New Roman1" svg:font-family="'Times New Roman'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talante1" svg:font-family="Atalante" style:font-adornments="Roman" style:font-family-generic="swiss" style:font-pitch="variable"/>
    <style:font-face style:name="Bitstream Vera Sans5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Noto Sans" svg:font-family="'Noto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Atalante2" svg:font-family="Atalante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P2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3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" style:family="paragraph" style:parent-style-name="_5f_Header_20_G_20_page_20_impaire_20__28_D_29_">
      <style:text-properties officeooo:paragraph-rsid="01259ec2"/>
    </style:style>
    <style:style style:name="P5" style:family="paragraph" style:parent-style-name="_5f_Header_20_G_20_page_20_impaire_20__28_D_29_">
      <style:text-properties officeooo:paragraph-rsid="00c87b35"/>
    </style:style>
    <style:style style:name="P6" style:family="paragraph" style:parent-style-name="_5f_Header_20_G_20_page_20_paire_20__28_G_29_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P7" style:family="paragraph" style:parent-style-name="_5f_Header_20_G_20_page_20_paire_20__28_G_29_">
      <style:text-properties officeooo:paragraph-rsid="00eb2abc"/>
    </style:style>
    <style:style style:name="P8" style:family="paragraph" style:parent-style-name="_5f_Header_20_G_20_page_20_paire_20__28_G_29_">
      <style:text-properties officeooo:paragraph-rsid="0334a5be"/>
    </style:style>
    <style:style style:name="P9" style:family="paragraph" style:parent-style-name="_5f_Header_20_G_20_page_20_paire_20__28_G_29_">
      <style:paragraph-properties fo:text-align="start" style:justify-single-word="false"/>
    </style:style>
    <style:style style:name="P10" style:family="paragraph" style:parent-style-name="Header">
      <style:paragraph-properties fo:margin-left="0cm" fo:margin-right="0cm" fo:text-indent="0cm" style:auto-text-indent="false"/>
    </style:style>
    <style:style style:name="P1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P1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P1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P1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7" style:family="paragraph" style:parent-style-name="Footer">
      <style:text-properties officeooo:paragraph-rsid="0096b4e2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rsid="001f8a2d" officeooo:paragraph-rsid="00bd36bc"/>
    </style:style>
    <style:style style:name="P20" style:family="paragraph" style:parent-style-name="Footer">
      <style:text-properties officeooo:rsid="001f8a2d" officeooo:paragraph-rsid="002b33ed"/>
    </style:style>
    <style:style style:name="P21" style:family="paragraph" style:parent-style-name="Footer">
      <style:text-properties officeooo:rsid="0096b4e2" officeooo:paragraph-rsid="0096b4e2"/>
    </style:style>
    <style:style style:name="P22" style:family="paragraph" style:parent-style-name="Footer">
      <style:text-properties officeooo:rsid="011350d1" officeooo:paragraph-rsid="011350d1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2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6" style:family="paragraph" style:parent-style-name="Footer">
      <style:text-properties officeooo:paragraph-rsid="00c384cf"/>
    </style:style>
    <style:style style:name="P57" style:family="paragraph" style:parent-style-name="Footer">
      <style:paragraph-properties fo:text-align="start" style:justify-single-word="false"/>
      <style:text-properties officeooo:paragraph-rsid="0211dd7e"/>
    </style:style>
    <style:style style:name="P58" style:family="paragraph" style:parent-style-name="Footer">
      <style:paragraph-properties fo:text-align="start" style:justify-single-word="false"/>
      <style:text-properties officeooo:paragraph-rsid="00d4df5c"/>
    </style:style>
    <style:style style:name="P59" style:family="paragraph" style:parent-style-name="Footer">
      <style:text-properties officeooo:rsid="0242edd8" officeooo:paragraph-rsid="0242edd8"/>
    </style:style>
    <style:style style:name="P60" style:family="paragraph" style:parent-style-name="Footer">
      <style:text-properties officeooo:paragraph-rsid="008d016c"/>
    </style:style>
    <style:style style:name="P61" style:family="paragraph" style:parent-style-name="Footer">
      <style:text-properties officeooo:paragraph-rsid="010f7046"/>
    </style:style>
    <style:style style:name="P62" style:family="paragraph" style:parent-style-name="Footer">
      <style:text-properties officeooo:paragraph-rsid="01120261"/>
    </style:style>
    <style:style style:name="P63" style:family="paragraph" style:parent-style-name="Footer">
      <style:paragraph-properties fo:text-align="end" style:justify-single-word="false"/>
      <style:text-properties officeooo:paragraph-rsid="00d4df5c"/>
    </style:style>
    <style:style style:name="P64" style:family="paragraph" style:parent-style-name="Footer">
      <style:text-properties officeooo:paragraph-rsid="00d4df5c"/>
    </style:style>
    <style:style style:name="P65" style:family="paragraph" style:parent-style-name="Footer">
      <style:text-properties officeooo:paragraph-rsid="00863005"/>
    </style:style>
    <style:style style:name="P66" style:family="paragraph" style:parent-style-name="Footer">
      <style:text-properties officeooo:paragraph-rsid="00a59a60"/>
    </style:style>
    <style:style style:name="P67" style:family="paragraph" style:parent-style-name="Footer">
      <style:text-properties officeooo:paragraph-rsid="004274bc"/>
    </style:style>
    <style:style style:name="P68" style:family="paragraph" style:parent-style-name="Footer">
      <style:text-properties officeooo:paragraph-rsid="002aa84d"/>
    </style:style>
    <style:style style:name="P69" style:family="paragraph" style:parent-style-name="Footer">
      <style:text-properties officeooo:paragraph-rsid="030c4d7d"/>
    </style:style>
    <style:style style:name="P70" style:family="paragraph" style:parent-style-name="Footer">
      <style:text-properties officeooo:paragraph-rsid="00d8520c"/>
    </style:style>
    <style:style style:name="P71" style:family="paragraph" style:parent-style-name="Footer">
      <style:text-properties officeooo:paragraph-rsid="02a682f9"/>
    </style:style>
    <style:style style:name="P72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3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4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7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0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1" style:family="paragraph" style:parent-style-name="Header">
      <style:paragraph-properties fo:text-align="start" style:justify-single-word="false"/>
      <style:text-properties officeooo:paragraph-rsid="0211dd7e"/>
    </style:style>
    <style:style style:name="P82" style:family="paragraph" style:parent-style-name="Header">
      <style:paragraph-properties fo:text-align="start" style:justify-single-word="false"/>
      <style:text-properties officeooo:paragraph-rsid="0289fb01"/>
    </style:style>
    <style:style style:name="P83" style:family="paragraph" style:parent-style-name="Header">
      <style:paragraph-properties fo:text-align="start" style:justify-single-word="false"/>
      <style:text-properties officeooo:paragraph-rsid="02a56131"/>
    </style:style>
    <style:style style:name="P84" style:family="paragraph" style:parent-style-name="Header">
      <style:paragraph-properties fo:text-align="center" style:justify-single-word="false"/>
      <style:text-properties officeooo:paragraph-rsid="00ab054e"/>
    </style:style>
    <style:style style:name="P85" style:family="paragraph" style:parent-style-name="Header">
      <style:paragraph-properties fo:text-align="center" style:justify-single-word="false"/>
      <style:text-properties officeooo:paragraph-rsid="00c10aa6"/>
    </style:style>
    <style:style style:name="P8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87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8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0" style:family="paragraph" style:parent-style-name="_5f_Header_20_D_20_page_20_impaire_20__28_D_29_">
      <style:text-properties officeooo:paragraph-rsid="01a13e78"/>
    </style:style>
    <style:style style:name="P91" style:family="paragraph" style:parent-style-name="_5f_Header_20_N_20_page_20_impaire_20__28_D_29_">
      <style:paragraph-properties fo:text-align="start" style:justify-single-word="false"/>
    </style:style>
    <style:style style:name="P92" style:family="paragraph" style:parent-style-name="_5f_Header_20_N_20_page_20_impaire_20__28_D_29_">
      <style:text-properties officeooo:rsid="0277791e" officeooo:paragraph-rsid="0277791e"/>
    </style:style>
    <style:style style:name="P93" style:family="paragraph" style:parent-style-name="_5f_Header_20_N_20_page_20_impaire_20__28_D_29_">
      <style:text-properties officeooo:rsid="027aa87d" officeooo:paragraph-rsid="027aa87d"/>
    </style:style>
    <style:style style:name="P94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5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P10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P10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P103" style:family="paragraph" style:parent-style-name="_5f_Paragraphe">
      <style:paragraph-properties fo:margin-top="0.101cm" fo:margin-bottom="0cm" style:contextual-spacing="false"/>
    </style:style>
    <style:style style:name="P104" style:family="paragraph" style:parent-style-name="_5f_Paragraphe_5f_Réponse_5f_Pointillés_5f_Grisés">
      <style:text-properties officeooo:paragraph-rsid="0111ccce"/>
    </style:style>
    <style:style style:name="P105" style:family="paragraph" style:parent-style-name="_5f_Paragraphe_5f_Réponse_5f_Pointillés_5f_Grisés">
      <style:text-properties officeooo:paragraph-rsid="011208ca"/>
    </style:style>
    <style:style style:name="P106" style:family="paragraph" style:parent-style-name="_5f_Paragraphe_5f_Réponse_5f_Pointillés_5f_Grisés">
      <style:text-properties officeooo:paragraph-rsid="0112a85a"/>
    </style:style>
    <style:style style:name="P107" style:family="paragraph" style:parent-style-name="_5f_Paragraphe_5f_Réponse_5f_Pointillés_5f_Grisés">
      <style:paragraph-properties fo:text-align="start" style:justify-single-word="false"/>
      <style:text-properties officeooo:paragraph-rsid="0112f9f3"/>
    </style:style>
    <style:style style:name="P108" style:family="paragraph" style:parent-style-name="_5f_Paragraphe_5f_Réponse_5f_Pointillés_5f_Grisés">
      <style:paragraph-properties fo:text-align="start" style:justify-single-word="false"/>
      <style:text-properties officeooo:paragraph-rsid="011fbeca"/>
    </style:style>
    <style:style style:name="P109" style:family="paragraph" style:parent-style-name="_5f_Paragraphe_5f_Réponse_5f_Pointillés_5f_Grisés">
      <style:text-properties officeooo:paragraph-rsid="0116c8cd"/>
    </style:style>
    <style:style style:name="P110" style:family="paragraph" style:parent-style-name="_5f_Paragraphe_5f_Réponse_5f_Pointillés_5f_Grisés">
      <style:text-properties officeooo:paragraph-rsid="011abb40"/>
    </style:style>
    <style:style style:name="P111" style:family="paragraph" style:parent-style-name="_5f_Paragraphe_5f_Réponse_5f_Pointillés_5f_Grisés">
      <style:text-properties officeooo:paragraph-rsid="011c04c2"/>
    </style:style>
    <style:style style:name="P112" style:family="paragraph" style:parent-style-name="_5f_Paragraphe_5f_Réponse_5f_Pointillés_5f_Grisés">
      <style:text-properties officeooo:paragraph-rsid="011e40bc"/>
    </style:style>
    <style:style style:name="P113" style:family="paragraph" style:parent-style-name="_5f_Paragraphe_5f_Réponse_5f_Pointillés_5f_Grisés">
      <style:text-properties officeooo:paragraph-rsid="011e4699"/>
    </style:style>
    <style:style style:name="P114" style:family="paragraph" style:parent-style-name="_5f_Paragraphe">
      <style:text-properties officeooo:paragraph-rsid="011dd3f6"/>
    </style:style>
    <style:style style:name="P115" style:family="paragraph" style:parent-style-name="_5f_Paragraphe_5f_Réponse_5f_Pointillés_5f_Grisés">
      <style:paragraph-properties fo:break-before="column"/>
      <style:text-properties officeooo:paragraph-rsid="011abb40"/>
    </style:style>
    <style:style style:name="P116" style:family="paragraph" style:parent-style-name="_5f_Paragraphe">
      <style:paragraph-properties fo:break-before="column"/>
    </style:style>
    <style:style style:name="P117" style:family="paragraph" style:parent-style-name="_5f_Paragraphe_5f_Correction">
      <style:text-properties officeooo:paragraph-rsid="011dd3f6"/>
    </style:style>
    <style:style style:name="P118" style:family="paragraph" style:parent-style-name="_5f_Footer_20_page_20_impaire_20__28_D_29_"/>
    <style:style style:name="P11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20" style:family="paragraph" style:parent-style-name="_5f_Footer_20_page_20_paire_20__28_G_29_"/>
    <style:style style:name="P121" style:family="paragraph" style:parent-style-name="_5f_Footer_20_page_20_paire_20__28_G_29_">
      <style:text-properties fo:font-size="9pt" style:font-size-asian="9pt" style:font-size-complex="9pt"/>
    </style:style>
    <style:style style:name="P122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23" style:family="paragraph" style:parent-style-name="_5f_Paragraphe_5f_avec_5f_Num_5f_Question" style:list-style-name="_5f_Numérotation_20_des_20_exercices"/>
    <style:style style:name="P124" style:family="paragraph" style:parent-style-name="_5f_Paragraphe_5f_avec_5f_Num_5f_Question" style:list-style-name="_5f_Numérotation_20_des_20_exercices">
      <style:text-properties officeooo:paragraph-rsid="0119251b"/>
    </style:style>
    <style:style style:name="P125" style:family="paragraph" style:parent-style-name="_5f_Premier_5f_Titre_5f_Exercices_5f_avec_5f_Num_5f_Exo_5f_sans_5f_Titre" style:list-style-name="_5f_Numérotation_20_des_20_exercices" style:master-page-name="_35__5f_3_5f_SERIE_5f_G_5f_GAUCHE_5f_ET_5f_DROITE_5f_2COL">
      <style:paragraph-properties style:page-number="258" fo:break-before="auto" fo:break-after="auto"/>
    </style:style>
    <style:style style:name="P126" style:family="paragraph" style:parent-style-name="_5f_Titre_5f_Exercices_5f_sans_5f_Titre" style:list-style-name="_5f_Numérotation_20_des_20_exercices"/>
    <style:style style:name="P127" style:family="paragraph" style:parent-style-name="_5f_Titre_5f_Exercices_5f_sans_5f_Titre" style:list-style-name="_5f_Numérotation_20_des_20_exercices">
      <style:paragraph-properties fo:break-before="page"/>
    </style:style>
    <style:style style:name="P128" style:family="paragraph" style:parent-style-name="_5f_Titre_5f_Exercices_5f_sans_5f_Titre" style:list-style-name="_5f_Numérotation_20_des_20_exercices">
      <style:paragraph-properties fo:break-before="column"/>
    </style:style>
    <style:style style:name="P12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style:paragraph-properties fo:text-align="center"/>
    </style:style>
    <style:style style:name="P13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d7e12c"/>
    </style:style>
    <style:style style:name="P13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37" style:family="paragraph">
      <loext:graphic-properties draw:fill="solid" draw:fill-color="#7fb241"/>
    </style:style>
    <style:style style:name="P138" style:family="paragraph">
      <loext:graphic-properties draw:fill="solid" draw:fill-color="#1ca2b8"/>
    </style:style>
    <style:style style:name="P13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P1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d62e4e"/>
    </style:style>
    <style:style style:name="P142" style:family="paragraph">
      <style:paragraph-properties fo:margin-left="0cm" fo:margin-right="0cm" fo:margin-top="0cm" fo:margin-bottom="0cm" fo:line-height="100%" fo:text-indent="0cm" style:writing-mode="lr-tb"/>
    </style:style>
    <style:style style:name="P1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5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c9211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style:paragraph-properties fo:margin-left="0cm" fo:margin-right="0cm" fo:margin-top="0cm" fo:margin-bottom="0cm" fo:line-height="100%" fo:text-indent="0cm"/>
    </style:style>
    <style:style style:name="P1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solid" draw:fill-color="#ff660d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none" draw:fill-color="#ffffff"/>
      <style:paragraph-properties style:writing-mode="lr-tb"/>
      <style:text-properties style:font-name="Bitstream Vera Sans5" fo:font-size="10pt" style:font-size-asian="10pt" style:font-size-complex="10pt"/>
    </style:style>
    <style:style style:name="P1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talante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96b4e2"/>
    </style:style>
    <style:style style:name="T2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5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6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9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0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20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21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2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2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24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25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26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2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2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2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3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3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3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3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34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35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36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3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3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3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4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41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4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43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44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4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46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47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48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5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51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52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5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54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55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5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57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58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5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6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61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6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6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64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65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66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6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68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69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70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7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7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73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4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5" style:family="text">
      <style:text-properties fo:font-variant="small-caps"/>
    </style:style>
    <style:style style:name="T76" style:family="text">
      <style:text-properties fo:font-variant="small-caps" officeooo:rsid="0096b4e2"/>
    </style:style>
    <style:style style:name="T77" style:family="text">
      <style:text-properties fo:font-variant="small-caps" officeooo:rsid="00a847d5"/>
    </style:style>
    <style:style style:name="T7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7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8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8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8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8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8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8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86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87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88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89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90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91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92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93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94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95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96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97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98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99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00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01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02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03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104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105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T106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T107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T108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T109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T110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T111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112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13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14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15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16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17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18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19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20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1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22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23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24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25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26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27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T128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T129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T130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T131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T132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T133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T134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T135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T136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T137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138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139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140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141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142" style:family="text">
      <style:text-properties fo:font-variant="small-caps" fo:color="#9d0f89" loext:opacity="100%" style:font-name="Bitstream Vera Sans" fo:font-size="16pt" fo:font-weight="bold" officeooo:rsid="01a13e78"/>
    </style:style>
    <style:style style:name="T143" style:family="text">
      <style:text-properties fo:font-variant="small-caps" officeooo:rsid="0054f64f"/>
    </style:style>
    <style:style style:name="T144" style:family="text">
      <style:text-properties fo:font-variant="small-caps" officeooo:rsid="007d7a6f"/>
    </style:style>
    <style:style style:name="T145" style:family="text">
      <style:text-properties fo:font-variant="small-caps" officeooo:rsid="00990660"/>
    </style:style>
    <style:style style:name="T146" style:family="text">
      <style:text-properties fo:font-variant="small-caps" officeooo:rsid="00b5d2d1"/>
    </style:style>
    <style:style style:name="T147" style:family="text">
      <style:text-properties fo:font-variant="small-caps" officeooo:rsid="00b6801f"/>
    </style:style>
    <style:style style:name="T148" style:family="text">
      <style:text-properties officeooo:rsid="0032e83a"/>
    </style:style>
    <style:style style:name="T149" style:family="text">
      <style:text-properties officeooo:rsid="002b33ed"/>
    </style:style>
    <style:style style:name="T150" style:family="text">
      <style:text-properties officeooo:rsid="008d016c"/>
    </style:style>
    <style:style style:name="T151" style:family="text">
      <style:text-properties officeooo:rsid="01fe03f2"/>
    </style:style>
    <style:style style:name="T152" style:family="text">
      <style:text-properties officeooo:rsid="010c4d3a"/>
    </style:style>
    <style:style style:name="T153" style:family="text">
      <style:text-properties officeooo:rsid="00b6801f"/>
    </style:style>
    <style:style style:name="T154" style:family="text">
      <style:text-properties fo:font-size="16pt" style:font-size-asian="16pt" style:font-size-complex="16pt"/>
    </style:style>
    <style:style style:name="T155" style:family="text">
      <style:text-properties officeooo:rsid="01f8729d"/>
    </style:style>
    <style:style style:name="T156" style:family="text">
      <style:text-properties officeooo:rsid="01b6dc57"/>
    </style:style>
    <style:style style:name="T157" style:family="text">
      <style:text-properties officeooo:rsid="00b5d2d1"/>
    </style:style>
    <style:style style:name="T158" style:family="text">
      <style:text-properties officeooo:rsid="015f088a"/>
    </style:style>
    <style:style style:name="T159" style:family="text">
      <style:text-properties officeooo:rsid="0160d7ef"/>
    </style:style>
    <style:style style:name="T160" style:family="text">
      <style:text-properties officeooo:rsid="02735980"/>
    </style:style>
    <style:style style:name="T161" style:family="text">
      <style:text-properties officeooo:rsid="02757f12"/>
    </style:style>
    <style:style style:name="T162" style:family="text">
      <style:text-properties officeooo:rsid="0272f9e5"/>
    </style:style>
    <style:style style:name="T163" style:family="text">
      <style:text-properties officeooo:rsid="026ec296"/>
    </style:style>
    <style:style style:name="T164" style:family="text">
      <style:text-properties officeooo:rsid="0268e0aa"/>
    </style:style>
    <style:style style:name="T165" style:family="text">
      <style:text-properties officeooo:rsid="0072f07f"/>
    </style:style>
    <style:style style:name="T166" style:family="text">
      <style:text-properties style:text-position="0% 100%" style:font-name="Times New Roman3" fo:font-style="normal" fo:font-weight="normal" officeooo:rsid="0031d787" style:font-style-asian="normal" style:font-weight-asian="normal" style:font-style-complex="normal" style:font-weight-complex="normal"/>
    </style:style>
    <style:style style:name="T167" style:family="text">
      <style:text-properties style:text-position="0% 100%" officeooo:rsid="0112a85a"/>
    </style:style>
    <style:style style:name="T168" style:family="text">
      <style:text-properties officeooo:rsid="014407b5"/>
    </style:style>
    <style:style style:name="T169" style:family="text">
      <style:text-properties officeooo:rsid="00a59a60"/>
    </style:style>
    <style:style style:name="T170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1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2" style:family="text">
      <style:text-properties officeooo:rsid="005a3fa8"/>
    </style:style>
    <style:style style:name="T173" style:family="text">
      <style:text-properties officeooo:rsid="00415f3a"/>
    </style:style>
    <style:style style:name="T174" style:family="text">
      <style:text-properties officeooo:rsid="00386ebd"/>
    </style:style>
    <style:style style:name="T175" style:family="text">
      <style:text-properties officeooo:rsid="0334a5be"/>
    </style:style>
    <style:style style:name="T176" style:family="text">
      <style:text-properties officeooo:rsid="0315af39"/>
    </style:style>
    <style:style style:name="T177" style:family="text">
      <style:text-properties officeooo:rsid="00a4cf55"/>
    </style:style>
    <style:style style:name="T178" style:family="text">
      <style:text-properties officeooo:rsid="009e3fdd"/>
    </style:style>
    <style:style style:name="T179" style:family="text">
      <style:text-properties officeooo:rsid="00a59037"/>
    </style:style>
    <style:style style:name="T180" style:family="text">
      <style:text-properties style:use-window-font-color="true" loext:opacity="0%" style:font-name="Bitstream Vera Sans" fo:font-size="10pt" fo:font-style="normal" fo:font-weight="normal" officeooo:rsid="0105ab7e"/>
    </style:style>
    <style:style style:name="T181" style:family="text">
      <style:text-properties style:use-window-font-color="true" loext:opacity="0%" style:font-name="Bitstream Vera Sans" fo:font-size="10pt" fo:font-style="normal" fo:font-weight="normal" officeooo:rsid="011fbeca"/>
    </style:style>
    <style:style style:name="T182" style:family="text">
      <style:text-properties style:language-asian="zh" style:country-asian="CN" style:language-complex="hi" style:country-complex="IN"/>
    </style:style>
    <style:style style:name="T183" style:family="text">
      <style:text-properties officeooo:rsid="0119251b" style:language-asian="zh" style:country-asian="CN" style:language-complex="hi" style:country-complex="IN"/>
    </style:style>
    <style:style style:name="T184" style:family="text">
      <style:text-properties officeooo:rsid="0111ccce"/>
    </style:style>
    <style:style style:name="T185" style:family="text">
      <style:text-properties style:text-position="sub 58%"/>
    </style:style>
    <style:style style:name="T186" style:family="text">
      <style:text-properties style:text-position="sub 58%" style:font-name="Atalante1" fo:font-size="10pt" fo:font-style="normal" officeooo:rsid="011c04c2" style:font-size-asian="10pt"/>
    </style:style>
    <style:style style:name="T187" style:family="text">
      <style:text-properties officeooo:rsid="011208ca"/>
    </style:style>
    <style:style style:name="T188" style:family="text">
      <style:text-properties officeooo:rsid="0112a85a"/>
    </style:style>
    <style:style style:name="T189" style:family="text">
      <style:text-properties fo:color="#000000" loext:opacity="100%" style:font-name="Bitstream Vera Sans" fo:font-size="10pt" fo:language="fr" fo:country="FR" officeooo:rsid="0112a85a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0" style:family="text">
      <style:text-properties fo:color="#000000" loext:opacity="100%" style:font-name="Bitstream Vera Sans" fo:font-size="10pt" fo:language="fr" fo:country="FR" officeooo:rsid="0112f9f3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1" style:family="text">
      <style:text-properties fo:color="#000000" loext:opacity="100%" style:font-name="Bitstream Vera Sans" fo:font-size="10pt" fo:language="fr" fo:country="FR" officeooo:rsid="0114d3d6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2" style:family="text">
      <style:text-properties fo:color="#000000" loext:opacity="100%" style:font-name="Bitstream Vera Sans" fo:font-size="10pt" fo:language="fr" fo:country="FR" officeooo:rsid="0116c8c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3" style:family="text">
      <style:text-properties fo:color="#000000" loext:opacity="100%" style:font-name="Bitstream Vera Sans" fo:font-size="10pt" fo:language="fr" fo:country="FR" officeooo:rsid="011abb40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4" style:family="text">
      <style:text-properties fo:color="#000000" loext:opacity="100%" style:font-name="Bitstream Vera Sans" fo:font-size="10pt" fo:language="fr" fo:country="FR" officeooo:rsid="011c04c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5" style:family="text">
      <style:text-properties fo:color="#000000" loext:opacity="100%" style:font-name="Bitstream Vera Sans" fo:font-size="10pt" fo:language="fr" fo:country="FR" officeooo:rsid="011dd3f6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6" style:family="text">
      <style:text-properties fo:color="#000000" loext:opacity="100%" style:font-name="Bitstream Vera Sans" fo:font-size="10pt" fo:language="fr" fo:country="FR" officeooo:rsid="011e40b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7" style:family="text">
      <style:text-properties fo:color="#000000" loext:opacity="100%" style:font-name="Bitstream Vera Sans" fo:font-size="10pt" fo:language="fr" fo:country="FR" officeooo:rsid="011e4699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8" style:family="text">
      <style:text-properties fo:color="#000000" loext:opacity="100%" style:font-name="Bitstream Vera Sans" fo:font-size="10pt" fo:language="fr" fo:country="FR" officeooo:rsid="011fbeca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9" style:family="text">
      <style:text-properties fo:color="#000000" loext:opacity="100%" style:font-name="Bitstream Vera Sans" fo:font-size="10pt" fo:language="fr" fo:country="FR" officeooo:rsid="012248b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0" style:family="text">
      <style:text-properties fo:color="#000000" loext:opacity="100%" style:font-name="Bitstream Vera Sans" fo:font-size="10pt" fo:language="fr" fo:country="FR" officeooo:rsid="012248b4" style:letter-kerning="true" fo:background-color="#ff40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1" style:family="text">
      <style:text-properties fo:color="#000000" loext:opacity="100%" style:font-name="Bitstream Vera Sans" fo:font-size="10pt" fo:language="fr" fo:country="FR" fo:font-style="normal" officeooo:rsid="0119251b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2" style:family="text">
      <style:text-properties fo:color="#000000" loext:opacity="100%" style:font-name="Bitstream Vera Sans" fo:font-size="10pt" fo:language="fr" fo:country="FR" fo:font-style="normal" officeooo:rsid="011abb40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3" style:family="text">
      <style:text-properties fo:color="#000000" loext:opacity="100%" style:font-name="Bitstream Vera Sans" fo:font-size="10pt" fo:language="fr" fo:country="FR" fo:font-style="normal" officeooo:rsid="011c04c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4" style:family="text">
      <style:text-properties fo:color="#000000" loext:opacity="100%" style:font-name="Bitstream Vera Sans" fo:font-size="10pt" fo:language="fr" fo:country="FR" fo:font-style="normal" officeooo:rsid="011e40b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5" style:family="text">
      <style:text-properties fo:color="#000000" loext:opacity="100%" style:font-name="Bitstream Vera Sans" fo:font-size="10pt" fo:language="fr" fo:country="FR" fo:font-style="normal" officeooo:rsid="0123cbb5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6" style:family="text">
      <style:text-properties fo:color="#000000" loext:opacity="100%" style:font-name="Bitstream Vera Sans" fo:font-size="10pt" fo:language="fr" fo:country="FR" fo:font-style="normal" officeooo:rsid="012248b4" style:letter-kerning="true" fo:background-color="#ff40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7" style:family="text">
      <style:text-properties fo:color="#000000" loext:opacity="100%" style:text-position="sub 58%" style:font-name="Bitstream Vera Sans" fo:font-size="10pt" fo:language="fr" fo:country="FR" officeooo:rsid="011e40b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8" style:family="text">
      <style:text-properties fo:color="#000000" loext:opacity="100%" style:text-position="sub 58%" style:font-name="Bitstream Vera Sans" fo:font-size="10pt" fo:language="fr" fo:country="FR" officeooo:rsid="011e4699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9" style:family="text">
      <style:text-properties fo:color="#000000" loext:opacity="100%" fo:background-color="#ff4000" loext:char-shading-value="0"/>
    </style:style>
    <style:style style:name="T210" style:family="text">
      <style:text-properties fo:color="#000000" loext:opacity="100%" officeooo:rsid="01214e48" fo:background-color="#ff4000" loext:char-shading-value="0"/>
    </style:style>
    <style:style style:name="T211" style:family="text">
      <style:text-properties fo:color="#000000" loext:opacity="100%" officeooo:rsid="0114d3d6" fo:background-color="#ff4000" loext:char-shading-value="0"/>
    </style:style>
    <style:style style:name="T212" style:family="text">
      <style:text-properties officeooo:rsid="0112f9f3"/>
    </style:style>
    <style:style style:name="T213" style:family="text">
      <style:text-properties officeooo:rsid="0114d3d6"/>
    </style:style>
    <style:style style:name="T214" style:family="text">
      <style:text-properties officeooo:rsid="0116c8cd"/>
    </style:style>
    <style:style style:name="T215" style:family="text">
      <style:text-properties officeooo:rsid="0119251b"/>
    </style:style>
    <style:style style:name="T216" style:family="text">
      <style:text-properties fo:color="#b3b3b3" loext:opacity="100%" style:font-name="Bitstream Vera Sans4" fo:font-size="10pt" fo:font-style="normal" officeooo:rsid="0119251b" fo:background-color="transparent" loext:char-shading-value="0" style:language-asian="zh" style:country-asian="CN" style:language-complex="hi" style:country-complex="IN"/>
    </style:style>
    <style:style style:name="T217" style:family="text">
      <style:text-properties fo:color="#b3b3b3" loext:opacity="100%" style:font-name="Bitstream Vera Sans4" fo:font-size="10pt" fo:font-style="normal" officeooo:rsid="011e40bc" fo:background-color="transparent" loext:char-shading-value="0"/>
    </style:style>
    <style:style style:name="T218" style:family="text">
      <style:text-properties fo:font-style="normal" officeooo:rsid="0119251b"/>
    </style:style>
    <style:style style:name="T219" style:family="text">
      <style:text-properties fo:font-style="normal" officeooo:rsid="011abb40"/>
    </style:style>
    <style:style style:name="T220" style:family="text">
      <style:text-properties fo:font-style="normal" officeooo:rsid="011c04c2"/>
    </style:style>
    <style:style style:name="T221" style:family="text">
      <style:text-properties fo:font-style="normal" officeooo:rsid="011e40bc"/>
    </style:style>
    <style:style style:name="T222" style:family="text">
      <style:text-properties fo:font-style="normal" officeooo:rsid="011dd3f6"/>
    </style:style>
    <style:style style:name="T223" style:family="text">
      <style:text-properties fo:font-style="normal" officeooo:rsid="012248b4"/>
    </style:style>
    <style:style style:name="T224" style:family="text">
      <style:text-properties officeooo:rsid="011abb40"/>
    </style:style>
    <style:style style:name="T225" style:family="text">
      <style:text-properties style:font-name="Atalante1" fo:font-size="10pt" fo:font-style="normal" officeooo:rsid="011abb40" style:font-size-asian="10pt"/>
    </style:style>
    <style:style style:name="T226" style:family="text">
      <style:text-properties style:font-name="Atalante1" fo:font-size="10pt" fo:font-style="normal" officeooo:rsid="011c04c2" style:font-size-asian="10pt"/>
    </style:style>
    <style:style style:name="T227" style:family="text">
      <style:text-properties officeooo:rsid="011dd3f6"/>
    </style:style>
    <style:style style:name="T228" style:family="text">
      <style:text-properties officeooo:rsid="011dd3f6" fo:background-color="#ffff00" loext:char-shading-value="0"/>
    </style:style>
    <style:style style:name="T229" style:family="text">
      <style:text-properties officeooo:rsid="011e40bc" fo:background-color="#ffff00" loext:char-shading-value="0"/>
    </style:style>
    <style:style style:name="T230" style:family="text">
      <style:text-properties style:font-name="Times New Roman" fo:font-style="italic" officeooo:rsid="011dd3f6" style:font-style-asian="italic" style:font-style-complex="italic"/>
    </style:style>
    <style:style style:name="T231" style:family="text">
      <style:text-properties officeooo:rsid="011e40bc"/>
    </style:style>
    <style:style style:name="T232" style:family="text">
      <style:text-properties officeooo:rsid="011fbeca"/>
    </style:style>
    <style:style style:name="T233" style:family="text">
      <style:text-properties officeooo:rsid="01214e48"/>
    </style:style>
    <style:style style:name="T234" style:family="text">
      <style:text-properties officeooo:rsid="01214e48" fo:background-color="#ff4000" loext:char-shading-value="0"/>
    </style:style>
    <style:style style:name="T235" style:family="text">
      <style:text-properties officeooo:rsid="01215954" fo:background-color="#ff4000" loext:char-shading-value="0"/>
    </style:style>
    <style:style style:name="T236" style:family="text">
      <style:text-properties officeooo:rsid="01215954"/>
    </style:style>
    <style:style style:name="T237" style:family="text"/>
    <style:style style:name="T238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239" style:family="text"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T240" style:family="text">
      <style:text-properties fo:font-variant="normal" fo:text-transform="none" fo:color="#c9211e" loext:opacity="100%" style:text-outline="false" style:text-line-through-style="none" style:text-line-through-type="none" style:font-name="Bitstream Vera Sans5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Bitstream Vera Sans5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Bitstream Vera Sans5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5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style:font-name="Bitstream Vera Sans5" fo:font-size="10pt" style:font-size-asian="10pt" style:font-size-complex="10pt"/>
    </style:style>
    <style:style style:name="T247" style:family="text">
      <style:text-properties fo:font-variant="normal" fo:text-transform="none" style:use-window-font-color="true" loext:opacity="0%" style:text-outline="false" style:text-line-through-style="none" style:text-line-through-type="none" style:font-name="Atalante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e_20_corrigée">
      <style:graphic-properties style:vertical-pos="from-top" style:horizontal-pos="from-left" style:horizontal-rel="paragraph-content" draw:ole-draw-aspect="1"/>
    </style:style>
    <style:style style:name="fr6" style:family="graphic" style:parent-style-name="Formule_20_corrigée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0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style:run-through="foreground"/>
    </style:style>
    <style:style style:name="gr25" style:family="graphic">
      <style:graphic-properties draw:stroke="solid" svg:stroke-width="0.028cm" svg:stroke-color="#ff3333" draw:marker-start="" draw:marker-start-width="0.203cm" draw:marker-start-center="false" draw:marker-end="" draw:marker-end-width="0.203cm" draw:marker-end-center="false" svg:stroke-opacity="100%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19cm" svg:stroke-color="#ff3333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89cm" fo:min-width="0.2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89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solid" svg:stroke-width="0.049cm" svg:stroke-color="#ff3333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39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41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89cm" fo:min-width="0.26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ff660d" draw:opacity="50%" draw:textarea-horizontal-align="justify" draw:textarea-vertical-align="middle" draw:auto-grow-height="false" fo:min-height="1.471cm" fo:min-width="1.221cm" fo:padding-top="0.15cm" fo:padding-bottom="0.15cm" fo:padding-left="0.275cm" fo:padding-right="0.275cm" draw:shadow="hidden" draw:shadow-offset-x="0.199cm" draw:shadow-offset-y="0.199cm" draw:shadow-color="#808080" draw:shadow-opacity="50%" style:run-through="foreground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9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ff660d" draw:opacity="50%" draw:textarea-horizontal-align="justify" draw:textarea-vertical-align="middle" draw:auto-grow-height="false" fo:min-height="1.194cm" fo:min-width="0.945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4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ff660d" draw:opacity="50%" draw:textarea-horizontal-align="justify" draw:textarea-vertical-align="middle" draw:auto-grow-height="false" fo:min-height="1.448cm" fo:min-width="1.198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42" style:family="graphic">
      <style:graphic-properties draw:stroke="none" svg:stroke-color="#000000" draw:fill="none" draw:fill-color="#ffffff" fo:min-height="0.561cm" style:run-through="foreground"/>
      <style:paragraph-properties style:writing-mode="lr-tb"/>
    </style:style>
    <style:style style:name="gr43" style:family="graphic">
      <style:graphic-properties draw:stroke="solid" svg:stroke-width="0.049cm" svg:stroke-color="#ff6d6d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2.429cm" fo:min-width="2.178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2.431cm" fo:min-width="2.18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5.149cm" fo:min-width="4.898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5.759cm" fo:min-width="5.509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solid" svg:stroke-width="0.049cm" svg:stroke-color="#1ca2b8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1.868cm" fo:min-width="1.619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4.034cm" fo:min-width="3.784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3.895cm" fo:min-width="3.644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.049cm" svg:stroke-color="#7fb241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.049cm" svg:stroke-color="#7fb241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solid" svg:stroke-width="0.049cm" svg:stroke-color="#1ca2b8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.049cm" svg:stroke-color="#ff660d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5" draw:z-index="83" draw:name="Shape3_40" draw:style-name="gr15" draw:text-style-name="P131" svg:x1="7.071cm" svg:y1="1.337cm" svg:x2="21.997cm" svg:y2="1.337cm">
        <text:p/>
      </draw:line>
      <draw:frame text:anchor-type="page" text:anchor-page-number="5" draw:z-index="82" draw:name="Shape2_12" draw:style-name="gr16" draw:text-style-name="P136" svg:width="2.701cm" svg:height="0.715cm" draw:transform="rotate (0.0876155284501153) translate (1.13594444444444cm 1.31233333333333cm)">
        <draw:text-box>
          <text:p text:style-name="P131"><text:span text:style-name="T238">Série 3</text:span></text:p>
        </draw:text-box>
      </draw:frame>
      <draw:frame text:anchor-type="page" text:anchor-page-number="5" draw:z-index="81" draw:name="Shape2_11" draw:style-name="gr17" draw:text-style-name="P139" svg:width="3.918cm" svg:height="1.031cm" draw:transform="rotate (0.0876155284501153) translate (0.137583333333333cm 0.342194444444444cm)">
        <draw:text-box>
          <text:p text:style-name="P131"><text:span text:style-name="T239">Fiche supplémentaire</text:span></text:p>
        </draw:text-box>
      </draw:frame>
      <draw:path text:anchor-type="page" text:anchor-page-number="5" draw:z-index="80" draw:name="Shape1_5" draw:style-name="gr18" draw:text-style-name="P138" svg:width="4.329cm" svg:height="2.24cm" svg:x="0cm" svg:y="0.02cm" svg:viewBox="0 0 4330 2241" svg:d="M0 2241l3984-288c209-15 363-168 345-342l-170-1611h-4159z">
        <text:p/>
      </draw:path>
      <draw:line text:anchor-type="page" text:anchor-page-number="4" draw:z-index="30" draw:name="Shape3_12" draw:style-name="gr15" draw:text-style-name="P131" svg:x1="7.071cm" svg:y1="1.337cm" svg:x2="21.997cm" svg:y2="1.337cm">
        <text:p/>
      </draw:line>
      <draw:line text:anchor-type="page" text:anchor-page-number="3" draw:z-index="29" draw:name="Shape3_0" draw:style-name="gr15" draw:text-style-name="P131" svg:x1="7.071cm" svg:y1="1.337cm" svg:x2="21.997cm" svg:y2="1.337cm">
        <text:p/>
      </draw:line>
      <draw:frame text:anchor-type="page" text:anchor-page-number="4" draw:z-index="28" draw:name="Shape2_10" draw:style-name="gr17" draw:text-style-name="P139" svg:width="3.918cm" svg:height="1.031cm" draw:transform="rotate (0.0876155284501153) translate (0.137583333333333cm 0.342194444444444cm)">
        <draw:text-box>
          <text:p text:style-name="P131"><text:span text:style-name="T239">Fiche supplémentaire</text:span></text:p>
        </draw:text-box>
      </draw:frame>
      <draw:frame text:anchor-type="page" text:anchor-page-number="3" draw:z-index="27" draw:name="Shape2_7" draw:style-name="gr17" draw:text-style-name="P139" svg:width="3.918cm" svg:height="1.031cm" draw:transform="rotate (0.0876155284501153) translate (0.137583333333333cm 0.342194444444444cm)">
        <draw:text-box>
          <text:p text:style-name="P131"><text:span text:style-name="T239">Fiche supplémentaire</text:span></text:p>
        </draw:text-box>
      </draw:frame>
      <draw:frame text:anchor-type="page" text:anchor-page-number="2" draw:z-index="26" draw:name="Shape2_6" draw:style-name="gr17" draw:text-style-name="P139" svg:width="3.918cm" svg:height="1.031cm" draw:transform="rotate (0.0876155284501153) translate (0.137583333333333cm 0.342194444444444cm)">
        <draw:text-box>
          <text:p text:style-name="P131"><text:span text:style-name="T239">Fiche supplémentaire</text:span></text:p>
        </draw:text-box>
      </draw:frame>
      <draw:frame text:anchor-type="page" text:anchor-page-number="1" draw:z-index="25" draw:name="Shape2_1" draw:style-name="gr17" draw:text-style-name="P139" svg:width="3.918cm" svg:height="1.031cm" draw:transform="rotate (0.0876155284501153) translate (0.137583333333333cm 0.342194444444444cm)">
        <draw:text-box>
          <text:p text:style-name="P131"><text:span text:style-name="T239">Fiche supplémentaire</text:span></text:p>
        </draw:text-box>
      </draw:frame>
      <draw:line text:anchor-type="page" text:anchor-page-number="2" draw:z-index="13" draw:name="Shape3_5" draw:style-name="gr15" draw:text-style-name="P131" svg:x1="7.071cm" svg:y1="1.337cm" svg:x2="21.997cm" svg:y2="1.337cm">
        <text:p/>
      </draw:line>
      <draw:line text:anchor-type="page" text:anchor-page-number="2" draw:z-index="12" draw:name="Shape3_4" draw:style-name="gr15" draw:text-style-name="P131" svg:x1="17.307cm" svg:y1="1.337cm" svg:x2="21.997cm" svg:y2="1.337cm">
        <text:p/>
      </draw:line>
      <draw:line text:anchor-type="page" text:anchor-page-number="1" draw:z-index="11" draw:name="Shape3" draw:style-name="gr15" draw:text-style-name="P131" svg:x1="7.054cm" svg:y1="1.349cm" svg:x2="21.998cm" svg:y2="1.337cm">
        <text:p/>
      </draw:line>
      <draw:frame text:anchor-type="page" text:anchor-page-number="4" draw:z-index="10" draw:name="Shape2_3" draw:style-name="gr16" draw:text-style-name="P136" svg:width="2.701cm" svg:height="0.715cm" draw:transform="rotate (0.0876155284501153) translate (1.13594444444444cm 1.31233333333333cm)">
        <draw:text-box>
          <text:p text:style-name="P131"><text:span text:style-name="T238">Série 3</text:span></text:p>
        </draw:text-box>
      </draw:frame>
      <draw:frame text:anchor-type="page" text:anchor-page-number="2" draw:z-index="9" draw:name="Shape2_4" draw:style-name="gr16" draw:text-style-name="P136" svg:width="2.701cm" svg:height="0.715cm" draw:transform="rotate (0.0876155284501153) translate (1.13594444444444cm 1.38288888888889cm)">
        <draw:text-box>
          <text:p text:style-name="P131"><text:span text:style-name="T238">Série 3</text:span></text:p>
        </draw:text-box>
      </draw:frame>
      <draw:frame text:anchor-type="page" text:anchor-page-number="1" draw:z-index="8" draw:name="Shape2_2" draw:style-name="gr16" draw:text-style-name="P136" svg:width="2.701cm" svg:height="0.715cm" draw:transform="rotate (0.0876155284501153) translate (1.13594444444444cm 1.38288888888889cm)">
        <draw:text-box>
          <text:p text:style-name="P131"><text:span text:style-name="T238">Série 3</text:span></text:p>
        </draw:text-box>
      </draw:frame>
      <draw:path text:anchor-type="page" text:anchor-page-number="1" draw:z-index="7" draw:name="Shape1_3" draw:style-name="gr18" draw:text-style-name="P138" svg:width="4.329cm" svg:height="2.24cm" svg:x="0cm" svg:y="0.02cm" svg:viewBox="0 0 4330 2241" svg:d="M0 2241l3984-288c209-15 363-168 345-342l-170-1611h-4159z">
        <text:p/>
      </draw:path>
      <draw:path text:anchor-type="page" text:anchor-page-number="4" draw:z-index="6" draw:name="Shape1_2" draw:style-name="gr18" draw:text-style-name="P138" svg:width="4.329cm" svg:height="2.24cm" svg:x="0cm" svg:y="0.02cm" svg:viewBox="0 0 4330 2241" svg:d="M0 2241l3984-288c209-15 363-168 345-342l-170-1611h-4159z">
        <text:p/>
      </draw:path>
      <draw:frame text:anchor-type="page" text:anchor-page-number="3" draw:z-index="5" draw:name="Shape2_8" draw:style-name="gr16" draw:text-style-name="P136" svg:width="2.701cm" svg:height="0.715cm" draw:transform="rotate (0.0876155284501153) translate (1.13594444444444cm 1.31233333333333cm)">
        <draw:text-box>
          <text:p text:style-name="P131"><text:span text:style-name="T238">Série 3</text:span></text:p>
        </draw:text-box>
      </draw:frame>
      <draw:path text:anchor-type="page" text:anchor-page-number="3" draw:z-index="4" draw:name="Shape1_0" draw:style-name="gr18" draw:text-style-name="P138" svg:width="4.329cm" svg:height="2.24cm" svg:x="0cm" svg:y="0.02cm" svg:viewBox="0 0 4330 2241" svg:d="M0 2241l3984-288c209-15 363-168 345-342l-170-1611h-4159z">
        <text:p/>
      </draw:path>
      <draw:frame text:anchor-type="page" text:anchor-page-number="4" draw:z-index="3" draw:name="Shape2_5" draw:style-name="gr16" draw:text-style-name="P136" svg:width="2.701cm" svg:height="0.715cm" draw:transform="rotate (0.0876155284501153) translate (1.13594444444444cm 0.936625cm)">
        <draw:text-box>
          <text:p text:style-name="P131"><text:span text:style-name="T238">Série </text:span></text:p>
        </draw:text-box>
      </draw:frame>
      <draw:frame text:anchor-type="page" text:anchor-page-number="3" draw:z-index="2" draw:name="Shape2_0" draw:style-name="gr16" draw:text-style-name="P136" svg:width="2.701cm" svg:height="0.715cm" draw:transform="rotate (0.0876155284501153) translate (1.13594444444444cm 0.936625cm)">
        <draw:text-box>
          <text:p text:style-name="P131"><text:span text:style-name="T238">Série</text:span></text:p>
        </draw:text-box>
      </draw:frame>
      <draw:frame text:anchor-type="page" text:anchor-page-number="4" draw:z-index="1" draw:name="Shape2_9" draw:style-name="gr16" draw:text-style-name="P136" svg:width="2.701cm" svg:height="0.715cm" draw:transform="rotate (0.0876155284501153) translate (1.13594444444444cm 1.38288888888889cm)">
        <draw:text-box>
          <text:p text:style-name="P131"><text:span text:style-name="T238">Série 1</text:span></text:p>
        </draw:text-box>
      </draw:frame>
      <draw:path text:anchor-type="page" text:anchor-page-number="2" draw:z-index="0" draw:name="Shape1" draw:style-name="gr18" draw:text-style-name="P138" svg:width="4.329cm" svg:height="2.24cm" svg:x="0cm" svg:y="0.02cm" svg:viewBox="0 0 4330 2241" svg:d="M0 2241l3984-288c209-15 363-168 345-342l-170-1611h-4159z">
        <text:p/>
      </draw:path>
      <text:list xml:id="list380268285" text:style-name="_5f_Numérotation_20_des_20_exercices">
        <text:list-item text:start-value="1">
          <text:h text:style-name="P125" text:outline-level="1" text:restart-numbering="true" text:start-value="1"><text:span text:style-name="_5f_Caractères">Écris un programme de construction qui per­met d'obtenir la figure suivante.</text:span></text:h>
        </text:list-item>
      </text:list>
      <text:h text:style-name="_5f_Paragraphe" text:outline-level="1"><draw:g text:anchor-type="paragraph" draw:z-index="14" draw:name="Shape14" draw:style-name="gr22"><draw:line draw:style-name="gr51" draw:text-style-name="P147" svg:x1="1.751cm" svg:y1="3.844cm" svg:x2="6.391cm" svg:y2="0.469cm"><text:p/></draw:line><draw:line draw:style-name="gr59" draw:text-style-name="P147" svg:x1="4.643cm" svg:y1="-0.074cm" svg:x2="8.078cm" svg:y2="4.627cm"><text:p/></draw:line><draw:line draw:style-name="gr55" draw:text-style-name="P147" svg:x1="0.063cm" svg:y1="3.118cm" svg:x2="8.862cm" svg:y2="3.118cm"><text:p/></draw:line><draw:line draw:style-name="gr33" draw:text-style-name="P147" svg:x1="5.367cm" svg:y1="1.19cm" svg:x2="5.488cm" svg:y2="1.371cm"><text:p/></draw:line><draw:line draw:style-name="gr33" draw:text-style-name="P147" svg:x1="5.469cm" svg:y1="1.372cm" svg:x2="5.626cm" svg:y2="1.256cm"><text:p/></draw:line><draw:frame draw:style-name="gr34" draw:text-style-name="P149" svg:width="0.542cm" svg:height="0.664cm" svg:x="4.754cm" svg:y="0.709cm"><draw:text-box><text:p text:style-name="P145"><text:span text:style-name="T243">O</text:span></text:p></draw:text-box></draw:frame><draw:frame draw:style-name="gr34" draw:text-style-name="P149" svg:width="0.542cm" svg:height="0.664cm" svg:x="2.253cm" svg:y="2.457cm"><draw:text-box><text:p text:style-name="P145"><text:span text:style-name="T243">A</text:span></text:p></draw:text-box></draw:frame><draw:frame draw:style-name="gr34" draw:text-style-name="P149" svg:width="0.542cm" svg:height="0.664cm" svg:x="6.91cm" svg:y="2.538cm"><draw:text-box><text:p text:style-name="P145"><text:span text:style-name="T243">B</text:span></text:p></draw:text-box></draw:frame><draw:frame draw:style-name="gr61" draw:text-style-name="P149" svg:width="1.315cm" svg:height="0.675cm" svg:x="5.943cm" svg:y="0.589cm"><draw:text-box><text:p text:style-name="P145"><text:span text:style-name="T243">(d</text:span><text:span text:style-name="T244">2</text:span><text:span text:style-name="T245">)</text:span></text:p></draw:text-box></draw:frame><draw:frame draw:style-name="gr62" draw:text-style-name="P149" svg:width="1.461cm" svg:height="0.696cm" svg:x="8.079cm" svg:y="2.526cm"><draw:text-box><text:p text:style-name="P145"><text:span text:style-name="T243">(d</text:span><text:span text:style-name="T244">3</text:span><text:span text:style-name="T245">)</text:span></text:p></draw:text-box></draw:frame><draw:frame draw:style-name="gr63" draw:text-style-name="P149" svg:width="1.616cm" svg:height="0.743cm" svg:x="6.65cm" svg:y="3.74cm"><draw:text-box><text:p text:style-name="P145"><text:span text:style-name="T243">(d</text:span><text:span text:style-name="T244">1</text:span><text:span text:style-name="T245">)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P103" text:outline-level="1"/>
      <text:p text:style-name="P104"><text:span text:style-name="_5f_Caractères_5f_correction">Trace une droite (d</text:span><text:span text:style-name="_5f_Caractères_5f_correction"><text:span text:style-name="T185">1</text:span></text:span><text:span text:style-name="_5f_Caractères_5f_correction">) et place un point O dessus.</text:span></text:p>
      <text:p text:style-name="P104"><text:span text:style-name="_5f_Caractères_5f_correction">Trace la droite (d</text:span><text:span text:style-name="_5f_Caractères_5f_correction"><text:span text:style-name="T185">2</text:span></text:span><text:span text:style-name="_5f_Caractères_5f_correction">) perpendiculaire à <text:s/>(d</text:span><text:span text:style-name="_5f_Caractères_5f_correction"><text:span text:style-name="T185">1</text:span></text:span><text:span text:style-name="_5f_Caractères_5f_correction">) <text:s/>qui passe par O et place un point A dessus.</text:span></text:p>
      <text:p text:style-name="P104"><text:span text:style-name="_5f_Caractères_5f_correction">Trace une droite (d</text:span><text:span text:style-name="_5f_Caractères_5f_correction"><text:span text:style-name="T185">3</text:span></text:span><text:span text:style-name="_5f_Caractères_5f_correction">) qui pas</text:span><text:span text:style-name="_5f_Caractères_5f_correction"><text:span text:style-name="T184">s</text:span></text:span><text:span text:style-name="_5f_Caractères_5f_correction">e par A et sécante à (d</text:span><text:span text:style-name="_5f_Caractères_5f_correction"><text:span text:style-name="T185">1</text:span></text:span><text:span text:style-name="_5f_Caractères_5f_correction">) en B.</text:span></text:p>
      <text:list xml:id="list231241262721013" text:continue-numbering="true" text:style-name="_5f_Numérotation_20_des_20_exercices">
        <text:list-item>
          <text:h text:style-name="P126" text:outline-level="1"><text:span text:style-name="_5f_Caractères">On donne la figure ci-dessous et les consignes suivantes d’un programme de construction sont données dans le désordre. Remets-les dans l’ordre, pour que le programme soit exécutable.</text:span></text:h>
        </text:list-item>
      </text:list>
      <text:h text:style-name="_5f_Paragraphe" text:outline-level="1"><draw:g text:anchor-type="paragraph" draw:z-index="15" draw:name="Shape15" draw:style-name="gr22"><draw:line draw:style-name="gr51" draw:text-style-name="P147" svg:x1="2.032cm" svg:y1="6.2cm" svg:x2="2.616cm" svg:y2="0.453cm"><text:p/></draw:line><draw:line draw:style-name="gr59" draw:text-style-name="P147" svg:x1="0.951cm" svg:y1="1.255cm" svg:x2="7.538cm" svg:y2="1.931cm"><text:p/></draw:line><draw:line draw:style-name="gr55" draw:text-style-name="P147" svg:x1="5.92cm" svg:y1="5.752cm" svg:x2="6.13cm" svg:y2="3.773cm"><text:p/></draw:line><draw:frame draw:style-name="gr34" draw:text-style-name="P149" svg:width="0.473cm" svg:height="0.664cm" svg:x="5.763cm" svg:y="5.755cm"><draw:text-box><text:p text:style-name="P145"><text:span text:style-name="T243">N</text:span></text:p></draw:text-box></draw:frame><draw:frame draw:style-name="gr34" draw:text-style-name="P149" svg:width="0.473cm" svg:height="0.664cm" svg:x="6.13cm" svg:y="3.413cm"><draw:text-box><text:p text:style-name="P145"><text:span text:style-name="T243">M</text:span></text:p></draw:text-box></draw:frame><draw:line draw:style-name="gr33" draw:text-style-name="P147" svg:x1="1.144cm" svg:y1="0.505cm" svg:x2="7.547cm" svg:y2="4.674cm"><text:p/></draw:line><draw:line draw:style-name="gr55" draw:text-style-name="P147" svg:x1="2.326cm" svg:y1="3.392cm" svg:x2="6.133cm" svg:y2="3.78cm"><text:p/></draw:line><draw:line draw:style-name="gr55" draw:text-style-name="P147" svg:x1="5.921cm" svg:y1="5.755cm" svg:x2="2.326cm" svg:y2="3.392cm"><text:p/></draw:line><draw:line draw:style-name="gr55" draw:text-style-name="P147" svg:x1="5.953cm" svg:y1="3.934cm" svg:x2="5.971cm" svg:y2="3.759cm"><text:p/></draw:line><draw:line draw:style-name="gr55" draw:text-style-name="P147" svg:x1="5.956cm" svg:y1="3.934cm" svg:x2="6.112cm" svg:y2="3.947cm"><text:p/></draw:line><draw:line draw:style-name="gr58" draw:text-style-name="P147" svg:x1="2.615cm" svg:y1="1.555cm" svg:x2="2.626cm" svg:y2="1.434cm"><text:p/></draw:line><draw:line draw:style-name="gr51" draw:text-style-name="P147" svg:x1="2.512cm" svg:y1="1.545cm" svg:x2="2.615cm" svg:y2="1.554cm"><text:p/></draw:line><draw:frame draw:style-name="gr34" draw:text-style-name="P149" svg:width="0.473cm" svg:height="0.664cm" svg:x="1.976cm" svg:y="1.4cm"><draw:text-box><text:p text:style-name="P145"><text:span text:style-name="T243">S</text:span></text:p></draw:text-box></draw:frame><draw:frame draw:style-name="gr34" draw:text-style-name="P149" svg:width="0.475cm" svg:height="0.664cm" svg:x="1.852cm" svg:y="3.106cm"><draw:text-box><text:p text:style-name="P145"><text:span text:style-name="T243">P</text:span></text:p></draw:text-box></draw:frame><draw:frame draw:style-name="gr60" draw:text-style-name="P149" svg:width="1.426cm" svg:height="0.862cm" draw:transform="rotate (-0.104021623418862) translate (3.79059722222222cm 3.04094444444444cm)"><draw:text-box><text:p text:style-name="P145"><text:span text:style-name="T243">7 cm</text:span></text:p></draw:text-box></draw:frame><draw:frame draw:style-name="gr50" draw:text-style-name="P149" svg:width="1.281cm" svg:height="1.075cm" draw:transform="rotate (-0.104894288044859) translate (5.97781944444444cm 4.65313888888889cm)"><draw:text-box><text:p text:style-name="P145"><text:span text:style-name="T243">5 cm</text:span></text:p></draw:text-box></draw:frame><draw:frame draw:style-name="gr60" draw:text-style-name="P149" svg:width="1.292cm" svg:height="0.862cm" svg:x="2.089cm" svg:y="5.177cm"><draw:text-box><text:p text:style-name="P145"><text:span text:style-name="T243">(d</text:span><text:span text:style-name="T244">1</text:span><text:span text:style-name="T245">)</text:span></text:p></draw:text-box></draw:frame><draw:frame draw:style-name="gr60" draw:text-style-name="P149" svg:width="1.31cm" svg:height="0.862cm" svg:x="5.292cm" svg:y="1.256cm"><draw:text-box><text:p text:style-name="P145"><text:span text:style-name="T243">(d</text:span><text:span text:style-name="T244">3</text:span><text:span text:style-name="T245">)</text:span></text:p></draw:text-box></draw:frame><draw:frame draw:style-name="gr60" draw:text-style-name="P149" svg:width="1.311cm" svg:height="0.862cm" svg:x="4.923cm" svg:y="2.635cm"><draw:text-box><text:p text:style-name="P145"><text:span text:style-name="T243">(d</text:span><text:span text:style-name="T244">2</text:span><text:span text:style-name="T245">)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31241257188166" text:continue-numbering="true" text:style-name="_5f_Numérotation_20_des_20_exercices">
        <text:list-item>
          <text:list>
            <text:list-item>
              <text:p text:style-name="P123"><text:span text:style-name="_5f_Caractères"><text:span text:style-name="T182">Trace la droite (</text:span></text:span><text:span text:style-name="T182">d</text:span><text:span text:style-name="_5f_Caractères_5f_indice"><text:span text:style-name="T182">3</text:span></text:span><text:span text:style-name="_5f_Caractères"><text:span text:style-name="T182">) perpendiculaire à (</text:span></text:span><text:span text:style-name="T182">d</text:span><text:span text:style-name="_5f_Caractères_5f_indice"><text:span text:style-name="T182">1</text:span></text:span><text:span text:style-name="_5f_Caractères"><text:span text:style-name="T182">) et pas­sant par S ;</text:span></text:span></text:p>
            </text:list-item>
            <text:list-item>
              <text:p text:style-name="P123"><text:span text:style-name="_5f_Caractères">Trace un triangle MNP, rectangle en M , tel que MP = 7 cm et MN = 5 cm ;</text:span></text:p>
            </text:list-item>
            <text:list-item>
              <text:p text:style-name="P123"><text:span text:style-name="_5f_Caractères"><text:span text:style-name="T182">Trace la droite (</text:span></text:span><text:span text:style-name="T182">d</text:span><text:span text:style-name="_5f_Caractères_5f_indice"><text:span text:style-name="T182">2</text:span></text:span><text:span text:style-name="_5f_Caractères"><text:span text:style-name="T182">) parallèle à la droite (PN) et passant par M ;</text:span></text:span></text:p>
            </text:list-item>
            <text:list-item>
              <text:p text:style-name="P123"><text:span text:style-name="_5f_Caractères"><text:span text:style-name="T182">Nomme S le point d’intersection des droites (</text:span></text:span><text:span text:style-name="T182">d</text:span><text:span text:style-name="_5f_Caractères_5f_indice"><text:span text:style-name="T182">1</text:span></text:span><text:span text:style-name="_5f_Caractères"><text:span text:style-name="T182">) et (</text:span></text:span><text:span text:style-name="T182">d</text:span><text:span text:style-name="_5f_Caractères_5f_indice"><text:span text:style-name="T182">2</text:span></text:span><text:span text:style-name="_5f_Caractères"><text:span text:style-name="T182">) ;</text:span></text:span></text:p>
            </text:list-item>
            <text:list-item>
              <text:p text:style-name="P123"><text:span text:style-name="_5f_Caractères"><text:span text:style-name="T182">Trace la droite (</text:span></text:span><text:span text:style-name="T182">d</text:span><text:span text:style-name="_5f_Caractères_5f_indice"><text:span text:style-name="T182">1</text:span></text:span><text:span text:style-name="_5f_Caractères"><text:span text:style-name="T182">) parallèle à la droite (NM) et passant par P.</text:span></text:span></text:p>
            </text:list-item>
          </text:list>
        </text:list-item>
      </text:list>
      <text:p text:style-name="P105"><text:span text:style-name="_5f_Caractères_5f_correction"><text:span text:style-name="T232">ordre de construction : <text:s text:c="2"/></text:span></text:span><text:span text:style-name="_5f_Caractères_5f_correction"><text:span text:style-name="T187">b. <text:s/>e. <text:s/>c. <text:s/>d. <text:s/>a.</text:span></text:span></text:p>
      <text:list xml:id="list231239321004840" text:continue-numbering="true" text:style-name="_5f_Numérotation_20_des_20_exercices">
        <text:list-item>
          <text:h text:style-name="P126" text:outline-level="1"><draw:g text:anchor-type="paragraph" draw:z-index="16" draw:name="Shape16" draw:style-name="gr22"><draw:frame draw:style-name="gr34" draw:text-style-name="P149" svg:width="0.68cm" svg:height="0.664cm" svg:x="4.226cm" svg:y="4.044cm"><draw:text-box><text:p text:style-name="P145"><text:span text:style-name="T243">C</text:span></text:p></draw:text-box></draw:frame><draw:frame draw:style-name="gr34" draw:text-style-name="P149" svg:width="0.678cm" svg:height="0.664cm" svg:x="7.09cm" svg:y="2.536cm"><draw:text-box><text:p text:style-name="P145"><text:span text:style-name="T243">E</text:span></text:p></draw:text-box></draw:frame><draw:line draw:style-name="gr55" draw:text-style-name="P147" svg:x1="1.284cm" svg:y1="6.588cm" svg:x2="2.262cm" svg:y2="3.884cm"><text:p/></draw:line><draw:line draw:style-name="gr55" draw:text-style-name="P147" svg:x1="7.563cm" svg:y1="5.705cm" svg:x2="2.256cm" svg:y2="3.889cm"><text:p/></draw:line><draw:line draw:style-name="gr55" draw:text-style-name="P147" svg:x1="1.284cm" svg:y1="6.588cm" svg:x2="7.563cm" svg:y2="5.704cm"><text:p/></draw:line><draw:line draw:style-name="gr55" draw:text-style-name="P147" svg:x1="2.397cm" svg:y1="4.199cm" svg:x2="2.484cm" svg:y2="3.959cm"><text:p/></draw:line><draw:line draw:style-name="gr55" draw:text-style-name="P147" svg:x1="2.396cm" svg:y1="4.2cm" svg:x2="2.181cm" svg:y2="4.122cm"><text:p/></draw:line><draw:frame draw:style-name="gr34" draw:text-style-name="P149" svg:width="0.68cm" svg:height="0.664cm" svg:x="1.965cm" svg:y="3.199cm"><draw:text-box><text:p text:style-name="P145"><text:span text:style-name="T243">A</text:span></text:p></draw:text-box></draw:frame><draw:frame draw:style-name="gr34" draw:text-style-name="P149" svg:width="0.678cm" svg:height="0.664cm" svg:x="0.504cm" svg:y="6.283cm"><draw:text-box><text:p text:style-name="P145"><text:span text:style-name="T243">M</text:span></text:p></draw:text-box></draw:frame><draw:frame draw:style-name="gr50" draw:text-style-name="P149" svg:width="1.131cm" svg:height="1.075cm" svg:x="0.509cm" svg:y="3.409cm"><draw:text-box><text:p text:style-name="P145"><text:span text:style-name="T243">(d</text:span><text:span text:style-name="T244">1</text:span><text:span text:style-name="T245">)</text:span></text:p></draw:text-box></draw:frame><draw:frame draw:style-name="gr50" draw:text-style-name="P149" svg:width="1.131cm" svg:height="1.075cm" svg:x="7.618cm" svg:y="6.221cm"><draw:text-box><text:p text:style-name="P145"><text:span text:style-name="T243">(d</text:span><text:span text:style-name="T244">2</text:span><text:span text:style-name="T245">)</text:span></text:p></draw:text-box></draw:frame><draw:line draw:style-name="gr59" draw:text-style-name="P147" svg:x1="0.508cm" svg:y1="4.11cm" svg:x2="9.199cm" svg:y2="2.904cm"><text:p/></draw:line><draw:line draw:style-name="gr59" draw:text-style-name="P147" svg:x1="7.718cm" svg:y1="6.877cm" svg:x2="7.164cm" svg:y2="2.824cm"><text:p/></draw:line><draw:line draw:style-name="gr59" draw:text-style-name="P147" svg:x1="1.284cm" svg:y1="6.595cm" svg:x2="7.207cm" svg:y2="3.197cm"><text:p/></draw:line><draw:line draw:style-name="gr59" draw:text-style-name="P147" svg:x1="6.976cm" svg:y1="3.48cm" svg:x2="6.94cm" svg:y2="3.205cm"><text:p/></draw:line><draw:line draw:style-name="gr59" draw:text-style-name="P147" svg:x1="6.976cm" svg:y1="3.479cm" svg:x2="7.241cm" svg:y2="3.429cm"><text:p/></draw:line><draw:frame draw:style-name="gr34" draw:text-style-name="P149" svg:width="0.68cm" svg:height="0.664cm" svg:x="7.542cm" svg:y="5.418cm"><draw:text-box><text:p text:style-name="P145"><text:span text:style-name="T243">S</text:span></text:p></draw:text-box></draw:frame></draw:g><text:span text:style-name="_5f_Caractères"><text:span text:style-name="T182">Benjamin a déjà tracé un triangle MAS rec­tangle en A. Rédige un programme de construction qui va lui permettre de réaliser la figure en orange ci-dessous, sachant que (</text:span></text:span><text:span text:style-name="T182">d</text:span><text:span text:style-name="_5f_Caractères_5f_indice"><text:span text:style-name="T182">1</text:span></text:span><text:span text:style-name="_5f_Caractères"><text:span text:style-name="T182">) et (MS) sont paral­lèles.</text:span></text:span></text:h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P106"><text:span text:style-name="_5f_Caractères_5f_correction">Trace la droite (d</text:span><text:span text:style-name="_5f_Caractères_5f_correction"><text:span text:style-name="T185">1</text:span></text:span><text:span text:style-name="_5f_Caractères_5f_correction">) parallèle à la droite (</text:span><text:span text:style-name="_5f_Caractères_5f_correction"><text:span text:style-name="T188">MS</text:span></text:span><text:span text:style-name="_5f_Caractères_5f_correction">) et passant par </text:span><text:span text:style-name="_5f_Caractères_5f_correction"><text:span text:style-name="T188">A</text:span></text:span><text:span text:style-name="_5f_Caractères_5f_correction">.</text:span></text:p>
      <text:p text:style-name="P106"><text:span text:style-name="_5f_Caractères_5f_correction">Trace la droite (d</text:span><text:span text:style-name="_5f_Caractères_5f_correction"><text:span text:style-name="T185">2</text:span></text:span><text:span text:style-name="_5f_Caractères_5f_correction">) p</text:span><text:span text:style-name="_5f_Caractères_5f_correction"><text:span text:style-name="T189">erpendiculaire</text:span></text:span><text:span text:style-name="_5f_Caractères_5f_correction"> à la droite (d</text:span><text:span text:style-name="_5f_Caractères_5f_correction"><text:span text:style-name="T185">1</text:span></text:span><text:span text:style-name="_5f_Caractères_5f_correction">) et passant par </text:span><text:span text:style-name="_5f_Caractères_5f_correction"><text:span text:style-name="T189">S.</text:span></text:span><text:span text:style-name="_5f_Caractères_5f_correction"><text:span text:style-name="T188"> </text:span></text:span></text:p>
      <text:p text:style-name="P106"><text:span text:style-name="_5f_Caractères_5f_correction">Nomme </text:span><text:span text:style-name="_5f_Caractères_5f_correction"><text:span text:style-name="T189">E</text:span></text:span><text:span text:style-name="_5f_Caractères_5f_correction"> le point d’intersection des droites (d</text:span><text:span text:style-name="_5f_Caractères_5f_correction"><text:span text:style-name="T185">1</text:span></text:span><text:span text:style-name="_5f_Caractères_5f_correction">) et (d</text:span><text:span text:style-name="_5f_Caractères_5f_correction"><text:span text:style-name="T185">2</text:span></text:span><text:span text:style-name="_5f_Caractères_5f_correction"><text:span text:style-name="T167">).</text:span></text:span></text:p>
      <text:p text:style-name="P106"><text:span text:style-name="_5f_Caractères_5f_correction"><text:span text:style-name="T167">Trace le segment [ME], il coupe [AS] en C.</text:span></text:span></text:p>
      <text:p text:style-name="P106"><text:span text:style-name="_5f_Caractères_5f_correction"><text:span text:style-name="T167"/></text:span></text:p>
      <text:list xml:id="list231239750680144" text:continue-numbering="true" text:style-name="_5f_Numérotation_20_des_20_exercices">
        <text:list-item>
          <text:h text:style-name="P127" text:outline-level="1"><text:span text:style-name="_5f_Caractères">Perpendiculaires</text:span></text:h>
          <text:list>
            <text:list-item>
              <text:p text:style-name="P123"><text:span text:style-name="_5f_Caractères">Trace une figure qui respecte les informations et les codages donnés sur la figure ci-dessous.</text:span></text:p>
            </text:list-item>
          </text:list>
        </text:list-item>
      </text:list>
      <text:h text:style-name="_5f_Paragraphe" text:outline-level="1"><draw:g text:anchor-type="paragraph" draw:z-index="17" draw:name="Shape17" draw:style-name="gr22"><draw:frame draw:style-name="gr35" draw:text-style-name="P149" svg:width="0.902cm" svg:height="0.673cm" svg:x="4.338cm" svg:y="4.689cm"><draw:text-box><text:p text:style-name="P145"><text:span text:style-name="T243">C</text:span></text:p></draw:text-box></draw:frame><draw:line draw:style-name="gr55" draw:text-style-name="P147" svg:x1="4.857cm" svg:y1="4.755cm" svg:x2="4.902cm" svg:y2="0.917cm"><text:p/></draw:line><draw:line draw:style-name="gr56" draw:text-style-name="P147" svg:x1="7.405cm" svg:y1="0.917cm" svg:x2="4.902cm" svg:y2="0.917cm"><text:p/></draw:line><draw:line draw:style-name="gr56" draw:text-style-name="P147" svg:x1="4.864cm" svg:y1="4.753cm" svg:x2="7.445cm" svg:y2="0.904cm"><text:p/></draw:line><draw:frame draw:style-name="gr36" draw:text-style-name="P149" svg:width="0.9cm" svg:height="0.671cm" svg:x="2.838cm" svg:y="3.727cm"><draw:text-box><text:p text:style-name="P145"><text:span text:style-name="T243">E</text:span></text:p></draw:text-box></draw:frame><draw:frame draw:style-name="gr57" draw:text-style-name="P149" svg:width="1.5cm" svg:height="0.701cm" svg:x="0.739cm" svg:y="2.489cm"><draw:text-box><text:p text:style-name="P145"><text:span text:style-name="T243">(d</text:span><text:span text:style-name="T245">)</text:span></text:p></draw:text-box></draw:frame><draw:line draw:style-name="gr51" draw:text-style-name="P147" svg:x1="2.129cm" svg:y1="5.077cm" svg:x2="5.039cm" svg:y2="0.688cm"><text:p/></draw:line><draw:frame draw:style-name="gr35" draw:text-style-name="P149" svg:width="0.902cm" svg:height="0.673cm" svg:x="7.405cm" svg:y="0.471cm"><draw:text-box><text:p text:style-name="P145"><text:span text:style-name="T243">D</text:span></text:p></draw:text-box></draw:frame><draw:line draw:style-name="gr51" draw:text-style-name="P147" svg:x1="5.239cm" svg:y1="5.029cm" svg:x2="0.189cm" svg:y2="1.639cm"><text:p/></draw:line><draw:frame draw:style-name="gr36" draw:text-style-name="P149" svg:width="0.9cm" svg:height="0.671cm" svg:x="4.138cm" svg:y="0.489cm"><draw:text-box><text:p text:style-name="P145"><text:span text:style-name="T243">A</text:span></text:p></draw:text-box></draw:frame><draw:frame draw:style-name="gr57" draw:text-style-name="P149" svg:width="1.5cm" svg:height="0.701cm" svg:x="5.239cm" svg:y="0.189cm"><draw:text-box><text:p text:style-name="P145"><text:span text:style-name="T243">3 cm</text:span></text:p></draw:text-box></draw:frame><draw:frame draw:style-name="gr57" draw:text-style-name="P149" svg:width="1.502cm" svg:height="0.701cm" svg:x="4.738cm" svg:y="2.089cm"><draw:text-box><text:p text:style-name="P145"><text:span text:style-name="T243">4 cm</text:span></text:p></draw:text-box></draw:frame><draw:line draw:style-name="gr58" draw:text-style-name="P147" svg:x1="3.434cm" svg:y1="3.539cm" svg:x2="3.219cm" svg:y2="3.39cm"><text:p/></draw:line><draw:line draw:style-name="gr58" draw:text-style-name="P147" svg:x1="3.433cm" svg:y1="3.54cm" svg:x2="3.302cm" svg:y2="3.729cm"><text:p/></draw:line><draw:line draw:style-name="gr58" draw:text-style-name="P147" svg:x1="4.981cm" svg:y1="4.565cm" svg:x2="4.766cm" svg:y2="4.416cm"><text:p/></draw:line><draw:line draw:style-name="gr58" draw:text-style-name="P147" svg:x1="4.627cm" svg:y1="4.618cm" svg:x2="4.765cm" svg:y2="4.417cm"><text:p/></draw:line><draw:line draw:style-name="gr56" draw:text-style-name="P147" svg:x1="5.141cm" svg:y1="1.171cm" svg:x2="4.902cm" svg:y2="1.171cm"><text:p/></draw:line><draw:line draw:style-name="gr56" draw:text-style-name="P147" svg:x1="5.142cm" svg:y1="1.171cm" svg:x2="5.14cm" svg:y2="0.917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paragraph" draw:z-index="31" draw:name="Forme1" draw:style-name="gr22"><draw:frame draw:style-name="gr23" draw:text-style-name="P143" svg:width="1.5cm" svg:height="0.747cm" svg:x="7.509cm" svg:y="5.212cm"><draw:text-box><text:p text:style-name="P142"><text:span text:style-name="T240">(d</text:span><text:span text:style-name="T241">)</text:span></text:p></draw:text-box></draw:frame><draw:g draw:style-name="gr24"><draw:g draw:style-name="gr24"><draw:g draw:style-name="gr24"><draw:line draw:style-name="gr25" draw:text-style-name="P144" svg:x1="3.491cm" svg:y1="3.39cm" svg:x2="2.555cm" svg:y2="6.24cm"><text:p/></draw:line><draw:line draw:style-name="gr25" draw:text-style-name="P144" svg:x1="2.555cm" svg:y1="6.239cm" svg:x2="7.291cm" svg:y2="4.637cm"><text:p/></draw:line><draw:line draw:style-name="gr25" draw:text-style-name="P144" svg:x1="7.293cm" svg:y1="4.638cm" svg:x2="3.493cm" svg:y2="3.39cm"><text:p/></draw:line></draw:g><draw:g draw:style-name="gr24"><draw:line draw:style-name="gr26" draw:text-style-name="P144" svg:x1="3.679cm" svg:y1="3.45cm" svg:x2="3.62cm" svg:y2="3.641cm"><text:p/></draw:line><draw:line draw:style-name="gr26" draw:text-style-name="P144" svg:x1="3.429cm" svg:y1="3.584cm" svg:x2="3.62cm" svg:y2="3.643cm"><text:p/></draw:line></draw:g></draw:g><draw:frame draw:style-name="gr27" draw:text-style-name="P146" svg:width="0.787cm" svg:height="0.74cm" svg:x="7.352cm" svg:y="4.255cm"><draw:text-box><text:p text:style-name="P145"><text:span text:style-name="T242">C</text:span></text:p></draw:text-box></draw:frame><draw:frame draw:style-name="gr28" draw:text-style-name="P146" svg:width="0.81cm" svg:height="0.74cm" svg:x="1.819cm" svg:y="5.987cm"><draw:text-box><text:p text:style-name="P145"><text:span text:style-name="T242">D</text:span></text:p></draw:text-box></draw:frame><draw:frame draw:style-name="gr28" draw:text-style-name="P146" svg:width="0.81cm" svg:height="0.74cm" svg:x="3.038cm" svg:y="2.657cm"><draw:text-box><text:p text:style-name="P145"><text:span text:style-name="T242">A</text:span></text:p></draw:text-box></draw:frame><draw:line draw:style-name="gr29" draw:text-style-name="P147" svg:x1="5.79cm" svg:y1="0.457cm" svg:x2="7.746cm" svg:y2="5.999cm"><text:p/></draw:line><draw:custom-shape draw:style-name="gr30" draw:text-style-name="P148" svg:width="0.32cm" svg:height="0.318cm" draw:transform="skewX (0.00558505360638181) rotate (0.344527994343681) translate (6.99205555555556cm 4.73075cm)"><text:p/><draw:enhanced-geometry svg:viewBox="0 0 21600 21600" draw:mirror-horizontal="false" draw:mirror-vertical="false" draw:type="rectangle" draw:enhanced-path="M 0 0 L 21600 0 21600 21600 0 21600 0 0 Z N"/></draw:custom-shape><draw:line draw:style-name="gr29" draw:text-style-name="P147" svg:x1="8.049cm" svg:y1="1.732cm" svg:x2="2.526cm" svg:y2="3.742cm"><text:p/></draw:line><draw:custom-shape draw:style-name="gr31" draw:text-style-name="P148" svg:width="0.32cm" svg:height="0.32cm" draw:transform="rotate (0.337372144410504) translate (6.16302777777778cm 2.428875cm)"><text:p/><draw:enhanced-geometry svg:viewBox="0 0 21600 21600" draw:mirror-horizontal="false" draw:mirror-vertical="false" draw:type="rectangle" draw:enhanced-path="M 0 0 L 21600 0 21600 21600 0 21600 0 0 Z N"/></draw:custom-shape><draw:frame draw:style-name="gr32" draw:text-style-name="P146" svg:width="0.768cm" svg:height="0.74cm" svg:x="6.486cm" svg:y="2.082cm"><draw:text-box><text:p text:style-name="P145"><text:span text:style-name="T242">E</text:span></text:p></draw:text-box></draw:frame></draw:g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31240368449353" text:continue-numbering="true" text:style-name="_5f_Numérotation_20_des_20_exercices">
        <text:list-item>
          <text:list>
            <text:list-item>
              <text:p text:style-name="P123"><text:span text:style-name="_5f_Caractères">Rédige un programme de construction de cette figure.</text:span></text:p>
            </text:list-item>
          </text:list>
        </text:list-item>
      </text:list>
      <text:p text:style-name="P107"><text:span text:style-name="_5f_Caractères_5f_correction">– <text:s/>Trace un triangle </text:span><text:span text:style-name="_5f_Caractères_5f_correction"><text:span text:style-name="T212">ADC </text:span></text:span><text:span text:style-name="_5f_Caractères_5f_correction">, rectangle en </text:span><text:span text:style-name="_5f_Caractères_5f_correction"><text:span text:style-name="T190">A</text:span></text:span><text:span text:style-name="_5f_Caractères_5f_correction"> , </text:span></text:p>
      <text:p text:style-name="P107"><text:span text:style-name="_5f_Caractères_5f_correction">tel que </text:span><text:span text:style-name="_5f_Caractères_5f_correction"><text:span text:style-name="T190">AD</text:span></text:span><text:span text:style-name="_5f_Caractères_5f_correction"> = </text:span><text:span text:style-name="_5f_Caractères_5f_correction"><text:span text:style-name="T190">3</text:span></text:span><text:span text:style-name="_5f_Caractères_5f_correction"> cm et </text:span><text:span text:style-name="_5f_Caractères_5f_correction"><text:span text:style-name="T190">AC</text:span></text:span><text:span text:style-name="_5f_Caractères_5f_correction"> = </text:span><text:span text:style-name="_5f_Caractères_5f_correction"><text:span text:style-name="T190">4</text:span></text:span><text:span text:style-name="_5f_Caractères_5f_correction"> cm.</text:span></text:p>
      <text:p text:style-name="P108"><text:span text:style-name="_5f_Caractères_5f_correction">– <text:s/>Trace la droite (d) perpendiculaire à (</text:span><text:span text:style-name="_5f_Caractères_5f_correction"><text:span text:style-name="T233">D</text:span></text:span><text:span text:style-name="_5f_Caractères_5f_correction"><text:span text:style-name="T213">C</text:span></text:span><text:span text:style-name="_5f_Caractères_5f_correction">) et pas­sant par </text:span><text:span text:style-name="_5f_Caractères_5f_correction"><text:span text:style-name="T233">C</text:span></text:span><text:span text:style-name="_5f_Caractères_5f_correction">.</text:span></text:p>
      <text:p text:style-name="P108"><text:span text:style-name="_5f_Caractères_5f_correction">– <text:s/>Trace la droite perpendiculaire</text:span><text:span text:style-name="_5f_Caractères_5f_correction"><text:span text:style-name="T213"> </text:span></text:span><text:span text:style-name="_5f_Caractères_5f_correction">à (</text:span><text:span text:style-name="_5f_Caractères_5f_correction"><text:span text:style-name="T191">d</text:span></text:span><text:span text:style-name="_5f_Caractères_5f_correction">) et pas­sant par </text:span><text:span text:style-name="_5f_Caractères_5f_correction"><text:span text:style-name="T191">A</text:span></text:span><text:span text:style-name="_5f_Caractères_5f_correction">. </text:span><text:span text:style-name="_5f_Caractères_5f_correction"><text:span text:style-name="T213">Elle coupe <text:s/>(d) en E. </text:span></text:span></text:p>
      <text:h text:style-name="_5f_Paragraphe" text:outline-level="1"/>
      <text:list xml:id="list231240294247520" text:continue-numbering="true" text:style-name="_5f_Numérotation_20_des_20_exercices">
        <text:list-item>
          <text:h text:style-name="P128" text:outline-level="1"><text:span text:style-name="_5f_Caractères">A l’aide des mots suivants, rédige un pro­gramme de construction de la figure ci-dessous ; sachant que CE = </text:span><text:span text:style-name="_5f_Caractères"><text:span text:style-name="T181">7 </text:span></text:span><text:span text:style-name="_5f_Caractères">cm et AB = </text:span><text:span text:style-name="_5f_Caractères"><text:span text:style-name="T181">6</text:span></text:span><text:span text:style-name="_5f_Caractères"> cm.</text:span></text:h>
        </text:list-item>
      </text:list>
      <text:h text:style-name="_5f_Paragraphe" text:outline-level="1"><text:span text:style-name="_5f_Caractères"><text:span text:style-name="T182">trace ; diamètre ; cercle ; médiatrice ; place ; point ; segment ; milieu ; longueur.</text:span></text:span></text:h>
      <text:h text:style-name="_5f_Paragraphe" text:outline-level="1"><draw:g text:anchor-type="paragraph" draw:z-index="18" draw:name="Shape18" draw:style-name="gr22"><draw:frame draw:style-name="gr36" draw:text-style-name="P149" svg:width="0.9cm" svg:height="0.671cm" svg:x="2.6cm" svg:y="4.501cm"><draw:text-box><text:p text:style-name="P145"><text:span text:style-name="T243">D</text:span></text:p></draw:text-box></draw:frame><draw:line draw:style-name="gr51" draw:text-style-name="P147" svg:x1="0.95cm" svg:y1="7.363cm" svg:x2="5.609cm" svg:y2="0.441cm"><text:p/></draw:line><draw:line draw:style-name="gr51" draw:text-style-name="P147" svg:x1="5.8cm" svg:y1="6.412cm" svg:x2="0cm" svg:y2="2.512cm"><text:p/></draw:line><draw:frame draw:style-name="gr36" draw:text-style-name="P149" svg:width="0.9cm" svg:height="0.671cm" svg:x="4.8cm" svg:y="0.201cm"><draw:text-box><text:p text:style-name="P145"><text:span text:style-name="T243">C</text:span></text:p></draw:text-box></draw:frame><draw:line draw:style-name="gr51" draw:text-style-name="P147" svg:x1="5.8cm" svg:y1="6.412cm" svg:x2="0cm" svg:y2="2.512cm"><text:p/></draw:line><draw:line draw:style-name="gr51" draw:text-style-name="P147" svg:x1="3.745cm" svg:y1="3.388cm" svg:x2="3.6cm" svg:y2="3.263cm"><text:p/></draw:line><draw:custom-shape draw:style-name="gr54" draw:text-style-name="P147" svg:width="5.931cm" svg:height="5.931cm" svg:x="0.635cm" svg:y="0.3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4" draw:text-style-name="P149" svg:width="0.9cm" svg:height="0.664cm" svg:x="4.71cm" svg:y="6.025cm"><draw:text-box><text:p text:style-name="P145"><text:span text:style-name="T243">B</text:span></text:p></draw:text-box></draw:frame><draw:line draw:style-name="gr51" draw:text-style-name="P147" svg:x1="0.951cm" svg:y1="7.363cm" svg:x2="5.61cm" svg:y2="0.441cm"><text:p/></draw:line><draw:frame draw:style-name="gr35" draw:text-style-name="P149" svg:width="0.9cm" svg:height="0.673cm" svg:x="0cm" svg:y="2.762cm"><draw:text-box><text:p text:style-name="P145"><text:span text:style-name="T243">A</text:span></text:p></draw:text-box></draw:frame><draw:frame draw:style-name="gr35" draw:text-style-name="P149" svg:width="0.9cm" svg:height="0.673cm" svg:x="3.5cm" svg:y="3.163cm"><draw:text-box><text:p text:style-name="P145"><text:span text:style-name="T243">O</text:span></text:p></draw:text-box></draw:frame><draw:frame draw:style-name="gr35" draw:text-style-name="P149" svg:width="0.9cm" svg:height="0.673cm" svg:x="1.199cm" svg:y="5.6cm"><draw:text-box><text:p text:style-name="P145"><text:span text:style-name="T243">E</text:span></text:p></draw:text-box></draw:frame><draw:line draw:style-name="gr33" draw:text-style-name="P147" svg:x1="1.7cm" svg:y1="3.461cm" svg:x2="1.5cm" svg:y2="3.661cm"><text:p/></draw:line><draw:line draw:style-name="gr33" draw:text-style-name="P147" svg:x1="1.8cm" svg:y1="3.563cm" svg:x2="1.6cm" svg:y2="3.763cm"><text:p/></draw:line><draw:line draw:style-name="gr33" draw:text-style-name="P147" svg:x1="1.9cm" svg:y1="3.663cm" svg:x2="1.7cm" svg:y2="3.863cm"><text:p/></draw:line><draw:line draw:style-name="gr33" draw:text-style-name="P147" svg:x1="4.1cm" svg:y1="5.063cm" svg:x2="3.9cm" svg:y2="5.263cm"><text:p/></draw:line><draw:line draw:style-name="gr33" draw:text-style-name="P147" svg:x1="4.2cm" svg:y1="5.163cm" svg:x2="4cm" svg:y2="5.363cm"><text:p/></draw:line><draw:line draw:style-name="gr33" draw:text-style-name="P147" svg:x1="4.3cm" svg:y1="5.263cm" svg:x2="4.1cm" svg:y2="5.463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P109"><text:span text:style-name="_5f_Caractères_5f_correction"><text:span text:style-name="T192"/></text:span></text:p>
      <text:p text:style-name="P109"><text:span text:style-name="_5f_Caractères_5f_correction"><text:span text:style-name="T214">Trace un segment [AB] de longueur </text:span></text:span><text:span text:style-name="_5f_Caractères_5f_correction"><text:span text:style-name="T198">6</text:span></text:span><text:span text:style-name="_5f_Caractères_5f_correction"><text:span text:style-name="T214"> cm.<text:line-break/>Place son milieu D.<text:line-break/>Trace la médiatrice de [AB].<text:line-break/>Place le point O tel que OA = OB = 3,</text:span></text:span><text:span text:style-name="_5f_Caractères_5f_correction"><text:span text:style-name="T232">5</text:span></text:span><text:span text:style-name="_5f_Caractères_5f_correction"><text:span text:style-name="T214"> cm.<text:line-break/>Trace le cercle de centre O passant par A et B.<text:line-break/>Nomme [C</text:span></text:span><text:span text:style-name="_5f_Caractères_5f_correction"><text:span text:style-name="T236">E</text:span></text:span><text:span text:style-name="_5f_Caractères_5f_correction"><text:span text:style-name="T214">] le diamètre du cercle porté par </text:span></text:span><text:span text:style-name="_5f_Caractères_5f_correction"><text:span text:style-name="T232">la médiatrice <text:s/></text:span></text:span><text:span text:style-name="_5f_Caractères_5f_correction"><text:span text:style-name="T214">(OD). </text:span></text:span></text:p>
      <text:p text:style-name="P109"><text:span text:style-name="_5f_Caractères_5f_correction"><text:span text:style-name="T192"/></text:span></text:p>
      <text:p text:style-name="P109"><text:span text:style-name="_5f_Caractères_5f_correction"><text:span text:style-name="T192"/></text:span></text:p>
      <text:p text:style-name="P109"><text:span text:style-name="_5f_Caractères_5f_correction"><text:span text:style-name="T192"/></text:span></text:p>
      <text:p text:style-name="P109"><text:span text:style-name="_5f_Caractères_5f_correction"><text:span text:style-name="T192"/></text:span></text:p>
      <text:p text:style-name="P109"><text:span text:style-name="_5f_Caractères_5f_correction"><text:span text:style-name="T192"/></text:span></text:p>
      <text:p text:style-name="P109"><text:span text:style-name="_5f_Caractères_5f_correction"><text:span text:style-name="T192"/></text:span></text:p>
      <text:p text:style-name="P109"><text:span text:style-name="_5f_Caractères_5f_correction"><text:span text:style-name="T192"/></text:span></text:p>
      <text:p text:style-name="P109"><text:span text:style-name="_5f_Caractères_5f_correction"><text:span text:style-name="T192"/></text:span></text:p>
      <text:p text:style-name="P109"><text:span text:style-name="_5f_Caractères_5f_correction"><text:span text:style-name="T192"/></text:span></text:p>
      <text:p text:style-name="P109"><text:span text:style-name="_5f_Caractères_5f_correction"><text:span text:style-name="T192"/></text:span></text:p>
      <text:p text:style-name="P109"><text:span text:style-name="_5f_Caractères_5f_correction"><text:span text:style-name="T192"/></text:span></text:p>
      <text:list xml:id="list231239557648911" text:continue-numbering="true" text:style-name="_5f_Numérotation_20_des_20_exercices">
        <text:list-item>
          <text:h text:style-name="P126" text:outline-level="1"><text:soft-page-break/><text:span text:style-name="_5f_Caractères">À partir de la figure </text:span><text:span text:style-name="_5f_Caractères"><text:span text:style-name="T180">ci-dessous</text:span></text:span><text:span text:style-name="_5f_Caractères">, complète le programme de construction :</text:span></text:h>
        </text:list-item>
      </text:list>
      <text:list xml:id="list815271492" text:style-name="_5f_Numérotation_20_des_20_exercices">
        <text:list-item>
          <text:list>
            <text:list-item>
              <text:p text:style-name="P123"><text:span text:style-name="_5f_Caractères">Trace un segment </text:span><text:span text:style-name="_5f_Caractères_5f_correction"><text:span text:style-name="T218">[EG]</text:span></text:span><text:span text:style-name="_5f_pointillés_20_gris"><text:span text:style-name="T215"> </text:span></text:span><text:span text:style-name="_5f_Caractères">de </text:span><text:span text:style-name="_5f_Caractères_5f_correction"><text:span text:style-name="T218">7 cm</text:span></text:span><text:span text:style-name="_5f_pointillés_20_gris"> </text:span><text:span text:style-name="_5f_Caractères">;</text:span></text:p>
            </text:list-item>
            <text:list-item>
              <text:p text:style-name="P124"><text:span text:style-name="_5f_Caractères">Place un point</text:span><text:span text:style-name="_5f_pointillés_20_gris"> </text:span><text:span text:style-name="_5f_Caractères_5f_correction"><text:span text:style-name="T215">F</text:span></text:span><text:span text:style-name="_5f_pointillés_20_gris"><text:span text:style-name="T215"> </text:span></text:span><text:span text:style-name="_5f_Caractères">sur </text:span><text:span text:style-name="_5f_Caractères_5f_correction"><text:span text:style-name="T218">[EG] </text:span></text:span><text:span text:style-name="_5f_Caractères">tel que</text:span><text:span text:style-name="_5f_Caractères_5f_correction"> </text:span><text:span text:style-name="_5f_Caractères_5f_correction"><text:span text:style-name="T218">EF = 4 cm</text:span></text:span><text:span text:style-name="_5f_pointillés_20_gris"> </text:span><text:span text:style-name="_5f_Caractères">;</text:span></text:p>
            </text:list-item>
            <text:list-item>
              <text:p text:style-name="P123"><text:span text:style-name="_5f_Caractères"><text:span text:style-name="T182">Trace le cercle (</text:span></text:span><text:span text:style-name="_5f_Caractères_5f_atalante"><text:span text:style-name="T182">c</text:span></text:span><text:span text:style-name="_5f_Caractères_5f_indice"><text:span text:style-name="T182">1</text:span></text:span><text:span text:style-name="_5f_Caractères"><text:span text:style-name="T182">)</text:span></text:span><text:span text:style-name="_5f_Caractères_5f_correction"> </text:span><text:span text:style-name="_5f_Caractères_5f_correction"><text:span text:style-name="T215">de diamètre</text:span></text:span><text:span text:style-name="_5f_pointillés_20_gris"><text:span text:style-name="T183"> </text:span></text:span><text:span text:style-name="_5f_Caractères"><text:span text:style-name="T182">[EF] </text:span></text:span></text:p>
            </text:list-item>
            <text:list-item>
              <text:p text:style-name="P123"><text:span text:style-name="_5f_Caractères"><text:span text:style-name="T182">Trace le cercle (</text:span></text:span><text:span text:style-name="_5f_Caractères_5f_atalante"><text:span text:style-name="T182">c</text:span></text:span><text:span text:style-name="_5f_Caractères_5f_indice"><text:span text:style-name="T182">2</text:span></text:span><text:span text:style-name="_5f_Caractères"><text:span text:style-name="T182">) de </text:span></text:span><text:span text:style-name="_5f_Caractères_5f_correction"><text:span text:style-name="T218">centre G</text:span></text:span><text:span text:style-name="_5f_pointillés_20_gris"><text:span text:style-name="T216"> </text:span></text:span><text:span text:style-name="_5f_Caractères"><text:span text:style-name="T182">et de rayon </text:span></text:span><text:span text:style-name="_5f_Caractères_5f_correction"><text:span text:style-name="T201">FG</text:span></text:span><text:span text:style-name="_5f_pointillés_20_gris"><text:span text:style-name="T182"> </text:span></text:span><text:span text:style-name="_5f_Caractères"><text:span text:style-name="T182">;</text:span></text:span></text:p>
            </text:list-item>
          </text:list>
        </text:list-item>
      </text:list>
      <text:h text:style-name="_5f_Paragraphe" text:outline-level="1"/>
      <text:h text:style-name="_5f_Paragraphe" text:outline-level="1"><draw:g text:anchor-type="paragraph" draw:z-index="19" draw:name="Shape19" draw:style-name="gr22"><draw:line draw:style-name="gr51" draw:text-style-name="P147" svg:x1="-0.27cm" svg:y1="3.235cm" svg:x2="5.86cm" svg:y2="3.235cm"><text:p/></draw:line><draw:custom-shape draw:style-name="gr52" draw:text-style-name="P147" svg:width="3.066cm" svg:height="3.065cm" svg:x="-0.27cm" svg:y="1.7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3" draw:text-style-name="P147" svg:width="6.13cm" svg:height="6.13cm" svg:x="2.796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4" draw:text-style-name="P149" svg:width="0.69cm" svg:height="0.664cm" svg:x="-0.806cm" svg:y="2.773cm"><draw:text-box><text:p text:style-name="P145"><text:span text:style-name="T243">E</text:span></text:p></draw:text-box></draw:frame><draw:frame draw:style-name="gr34" draw:text-style-name="P149" svg:width="0.69cm" svg:height="0.664cm" svg:x="2.796cm" svg:y="2.648cm"><draw:text-box><text:p text:style-name="P145"><text:span text:style-name="T243">F</text:span></text:p></draw:text-box></draw:frame><draw:frame draw:style-name="gr34" draw:text-style-name="P149" svg:width="0.69cm" svg:height="0.664cm" svg:x="5.555cm" svg:y="3.309cm"><draw:text-box><text:p text:style-name="P145"><text:span text:style-name="T243">G</text:span></text:p></draw:text-box></draw:frame><draw:frame draw:style-name="gr50" draw:text-style-name="P152" svg:width="1.325cm" svg:height="1.075cm" svg:x="1.646cm" svg:y="4.535cm"><draw:text-box><text:p text:style-name="P145"><text:span text:style-name="T247">(c</text:span><text:span text:style-name="T244">1</text:span><text:span text:style-name="T245">)</text:span></text:p></draw:text-box></draw:frame><draw:frame draw:style-name="gr50" draw:text-style-name="P152" svg:width="1.227cm" svg:height="1.075cm" svg:x="7.393cm" svg:y="0.168cm"><draw:text-box><text:p text:style-name="P145"><text:span text:style-name="T247">(c</text:span><text:span text:style-name="T244">2</text:span><text:span text:style-name="T245">)</text:span></text:p></draw:text-box></draw:frame><draw:frame draw:style-name="gr50" draw:text-style-name="P149" svg:width="2.65cm" svg:height="1.075cm" svg:x="-0.192cm" svg:y="5.102cm"><draw:text-box><text:p text:style-name="P145"><text:span text:style-name="T243">EG = 7 cm</text:span></text:p></draw:text-box></draw:frame><draw:frame draw:style-name="gr50" draw:text-style-name="P149" svg:width="2.65cm" svg:height="1.075cm" svg:x="-0.192cm" svg:y="5.608cm"><draw:text-box><text:p text:style-name="P145"><text:span text:style-name="T243">EF = 4 cm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31239990808194" text:continue-list="list231239557648911" text:style-name="_5f_Numérotation_20_des_20_exercices">
        <text:list-item>
          <text:h text:style-name="P128" text:outline-level="1"><text:span text:style-name="_5f_Caractères">Rédige un programme de construction pour la figure suivante, en respectant les informations données et les codages, sachant que les points E, O et D sont alignés, ainsi que les points C, O et H.</text:span></text:h>
        </text:list-item>
      </text:list>
      <text:h text:style-name="_5f_Paragraphe" text:outline-level="1"><draw:g text:anchor-type="paragraph" draw:z-index="20" draw:name="Shape20" draw:style-name="gr22"><draw:custom-shape draw:style-name="gr49" draw:text-style-name="P147" svg:width="6.06cm" svg:height="6.06cm" svg:x="0.774cm" svg:y="0.443cm"><text:p/><draw:enhanced-geometry draw:glue-point-type="segments" draw:type="mso-spt100" draw:modifiers="-90 89.882620846388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33" draw:text-style-name="P147" svg:x1="0.695cm" svg:y1="3.47cm" svg:x2="8.953cm" svg:y2="3.47cm"><text:p/></draw:line><draw:line draw:style-name="gr33" draw:text-style-name="P147" svg:x1="3.803cm" svg:y1="3.32cm" svg:x2="3.955cm" svg:y2="3.32cm"><text:p/></draw:line><draw:line draw:style-name="gr33" draw:text-style-name="P147" svg:x1="3.956cm" svg:y1="3.472cm" svg:x2="3.956cm" svg:y2="3.32cm"><text:p/></draw:line><draw:line draw:style-name="gr33" draw:text-style-name="P147" svg:x1="3.879cm" svg:y1="2.108cm" svg:x2="3.727cm" svg:y2="2.108cm"><text:p/></draw:line><draw:line draw:style-name="gr33" draw:text-style-name="P147" svg:x1="3.879cm" svg:y1="2.184cm" svg:x2="3.727cm" svg:y2="2.184cm"><text:p/></draw:line><draw:line draw:style-name="gr33" draw:text-style-name="P147" svg:x1="3.879cm" svg:y1="4.836cm" svg:x2="3.727cm" svg:y2="4.836cm"><text:p/></draw:line><draw:line draw:style-name="gr33" draw:text-style-name="P147" svg:x1="3.879cm" svg:y1="4.911cm" svg:x2="3.727cm" svg:y2="4.911cm"><text:p/></draw:line><draw:frame draw:style-name="gr34" draw:text-style-name="P149" svg:width="0.682cm" svg:height="0.664cm" svg:x="0.243cm" svg:y="3.244cm"><draw:text-box><text:p text:style-name="P145"><text:span text:style-name="T243">E</text:span></text:p></draw:text-box></draw:frame><draw:frame draw:style-name="gr34" draw:text-style-name="P149" svg:width="0.685cm" svg:height="0.664cm" svg:x="3.575cm" svg:y="0.016cm"><draw:text-box><text:p text:style-name="P145"><text:span text:style-name="T243">C</text:span></text:p></draw:text-box></draw:frame><draw:frame draw:style-name="gr34" draw:text-style-name="P149" svg:width="0.682cm" svg:height="0.664cm" svg:x="3.728cm" svg:y="3.426cm"><draw:text-box><text:p text:style-name="P145"><text:span text:style-name="T243">O</text:span></text:p></draw:text-box></draw:frame><draw:frame draw:style-name="gr34" draw:text-style-name="P149" svg:width="0.682cm" svg:height="0.664cm" svg:x="3.653cm" svg:y="6.352cm"><draw:text-box><text:p text:style-name="P145"><text:span text:style-name="T243">H</text:span></text:p></draw:text-box></draw:frame><draw:frame draw:style-name="gr34" draw:text-style-name="P149" svg:width="0.682cm" svg:height="0.664cm" svg:x="8.729cm" svg:y="3.471cm"><draw:text-box><text:p text:style-name="P145"><text:span text:style-name="T243">D</text:span></text:p></draw:text-box></draw:frame><draw:line draw:style-name="gr33" draw:text-style-name="P147" svg:x1="3.803cm" svg:y1="0.442cm" svg:x2="8.955cm" svg:y2="3.472cm"><text:p/></draw:line><draw:line draw:style-name="gr33" draw:text-style-name="P147" svg:x1="2.365cm" svg:y1="3.397cm" svg:x2="2.365cm" svg:y2="3.549cm"><text:p/></draw:line><draw:line draw:style-name="gr33" draw:text-style-name="P147" svg:x1="2.443cm" svg:y1="3.397cm" svg:x2="2.443cm" svg:y2="3.549cm"><text:p/></draw:line><draw:frame draw:style-name="gr50" draw:text-style-name="P149" svg:width="2.798cm" svg:height="1.075cm" svg:x="4.94cm" svg:y="3.872cm"><draw:text-box><text:p text:style-name="P145"><text:span text:style-name="T243">OC = 2,8 cm</text:span></text:p></draw:text-box></draw:frame><draw:frame draw:style-name="gr50" draw:text-style-name="P149" svg:width="3.019cm" svg:height="1.075cm" svg:x="4.94cm" svg:y="4.445cm"><draw:text-box><text:p text:style-name="P145"><text:span text:style-name="T243">OD = 5,2 cm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P110"><text:span text:style-name="_5f_Caractères_5f_correction">Trace u</text:span><text:span text:style-name="_5f_Caractères_5f_correction"><text:span text:style-name="T214">n </text:span></text:span><text:span text:style-name="_5f_Caractères_5f_correction"><text:span text:style-name="T193">segment [CH] de 5,6 cm.</text:span></text:span></text:p>
      <text:p text:style-name="P110"><text:span text:style-name="_5f_Caractères_5f_correction"><text:span text:style-name="T193">Place le milieu O de [CH].</text:span></text:span></text:p>
      <text:p text:style-name="P110"><text:span text:style-name="_5f_Caractères_5f_correction"><text:span text:style-name="T219">Trace un demi-cercle de centre O et de rayon OC.</text:span></text:span></text:p>
      <text:p text:style-name="P110"><text:span text:style-name="_5f_Caractères_5f_correction"><text:span text:style-name="T224">T</text:span></text:span><text:span text:style-name="_5f_Caractères_5f_correction"><text:span text:style-name="T219">race la médiatrice de [CH] , elle coupe le demi-cercle en E</text:span></text:span></text:p>
      <text:p text:style-name="P110"><text:span text:style-name="_5f_Caractères_5f_correction"><text:span text:style-name="T219">Sur cette médiatrice place un point D à 5,2 cm de O </text:span></text:span><text:span text:style-name="_5f_Caractères_5f_correction"><text:span text:style-name="T223">tel que E, O, D soient alignés dans cet ordre</text:span></text:span><text:span text:style-name="_5f_Caractères_5f_correction"><text:span text:style-name="T219">.</text:span></text:span></text:p>
      <text:p text:style-name="P110"><text:span text:style-name="_5f_Caractères_5f_correction"><text:span text:style-name="T219">Trace le segment [CD]. </text:span></text:span></text:p>
      <text:p text:style-name="P110"><text:span text:style-name="_5f_pointillés_20_gris"/></text:p>
      <text:p text:style-name="P115"><text:soft-page-break/><text:span text:style-name="_5f_pointillés_20_gris"/></text:p>
      <text:list xml:id="list231239431009536" text:continue-numbering="true" text:style-name="_5f_Numérotation_20_des_20_exercices">
        <text:list-item>
          <text:h text:style-name="P126" text:outline-level="1"><text:span text:style-name="_5f_Caractères">Anissa a commencé par tracer un segment [AB] de longueur 6 cm.</text:span></text:h>
        </text:list-item>
      </text:list>
      <text:h text:style-name="_5f_Paragraphe" text:outline-level="1"><text:span text:style-name="_5f_Caractères">Rédige un programme de construction, pour com­pléter la rédaction, afin d’achever la figure ci-des­sous.</text:span></text:h>
      <text:h text:style-name="_5f_Paragraphe" text:outline-level="1"><draw:g text:anchor-type="paragraph" draw:z-index="21" draw:name="Shape21" draw:style-name="gr22"><draw:line draw:style-name="gr43" draw:text-style-name="P147" svg:x1="0.537cm" svg:y1="4.498cm" svg:x2="8.207cm" svg:y2="3.731cm"><text:p/></draw:line><draw:custom-shape draw:style-name="gr44" draw:text-style-name="P147" svg:width="3.858cm" svg:height="3.858cm" svg:x="0.519cm" svg:y="2.3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147" svg:width="3.86cm" svg:height="3.86cm" svg:x="4.348cm" svg:y="2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3" draw:text-style-name="P147" svg:x1="2.608cm" svg:y1="4.191cm" svg:x2="2.378cm" svg:y2="4.421cm"><text:p/></draw:line><draw:line draw:style-name="gr33" draw:text-style-name="P147" svg:x1="2.608cm" svg:y1="4.421cm" svg:x2="2.378cm" svg:y2="4.191cm"><text:p/></draw:line><draw:line draw:style-name="gr33" draw:text-style-name="P147" svg:x1="6.443cm" svg:y1="3.808cm" svg:x2="6.213cm" svg:y2="4.038cm"><text:p/></draw:line><draw:line draw:style-name="gr33" draw:text-style-name="P147" svg:x1="6.443cm" svg:y1="4.038cm" svg:x2="6.213cm" svg:y2="3.808cm"><text:p/></draw:line><draw:custom-shape draw:style-name="gr46" draw:text-style-name="P147" svg:width="7.704cm" svg:height="7.704cm" svg:x="0.512cm" svg:y="0.2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4" draw:text-style-name="P149" svg:width="0.69cm" svg:height="0.664cm" svg:x="2.224cm" svg:y="3.683cm"><draw:text-box><text:p text:style-name="P145"><text:span text:style-name="T243">C</text:span></text:p></draw:text-box></draw:frame><draw:frame draw:style-name="gr34" draw:text-style-name="P149" svg:width="0.692cm" svg:height="0.664cm" svg:x="6.135cm" svg:y="3.223cm"><draw:text-box><text:p text:style-name="P145"><text:span text:style-name="T243">D</text:span></text:p></draw:text-box></draw:frame><draw:frame draw:style-name="gr34" draw:text-style-name="P149" svg:width="0.69cm" svg:height="0.664cm" svg:x="4.295cm" svg:y="3.53cm"><draw:text-box><text:p text:style-name="P145"><text:span text:style-name="T243">O</text:span></text:p></draw:text-box></draw:frame><draw:frame draw:style-name="gr34" draw:text-style-name="P149" svg:width="0.692cm" svg:height="0.664cm" svg:x="8.13cm" svg:y="3.27cm"><draw:text-box><text:p text:style-name="P145"><text:span text:style-name="T243">B</text:span></text:p></draw:text-box></draw:frame><draw:frame draw:style-name="gr34" draw:text-style-name="P149" svg:width="0.69cm" svg:height="0.664cm" svg:x="0cm" svg:y="4.267cm"><draw:text-box><text:p text:style-name="P145"><text:span text:style-name="T243">A</text:span></text:p></draw:text-box></draw:frame><draw:frame draw:style-name="gr47" draw:text-style-name="P152" svg:width="0.69cm" svg:height="0.726cm" svg:x="7.594cm" svg:y="5.832cm"><draw:text-box><text:p text:style-name="P145"><text:span text:style-name="T247">c</text:span></text:p></draw:text-box></draw:frame><draw:frame draw:style-name="gr48" draw:text-style-name="P152" svg:width="0.922cm" svg:height="1.033cm" svg:x="5.062cm" svg:y="5.726cm"><draw:text-box><text:p text:style-name="P145"><text:span text:style-name="T247">c</text:span><text:span text:style-name="T244">2</text:span></text:p></draw:text-box></draw:frame><draw:frame draw:style-name="gr48" draw:text-style-name="P152" svg:width="1.255cm" svg:height="1.033cm" svg:x="2.992cm" svg:y="6.031cm"><draw:text-box><text:p text:style-name="P145"><text:span text:style-name="T247">c</text:span><text:span text:style-name="T244">1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P111"><text:span text:style-name="_5f_Caractères_5f_correction"><text:span text:style-name="T193">Place le milieu O de [</text:span></text:span><text:span text:style-name="_5f_Caractères_5f_correction"><text:span text:style-name="T194">AB</text:span></text:span><text:span text:style-name="_5f_Caractères_5f_correction"><text:span text:style-name="T193">].</text:span></text:span></text:p>
      <text:p text:style-name="P111"><text:span text:style-name="_5f_Caractères_5f_correction"><text:span text:style-name="T219">Trace </text:span></text:span><text:span text:style-name="_5f_Caractères_5f_correction"><text:span text:style-name="T203">le </text:span></text:span><text:span text:style-name="_5f_Caractères_5f_correction"><text:span text:style-name="T219">cercle </text:span></text:span><text:span text:style-name="_5f_Caractères_5f_correction"><text:span text:style-name="T220">( </text:span></text:span><text:span text:style-name="_5f_Caractères_5f_correction"><text:span text:style-name="T225">c </text:span></text:span><text:span text:style-name="_5f_Caractères_5f_correction"><text:span text:style-name="T226">)</text:span></text:span><text:span text:style-name="_5f_Caractères_5f_correction"><text:span text:style-name="T225"> </text:span></text:span><text:span text:style-name="_5f_Caractères_5f_correction"><text:span text:style-name="T219">de centre O et de rayon </text:span></text:span><text:span text:style-name="_5f_Caractères_5f_correction"><text:span text:style-name="T203">OA (ou </text:span></text:span><text:span text:style-name="_5f_Caractères_5f_correction"><text:span text:style-name="T205">O</text:span></text:span><text:span text:style-name="_5f_Caractères_5f_correction"><text:span text:style-name="T203">B)</text:span></text:span><text:span text:style-name="_5f_Caractères_5f_correction"><text:span text:style-name="T219">.</text:span></text:span></text:p>
      <text:p text:style-name="P111"><text:span text:style-name="_5f_Caractères_5f_correction"><text:span text:style-name="T202">Place le milieu </text:span></text:span><text:span text:style-name="_5f_Caractères_5f_correction"><text:span text:style-name="T203">C</text:span></text:span><text:span text:style-name="_5f_Caractères_5f_correction"><text:span text:style-name="T202"> de [</text:span></text:span><text:span text:style-name="_5f_Caractères_5f_correction"><text:span text:style-name="T203">AO</text:span></text:span><text:span text:style-name="_5f_Caractères_5f_correction"><text:span text:style-name="T202">].</text:span></text:span></text:p>
      <text:p text:style-name="P111"><text:span text:style-name="_5f_Caractères_5f_correction"><text:span text:style-name="T202">Place le milieu </text:span></text:span><text:span text:style-name="_5f_Caractères_5f_correction"><text:span text:style-name="T203">D </text:span></text:span><text:span text:style-name="_5f_Caractères_5f_correction"><text:span text:style-name="T202">de [</text:span></text:span><text:span text:style-name="_5f_Caractères_5f_correction"><text:span text:style-name="T203">OB</text:span></text:span><text:span text:style-name="_5f_Caractères_5f_correction"><text:span text:style-name="T202">].</text:span></text:span></text:p>
      <text:p text:style-name="P111"><text:span text:style-name="_5f_Caractères_5f_correction"><text:span text:style-name="T219">Trace </text:span></text:span><text:span text:style-name="_5f_Caractères_5f_correction"><text:span text:style-name="T203">le </text:span></text:span><text:span text:style-name="_5f_Caractères_5f_correction"><text:span text:style-name="T219">cercle </text:span></text:span><text:span text:style-name="_5f_Caractères_5f_correction"><text:span text:style-name="T220">( </text:span></text:span><text:span text:style-name="_5f_Caractères_5f_correction"><text:span text:style-name="T225">c</text:span></text:span><text:span text:style-name="_5f_Caractères_5f_correction"><text:span text:style-name="T186">1</text:span></text:span><text:span text:style-name="_5f_Caractères_5f_correction"><text:span text:style-name="T225"> </text:span></text:span><text:span text:style-name="_5f_Caractères_5f_correction"><text:span text:style-name="T226">)</text:span></text:span><text:span text:style-name="_5f_Caractères_5f_correction"><text:span text:style-name="T225"> </text:span></text:span><text:span text:style-name="_5f_Caractères_5f_correction"><text:span text:style-name="T219">de </text:span></text:span><text:span text:style-name="_5f_Caractères_5f_correction"><text:span text:style-name="T203">diamètre [OA]</text:span></text:span><text:span text:style-name="_5f_Caractères_5f_correction"><text:span text:style-name="T219">.</text:span></text:span></text:p>
      <text:p text:style-name="P111"><text:span text:style-name="_5f_Caractères_5f_correction"><text:span text:style-name="T219">Trace </text:span></text:span><text:span text:style-name="_5f_Caractères_5f_correction"><text:span text:style-name="T203">le </text:span></text:span><text:span text:style-name="_5f_Caractères_5f_correction"><text:span text:style-name="T219">cercle </text:span></text:span><text:span text:style-name="_5f_Caractères_5f_correction"><text:span text:style-name="T220">( </text:span></text:span><text:span text:style-name="_5f_Caractères_5f_correction"><text:span text:style-name="T225">c</text:span></text:span><text:span text:style-name="_5f_Caractères_5f_correction"><text:span text:style-name="T186">2</text:span></text:span><text:span text:style-name="_5f_Caractères_5f_correction"><text:span text:style-name="T225"> </text:span></text:span><text:span text:style-name="_5f_Caractères_5f_correction"><text:span text:style-name="T226">) </text:span></text:span><text:span text:style-name="_5f_Caractères_5f_correction"><text:span text:style-name="T219">de </text:span></text:span><text:span text:style-name="_5f_Caractères_5f_correction"><text:span text:style-name="T203">diamètre [OB]</text:span></text:span><text:span text:style-name="_5f_Caractères_5f_correction"><text:span text:style-name="T219">.</text:span></text:span></text:p>
      <text:h text:style-name="_5f_Paragraphe" text:outline-level="1"><text:span text:style-name="_5f_pointillés_20_gris"/></text:h>
      <text:h text:style-name="P116" text:outline-level="1"><text:span text:style-name="_5f_pointillés_20_gris"/></text:h>
      <text:list xml:id="list231241026336230" text:continue-numbering="true" text:style-name="_5f_Numérotation_20_des_20_exercices">
        <text:list-item>
          <text:h text:style-name="P126" text:outline-level="1"><draw:g text:anchor-type="paragraph" draw:z-index="22" draw:name="DrawObject8" draw:style-name="gr22"><draw:g draw:name="Shape22" draw:style-name="gr24"><draw:frame draw:style-name="gr34" draw:text-style-name="P149" svg:width="0.599cm" svg:height="0.664cm" svg:x="1.443cm" svg:y="6.244cm"><draw:text-box><text:p text:style-name="P145"><text:span text:style-name="T243">A</text:span></text:p></draw:text-box></draw:frame><draw:frame draw:style-name="gr34" draw:text-style-name="P149" svg:width="0.597cm" svg:height="0.664cm" svg:x="8.15cm" svg:y="1.093cm"><draw:text-box><text:p text:style-name="P145"><text:span text:style-name="T243">B</text:span></text:p></draw:text-box></draw:frame><draw:frame draw:style-name="gr38" draw:text-style-name="P149" svg:width="1.525cm" svg:height="0.802cm" svg:x="2.629cm" svg:y="5.99cm"><draw:text-box><text:p text:style-name="P145"><text:span text:style-name="T243">40°</text:span></text:p></draw:text-box></draw:frame><draw:frame draw:style-name="gr39" draw:text-style-name="P149" svg:width="1.687cm" svg:height="0.849cm" svg:x="6.899cm" svg:y="2.219cm"><draw:text-box><text:p text:style-name="P145"><text:span text:style-name="T243">35°</text:span></text:p></draw:text-box></draw:frame><draw:g draw:style-name="gr24"><draw:line draw:style-name="gr33" draw:text-style-name="P147" svg:x1="2.042cm" svg:y1="6.632cm" svg:x2="8.15cm" svg:y2="1.52cm"><text:p/></draw:line><draw:line draw:style-name="gr33" draw:text-style-name="P147" svg:x1="6.756cm" svg:y1="6.566cm" svg:x2="8.15cm" svg:y2="1.52cm"><text:p/></draw:line><draw:line draw:style-name="gr33" draw:text-style-name="P147" svg:x1="6.756cm" svg:y1="6.565cm" svg:x2="2.042cm" svg:y2="6.631cm"><text:p/></draw:line><draw:custom-shape draw:style-name="gr40" draw:text-style-name="P150" svg:width="1.475cm" svg:height="1.474cm" svg:x="1.311cm" svg:y="5.902cm"><text:p/><draw:enhanced-geometry draw:glue-point-type="segments" draw:type="mso-spt100" draw:modifiers="-0.817325671963841 -39.4202424996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41" draw:text-style-name="P150" svg:width="1.728cm" svg:height="1.728cm" svg:x="7.287cm" svg:y="0.656cm"><text:p/><draw:enhanced-geometry draw:glue-point-type="segments" draw:type="mso-spt100" draw:modifiers="139.572682271502 106.609090454132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/draw:g><draw:frame draw:name="Shape23" draw:style-name="gr42" draw:text-style-name="P151" svg:width="0.618cm" svg:height="0.562cm" svg:x="6.864cm" svg:y="6.436cm"><draw:text-box><text:p><text:span text:style-name="T246">C</text:span></text:p></draw:text-box></draw:frame></draw:g><text:span text:style-name="_5f_Caractères">Rédige un programme de construction de la figure ci-dessous, sachant que AB = 8 cm.</text:span></text:h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_5f_Paragraphe_5f_Réponse_5f_Pointillés_5f_Grisés"><text:span text:style-name="_5f_pointillés_20_gris"/></text:p>
      <text:h text:style-name="_5f_Paragraphe_5f_Correction" text:outline-level="1"><text:span text:style-name="_5f_pointillés_20_gris"/></text:h>
      <text:h text:style-name="_5f_Paragraphe_5f_Correction" text:outline-level="1"><text:span text:style-name="_5f_Caractères_5f_correction">Trace u</text:span><text:span text:style-name="_5f_Caractères_5f_correction"><text:span text:style-name="T214">n </text:span></text:span><text:span text:style-name="_5f_Caractères_5f_correction"><text:span text:style-name="T193">segment [</text:span></text:span><text:span text:style-name="_5f_Caractères_5f_correction"><text:span text:style-name="T195">AB</text:span></text:span><text:span text:style-name="_5f_Caractères_5f_correction"><text:span text:style-name="T193">] de </text:span></text:span><text:span text:style-name="_5f_Caractères_5f_correction"><text:span text:style-name="T195">8 </text:span></text:span><text:span text:style-name="_5f_Caractères_5f_correction"><text:span text:style-name="T193">cm.</text:span></text:span></text:h>
      <text:h text:style-name="_5f_Paragraphe_5f_Correction" text:outline-level="1"><text:span text:style-name="_5f_Caractères_5f_correction"><text:span text:style-name="T195">Construis un an</text:span></text:span><text:span text:style-name="_5f_Caractères_5f_correction"><text:span text:style-name="T228">gle </text:span></text:span><text:span text:style-name="_5f_Caractères_5f_correction"><text:span text:style-name="T228"><draw:frame draw:style-name="fr6" draw:name="Objet1" text:anchor-type="as-char" svg:width="0.938cm" svg:height="0.515cm" draw:z-index="376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_5f_Caractères_5f_correction"><text:span text:style-name="T228">de 40°.</text:span></text:span></text:h>
      <text:h text:style-name="P117" text:outline-level="1"><text:span text:style-name="_5f_Caractères_5f_correction"><text:span text:style-name="T195">Construis un an</text:span></text:span><text:span text:style-name="_5f_Caractères_5f_correction"><text:span text:style-name="T228">gle </text:span></text:span><text:span text:style-name="_5f_Caractères_5f_correction"><text:span text:style-name="T228"><draw:frame draw:style-name="fr5" draw:name="Objet2" text:anchor-type="as-char" svg:y="-0.423cm" svg:width="0.968cm" svg:height="0.515cm" draw:z-index="377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Caractères_5f_correction"><text:span text:style-name="T228">de </text:span></text:span><text:span text:style-name="_5f_Caractères_5f_correction"><text:span text:style-name="T195">35</text:span></text:span><text:span text:style-name="_5f_Caractères_5f_correction"><text:span text:style-name="T228">°.</text:span></text:span></text:h>
      <text:h text:style-name="P114" text:outline-level="1"><text:span text:style-name="_5f_Caractères_5f_correction"><text:span text:style-name="T227">Les demi-droites [A</text:span></text:span><text:span text:style-name="_5f_Caractères_5f_correction"><text:span text:style-name="T230">x</text:span></text:span><text:span text:style-name="_5f_Caractères_5f_correction"><text:span text:style-name="T227">) et [B</text:span></text:span><text:span text:style-name="_5f_Caractères_5f_correction"><text:span text:style-name="T230">y</text:span></text:span><text:span text:style-name="_5f_Caractères_5f_correction"><text:span text:style-name="T227">) se coupent en C.</text:span></text:span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231240029198493" text:continue-numbering="true" text:style-name="_5f_Numérotation_20_des_20_exercices">
        <text:list-item>
          <text:h text:style-name="P128" text:outline-level="1"><text:soft-page-break/><text:span text:style-name="_5f_Caractères">Rédige un programme de construction de la figure ci-dessous, sachant que MN = 5 cm.</text:span></text:h>
        </text:list-item>
      </text:list>
      <text:h text:style-name="_5f_Paragraphe" text:outline-level="1"><draw:g text:anchor-type="paragraph" draw:z-index="23" draw:name="Shape24" draw:style-name="gr22"><draw:g draw:style-name="gr24"><draw:frame draw:style-name="gr35" draw:text-style-name="P149" svg:width="0.9cm" svg:height="0.673cm" svg:x="7.145cm" svg:y="11.133cm"><draw:text-box><text:p text:style-name="P145"><text:span text:style-name="T243">N</text:span></text:p></draw:text-box></draw:frame><draw:frame draw:style-name="gr36" draw:text-style-name="P149" svg:width="0.9cm" svg:height="0.671cm" svg:x="0.645cm" svg:y="11.096cm"><draw:text-box><text:p text:style-name="P145"><text:span text:style-name="T243">M</text:span></text:p></draw:text-box></draw:frame><draw:frame draw:style-name="gr35" draw:text-style-name="P149" svg:width="0.9cm" svg:height="0.673cm" svg:x="0.645cm" svg:y="5.034cm"><draw:text-box><text:p text:style-name="P145"><text:span text:style-name="T243">P</text:span></text:p></draw:text-box></draw:frame><draw:frame draw:style-name="gr36" draw:text-style-name="P149" svg:width="0.902cm" svg:height="0.671cm" svg:x="7.045cm" svg:y="-0.004cm"><draw:text-box><text:p text:style-name="P145"><text:span text:style-name="T243">S</text:span></text:p></draw:text-box></draw:frame><draw:frame draw:style-name="gr36" draw:text-style-name="P149" svg:width="1.802cm" svg:height="0.671cm" svg:x="1.972cm" svg:y="5.711cm"><draw:text-box><text:p text:style-name="P145"><text:span text:style-name="T243">130°</text:span></text:p></draw:text-box></draw:frame></draw:g><draw:g draw:style-name="gr24"><draw:line draw:style-name="gr33" draw:text-style-name="P147" svg:x1="1.344cm" svg:y1="5.595cm" svg:x2="1.344cm" svg:y2="11.095cm"><text:p/></draw:line><draw:line draw:style-name="gr33" draw:text-style-name="P147" svg:x1="1.545cm" svg:y1="10.795cm" svg:x2="1.545cm" svg:y2="11.095cm"><text:p/></draw:line><draw:line draw:style-name="gr33" draw:text-style-name="P147" svg:x1="1.544cm" svg:y1="10.795cm" svg:x2="1.344cm" svg:y2="10.795cm"><text:p/></draw:line><draw:line draw:style-name="gr33" draw:text-style-name="P147" svg:x1="7.245cm" svg:y1="10.795cm" svg:x2="7.045cm" svg:y2="10.795cm"><text:p/></draw:line><draw:line draw:style-name="gr33" draw:text-style-name="P147" svg:x1="7.045cm" svg:y1="10.795cm" svg:x2="7.045cm" svg:y2="11.095cm"><text:p/></draw:line><draw:line draw:style-name="gr33" draw:text-style-name="P147" svg:x1="4.345cm" svg:y1="10.996cm" svg:x2="4.345cm" svg:y2="11.296cm"><text:p/></draw:line><draw:line draw:style-name="gr33" draw:text-style-name="P147" svg:x1="4.445cm" svg:y1="10.996cm" svg:x2="4.445cm" svg:y2="11.296cm"><text:p/></draw:line><draw:line draw:style-name="gr33" draw:text-style-name="P147" svg:x1="1.443cm" svg:y1="8.494cm" svg:x2="1.143cm" svg:y2="8.494cm"><text:p/></draw:line><draw:line draw:style-name="gr33" draw:text-style-name="P147" svg:x1="1.443cm" svg:y1="8.596cm" svg:x2="1.143cm" svg:y2="8.596cm"><text:p/></draw:line><draw:line draw:style-name="gr33" draw:text-style-name="P147" svg:x1="1.344cm" svg:y1="5.496cm" svg:x2="7.244cm" svg:y2="0.596cm"><text:p/></draw:line><draw:line draw:style-name="gr33" draw:text-style-name="P147" svg:x1="7.245cm" svg:y1="11.096cm" svg:x2="7.245cm" svg:y2="0.596cm"><text:p/></draw:line><draw:line draw:style-name="gr33" draw:text-style-name="P147" svg:x1="7.244cm" svg:y1="11.093cm" svg:x2="1.344cm" svg:y2="11.093cm"><text:p/></draw:line><draw:line draw:style-name="gr33" draw:text-style-name="P147" svg:x1="1.344cm" svg:y1="5.496cm" svg:x2="1.344cm" svg:y2="11.096cm"><text:p/></draw:line><draw:custom-shape draw:style-name="gr37" draw:text-style-name="P150" svg:width="1.772cm" svg:height="1.772cm" svg:x="0.46cm" svg:y="4.61cm"><text:p/><draw:enhanced-geometry draw:glue-point-type="segments" draw:type="mso-spt100" draw:modifiers="89.7735356476588 -40.143134972026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P112"><text:span text:style-name="_5f_Caractères_5f_correction">Trace u</text:span><text:span text:style-name="_5f_Caractères_5f_correction"><text:span text:style-name="T214">n </text:span></text:span><text:span text:style-name="_5f_Caractères_5f_correction"><text:span text:style-name="T193">segment [</text:span></text:span><text:span text:style-name="_5f_Caractères_5f_correction"><text:span text:style-name="T196">MN</text:span></text:span><text:span text:style-name="_5f_Caractères_5f_correction"><text:span text:style-name="T193">] de </text:span></text:span><text:span text:style-name="_5f_Caractères_5f_correction"><text:span text:style-name="T196">5</text:span></text:span><text:span text:style-name="_5f_Caractères_5f_correction"><text:span text:style-name="T195"> </text:span></text:span><text:span text:style-name="_5f_Caractères_5f_correction"><text:span text:style-name="T193">cm.</text:span></text:span></text:p>
      <text:p text:style-name="P112"><text:span text:style-name="_5f_Caractères_5f_correction"><text:span text:style-name="T224">Trace <text:s/>u</text:span></text:span><text:span text:style-name="_5f_Caractères_5f_correction"><text:span text:style-name="T214">n</text:span></text:span><text:span text:style-name="_5f_Caractères_5f_correction"><text:span text:style-name="T231">e <text:s/>demi-droite <text:s/>perpendiculaire <text:s/>à <text:s/></text:span></text:span><text:span text:style-name="_5f_Caractères_5f_correction"><text:span text:style-name="T214"><text:s/></text:span></text:span><text:span text:style-name="_5f_Caractères_5f_correction"><text:span text:style-name="T193">[</text:span></text:span><text:span text:style-name="_5f_Caractères_5f_correction"><text:span text:style-name="T196">MN</text:span></text:span><text:span text:style-name="_5f_Caractères_5f_correction"><text:span text:style-name="T193">] </text:span></text:span><text:span text:style-name="_5f_Caractères_5f_correction"><text:span text:style-name="T196">en M.</text:span></text:span></text:p>
      <text:p text:style-name="P112"><text:span text:style-name="_5f_Caractères_5f_correction"><text:span text:style-name="T196">Place un point P sur cette demi-droite tel que : MP = MN.</text:span></text:span></text:p>
      <text:p text:style-name="P112"><text:span text:style-name="_5f_Caractères_5f_correction"><text:span text:style-name="T224">Trace u</text:span></text:span><text:span text:style-name="_5f_Caractères_5f_correction"><text:span text:style-name="T214">n</text:span></text:span><text:span text:style-name="_5f_Caractères_5f_correction"><text:span text:style-name="T231">e demi-droite perpendiculaire à </text:span></text:span><text:span text:style-name="_5f_Caractères_5f_correction"><text:span text:style-name="T214"><text:s/></text:span></text:span><text:span text:style-name="_5f_Caractères_5f_correction"><text:span text:style-name="T193">[</text:span></text:span><text:span text:style-name="_5f_Caractères_5f_correction"><text:span text:style-name="T196">MN</text:span></text:span><text:span text:style-name="_5f_Caractères_5f_correction"><text:span text:style-name="T193">] </text:span></text:span><text:span text:style-name="_5f_Caractères_5f_correction"><text:span text:style-name="T196">en N (du même côté que l’autre demi-droite).</text:span></text:span></text:p>
      <text:p text:style-name="P112"><text:span text:style-name="_5f_Caractères_5f_correction"><text:span text:style-name="T195">Construis un an</text:span></text:span><text:span text:style-name="_5f_Caractères_5f_correction"><text:span text:style-name="T228">gle </text:span></text:span><text:span text:style-name="_5f_Caractères_5f_correction"><text:span text:style-name="T228"><draw:frame draw:style-name="fr5" draw:name="Objet3" text:anchor-type="as-char" svg:y="-0.422cm" svg:width="1.041cm" svg:height="0.513cm" draw:z-index="378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Caractères_5f_correction"><text:span text:style-name="T228">de </text:span></text:span><text:span text:style-name="_5f_Caractères_5f_correction"><text:span text:style-name="T229">120</text:span></text:span><text:span text:style-name="_5f_Caractères_5f_correction"><text:span text:style-name="T228">° </text:span></text:span><text:span text:style-name="_5f_Caractères_5f_correction"><text:span text:style-name="T229">qui se dirige vers cette demi-droite.</text:span></text:span></text:p>
      <text:p text:style-name="P112"><text:span text:style-name="_5f_Caractères_5f_correction"><text:span text:style-name="T222">L</text:span></text:span><text:span text:style-name="_5f_Caractères_5f_correction"><text:span text:style-name="T204">a</text:span></text:span><text:span text:style-name="_5f_Caractères_5f_correction"><text:span text:style-name="T222"> demi-droite [</text:span></text:span><text:span text:style-name="_5f_Caractères_5f_correction"><text:span text:style-name="T221">P</text:span></text:span><text:span text:style-name="_5f_Caractères_5f_correction"><text:span text:style-name="T230">x</text:span></text:span><text:span text:style-name="_5f_Caractères_5f_correction"><text:span text:style-name="T222">) </text:span></text:span><text:span text:style-name="_5f_Caractères_5f_correction"><text:span text:style-name="T204">coupe </text:span></text:span><text:span text:style-name="_5f_Caractères_5f_correction"><text:span text:style-name="T206">cette dernière</text:span></text:span><text:span text:style-name="_5f_Caractères_5f_correction"><text:span text:style-name="T204"> perpendiculaire</text:span></text:span><text:span text:style-name="_5f_Caractères_5f_correction"><text:span text:style-name="T222"> en </text:span></text:span><text:span text:style-name="_5f_Caractères_5f_correction"><text:span text:style-name="T204">S</text:span></text:span><text:span text:style-name="_5f_Caractères_5f_correction"><text:span text:style-name="T222">.</text:span></text:span><text:span text:style-name="_5f_pointillés_20_gris"><text:span text:style-name="T217"> </text:span></text:span></text:p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231240454369264" text:continue-numbering="true" text:style-name="_5f_Numérotation_20_des_20_exercices">
        <text:list-item>
          <text:h text:style-name="P126" text:outline-level="1"><text:span text:style-name="_5f_Caractères">Rédige un programme de construction de la figure ci-dessous.</text:span></text:h>
        </text:list-item>
      </text:list>
      <text:h text:style-name="_5f_Paragraphe" text:outline-level="1"><draw:g text:anchor-type="paragraph" draw:z-index="24" draw:name="Shape25" draw:style-name="gr22"><draw:line draw:style-name="gr33" draw:text-style-name="P147" svg:x1="1.776cm" svg:y1="0.303cm" svg:x2="1.776cm" svg:y2="8.799cm"><text:p/></draw:line><draw:line draw:style-name="gr33" draw:text-style-name="P147" svg:x1="7.658cm" svg:y1="0.49cm" svg:x2="7.658cm" svg:y2="8.986cm"><text:p/></draw:line><draw:line draw:style-name="gr33" draw:text-style-name="P147" svg:x1="0.002cm" svg:y1="4.879cm" svg:x2="9.058cm" svg:y2="4.879cm"><text:p/></draw:line><draw:line draw:style-name="gr33" draw:text-style-name="P147" svg:x1="0.749cm" svg:y1="0.303cm" svg:x2="8.218cm" svg:y2="8.799cm"><text:p/></draw:line><draw:line draw:style-name="gr33" draw:text-style-name="P147" svg:x1="2.15cm" svg:y1="4.598cm" svg:x2="2.15cm" svg:y2="4.878cm"><text:p/></draw:line><draw:line draw:style-name="gr33" draw:text-style-name="P147" svg:x1="7.284cm" svg:y1="4.879cm" svg:x2="7.284cm" svg:y2="5.159cm"><text:p/></draw:line><draw:line draw:style-name="gr33" draw:text-style-name="P147" svg:x1="7.657cm" svg:y1="5.154cm" svg:x2="7.284cm" svg:y2="5.154cm"><text:p/></draw:line><draw:line draw:style-name="gr33" draw:text-style-name="P147" svg:x1="2.149cm" svg:y1="4.598cm" svg:x2="1.776cm" svg:y2="4.598cm"><text:p/></draw:line><draw:frame draw:style-name="gr34" draw:text-style-name="P149" svg:width="0.842cm" svg:height="0.664cm" svg:x="7.564cm" svg:y="4.258cm"><draw:text-box><text:p text:style-name="P145"><text:span text:style-name="T243">T</text:span></text:p></draw:text-box></draw:frame><draw:frame draw:style-name="gr34" draw:text-style-name="P149" svg:width="0.84cm" svg:height="0.664cm" svg:x="1.03cm" svg:y="4.316cm"><draw:text-box><text:p text:style-name="P145"><text:span text:style-name="T243">M</text:span></text:p></draw:text-box></draw:frame><draw:frame draw:style-name="gr34" draw:text-style-name="P149" svg:width="0.84cm" svg:height="0.664cm" svg:x="4.297cm" svg:y="4.819cm"><draw:text-box><text:p text:style-name="P145"><text:span text:style-name="T243">A</text:span></text:p></draw:text-box></draw:frame><draw:frame draw:style-name="gr34" draw:text-style-name="P149" svg:width="0.842cm" svg:height="0.664cm" svg:x="1.122cm" svg:y="1.271cm"><draw:text-box><text:p text:style-name="P145"><text:span text:style-name="T243">E</text:span></text:p></draw:text-box></draw:frame><draw:frame draw:style-name="gr34" draw:text-style-name="P149" svg:width="1.214cm" svg:height="0.664cm" svg:x="0.935cm" svg:y="7.491cm"><draw:text-box><text:p text:style-name="P145"><text:span text:style-name="T243">(d</text:span><text:span text:style-name="T244">1</text:span><text:span text:style-name="T245">)</text:span></text:p></draw:text-box></draw:frame><draw:frame draw:style-name="gr34" draw:text-style-name="P149" svg:width="1.214cm" svg:height="0.664cm" svg:x="7.564cm" svg:y="0.675cm"><draw:text-box><text:p text:style-name="P145"><text:span text:style-name="T243">(d</text:span><text:span text:style-name="T244">2</text:span><text:span text:style-name="T245">)</text:span></text:p></draw:text-box></draw:frame><draw:frame draw:style-name="gr34" draw:text-style-name="P149" svg:width="0.842cm" svg:height="0.664cm" svg:x="7.657cm" svg:y="7.711cm"><draw:text-box><text:p text:style-name="P145"><text:span text:style-name="T243">C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P112"><text:span text:style-name="_5f_Caractères_5f_correction"><text:span text:style-name="T196">Place deux points distinctes M et </text:span></text:span><text:span text:style-name="_5f_Caractères_5f_correction"><text:span text:style-name="T197">T</text:span></text:span><text:span text:style-name="_5f_Caractères_5f_correction"><text:span text:style-name="T196">.</text:span></text:span></text:p>
      <text:p text:style-name="P112"><text:span text:style-name="_5f_Caractères_5f_correction">Trace </text:span><text:span text:style-name="_5f_Caractères_5f_correction"><text:span text:style-name="T196">la droite (M</text:span></text:span><text:span text:style-name="_5f_Caractères_5f_correction"><text:span text:style-name="T197">T</text:span></text:span><text:span text:style-name="_5f_Caractères_5f_correction"><text:span text:style-name="T196">)</text:span></text:span><text:span text:style-name="_5f_Caractères_5f_correction"><text:span text:style-name="T193">.</text:span></text:span></text:p>
      <text:p text:style-name="P112"><text:span text:style-name="_5f_Caractères_5f_correction"><text:span text:style-name="T196">Trace la droite ( d</text:span></text:span><text:span text:style-name="_5f_Caractères_5f_correction"><text:span text:style-name="T207">1</text:span></text:span><text:span text:style-name="_5f_Caractères_5f_correction"><text:span text:style-name="T196">) perpendiculaire à (M</text:span></text:span><text:span text:style-name="_5f_Caractères_5f_correction"><text:span text:style-name="T197">T</text:span></text:span><text:span text:style-name="_5f_Caractères_5f_correction"><text:span text:style-name="T196">) en M.</text:span></text:span></text:p>
      <text:p text:style-name="P113"><text:span text:style-name="_5f_Caractères_5f_correction"><text:span text:style-name="T196">Trace la droite ( d</text:span></text:span><text:span text:style-name="_5f_Caractères_5f_correction"><text:span text:style-name="T208">2</text:span></text:span><text:span text:style-name="_5f_Caractères_5f_correction"><text:span text:style-name="T196">) perpendiculaire à (M</text:span></text:span><text:span text:style-name="_5f_Caractères_5f_correction"><text:span text:style-name="T197">T</text:span></text:span><text:span text:style-name="_5f_Caractères_5f_correction"><text:span text:style-name="T196">) en </text:span></text:span><text:span text:style-name="_5f_Caractères_5f_correction"><text:span text:style-name="T197">T</text:span></text:span><text:span text:style-name="_5f_Caractères_5f_correction"><text:span text:style-name="T196">.</text:span></text:span></text:p>
      <text:p text:style-name="P113"><text:span text:style-name="_5f_Caractères_5f_correction"><text:span text:style-name="T196">Trace </text:span></text:span><text:span text:style-name="_5f_Caractères_5f_correction"><text:span text:style-name="T197">une</text:span></text:span><text:span text:style-name="_5f_Caractères_5f_correction"><text:span text:style-name="T196"> droite </text:span></text:span><text:span text:style-name="_5f_Caractères_5f_correction"><text:span text:style-name="T197">sécante à </text:span></text:span><text:span text:style-name="_5f_Caractères_5f_correction"><text:span text:style-name="T196"><text:s/>( d</text:span></text:span><text:span text:style-name="_5f_Caractères_5f_correction"><text:span text:style-name="T207">1</text:span></text:span><text:span text:style-name="_5f_Caractères_5f_correction"><text:span text:style-name="T196">) ; </text:span></text:span><text:span text:style-name="_5f_Caractères_5f_correction"><text:span text:style-name="T197">(MT) et </text:span></text:span><text:span text:style-name="_5f_Caractères_5f_correction"><text:span text:style-name="T196">( d</text:span></text:span><text:span text:style-name="_5f_Caractères_5f_correction"><text:span text:style-name="T208">2</text:span></text:span><text:span text:style-name="_5f_Caractères_5f_correction"><text:span text:style-name="T196">).</text:span></text:span></text:p>
      <text:p text:style-name="P113"><text:span text:style-name="_5f_Caractères_5f_correction"><text:span text:style-name="T197">Elle coupe ces droites </text:span></text:span><text:span text:style-name="_5f_Caractères_5f_correction"><text:span text:style-name="T200">respectivement</text:span></text:span><text:span text:style-name="_5f_Caractères_5f_correction"><text:span text:style-name="T199"> </text:span></text:span><text:span text:style-name="_5f_Caractères_5f_correction"><text:span text:style-name="T197">en E; A et C.</text:span></text:span></text:p>
      <text:p text:style-name="P113"><text:span text:style-name="_5f_Caractères_5f_correction"><text:span text:style-name="T197">Nomme les points d’intersection obtenus 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Times New Roman1" svg:font-family="'Times New Roman'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talante1" svg:font-family="Atalante" style:font-adornments="Roman" style:font-family-generic="swiss" style:font-pitch="variable"/>
    <style:font-face style:name="Bitstream Vera Sans5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Noto Sans" svg:font-family="'Noto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Atalante2" svg:font-family="Atalante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5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/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talante2" style:font-family-complex="Atalante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style-name="Roman" style:font-family-generic="swiss" style:font-pitch="variable" fo:font-size="18pt" style:font-size-asian="18pt"/>
    </style:style>
    <style:style style:name="Titre_20_A4" style:display-name="Titre A4" style:family="paragraph" style:parent-style-name="A4" style:default-outline-level="">
      <style:text-properties style:font-name="Noto Sans" fo:font-family="'Noto Sans'" style:font-style-name="Roman" style:font-family-generic="swiss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style-name="Roman" style:font-family-generic="swiss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style-name="Roman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Roman" style:font-family-generic="swiss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style-name="Roman" style:font-family-generic="swiss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style-name="Roman" style:font-family-generic="swiss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style-name="Roman" style:font-family-generic="swiss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Atalante2" style:font-family-complex="Atalante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talante2" style:font-family-complex="Atalante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talante2" style:font-family-complex="Atalante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talante2" style:font-family-complex="Atalante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talante2" style:font-family-complex="Atalante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talante2" style:font-family-complex="Atalante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talante2" style:font-family-complex="Atalante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Atalante2" style:font-family-complex="Atalante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talante2" style:font-family-complex="Atalante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talante2" style:font-family-complex="Atalante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talante2" style:font-family-complex="Atalante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talante2" style:font-family-complex="Atalante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Formule_20_corrigée" style:display-name="Formule corrigée" style:family="graphic" style:parent-style-name="Formula">
      <style:graphic-properties svg:y="0cm" style:vertical-pos="middle" style:vertical-rel="text" fo:background-color="#ffff00" style:background-transparency="0%" draw:fill="solid" draw:fill-color="#ffff00" draw: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style-name="Regular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6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P2" style:family="paragraph" style:parent-style-name="_5f_Header_20_G_20_page_20_paire_20__28_G_29_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P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text-properties officeooo:paragraph-rsid="0096b4e2"/>
    </style:style>
    <style:style style:name="MP5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8" style:family="paragraph" style:parent-style-name="Footer">
      <style:text-properties officeooo:rsid="001f8a2d" officeooo:paragraph-rsid="00bd36bc"/>
    </style:style>
    <style:style style:name="MP9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" style:family="paragraph" style:parent-style-name="Footer">
      <style:text-properties officeooo:rsid="0096b4e2" officeooo:paragraph-rsid="0096b4e2"/>
    </style:style>
    <style:style style:name="MP11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14" style:family="paragraph">
      <loext:graphic-properties draw:fill="solid" draw:fill-color="#1ca2b8"/>
    </style:style>
    <style:style style:name="MP15" style:family="paragraph" style:parent-style-name="Footer">
      <style:text-properties officeooo:rsid="001f8a2d" officeooo:paragraph-rsid="002b33ed"/>
    </style:style>
    <style:style style:name="MP16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7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8" style:family="paragraph" style:parent-style-name="Footer">
      <style:text-properties officeooo:rsid="011350d1" officeooo:paragraph-rsid="011350d1"/>
    </style:style>
    <style:style style:name="M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23" style:family="paragraph" style:parent-style-name="Footer">
      <style:text-properties officeooo:paragraph-rsid="00c384cf"/>
    </style:style>
    <style:style style:name="MP2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29" style:family="paragraph" style:parent-style-name="Header">
      <style:paragraph-properties fo:text-align="start" style:justify-single-word="false"/>
      <style:text-properties officeooo:paragraph-rsid="0211dd7e"/>
    </style:style>
    <style:style style:name="MP30" style:family="paragraph" style:parent-style-name="Footer">
      <style:paragraph-properties fo:text-align="start" style:justify-single-word="false"/>
      <style:text-properties officeooo:paragraph-rsid="0211dd7e"/>
    </style:style>
    <style:style style:name="MP31" style:family="paragraph" style:parent-style-name="Footer">
      <style:text-properties officeooo:rsid="0242edd8" officeooo:paragraph-rsid="0242edd8"/>
    </style:style>
    <style:style style:name="MP3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33" style:family="paragraph" style:parent-style-name="Footer">
      <style:text-properties officeooo:paragraph-rsid="008d016c"/>
    </style:style>
    <style:style style:name="MP34" style:family="paragraph" style:parent-style-name="Header">
      <style:paragraph-properties fo:margin-left="0cm" fo:margin-right="0cm" fo:text-indent="0cm" style:auto-text-indent="false"/>
    </style:style>
    <style:style style:name="MP35" style:family="paragraph" style:parent-style-name="Footer">
      <style:text-properties officeooo:paragraph-rsid="010f7046"/>
    </style:style>
    <style:style style:name="MP36" style:family="paragraph" style:parent-style-name="Footer">
      <style:text-properties officeooo:paragraph-rsid="01120261"/>
    </style:style>
    <style:style style:name="MP3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38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39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40" style:family="paragraph" style:parent-style-name="_5f_Header_20_D_20_page_20_impaire_20__28_D_29_">
      <style:text-properties officeooo:paragraph-rsid="01a13e78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3" style:family="paragraph" style:parent-style-name="Header">
      <style:paragraph-properties fo:text-align="center" style:justify-single-word="false"/>
      <style:text-properties officeooo:paragraph-rsid="00ab054e"/>
    </style:style>
    <style:style style:name="MP4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6" style:family="paragraph" style:parent-style-name="Footer">
      <style:paragraph-properties fo:text-align="end" style:justify-single-word="false"/>
      <style:text-properties officeooo:paragraph-rsid="00d4df5c"/>
    </style:style>
    <style:style style:name="MP47" style:family="paragraph" style:parent-style-name="Footer">
      <style:paragraph-properties fo:text-align="start" style:justify-single-word="false"/>
      <style:text-properties officeooo:paragraph-rsid="00d4df5c"/>
    </style:style>
    <style:style style:name="MP48" style:family="paragraph" style:parent-style-name="_5f_Header_20_G_20_page_20_impaire_20__28_D_29_">
      <style:text-properties officeooo:paragraph-rsid="01259ec2"/>
    </style:style>
    <style:style style:name="MP49" style:family="paragraph" style:parent-style-name="_5f_Header_20_G_20_page_20_paire_20__28_G_29_">
      <style:text-properties officeooo:paragraph-rsid="00eb2abc"/>
    </style:style>
    <style:style style:name="MP50" style:family="paragraph" style:parent-style-name="_5f_Footer_20_page_20_paire_20__28_G_29_">
      <style:text-properties fo:font-size="9pt" style:font-size-asian="9pt" style:font-size-complex="9pt"/>
    </style:style>
    <style:style style:name="MP51" style:family="paragraph" style:parent-style-name="_5f_Header_20_N_20_page_20_impaire_20__28_D_29_">
      <style:paragraph-properties fo:text-align="start" style:justify-single-word="false"/>
    </style:style>
    <style:style style:name="MP52" style:family="paragraph" style:parent-style-name="Footer">
      <style:text-properties officeooo:paragraph-rsid="00d4df5c"/>
    </style:style>
    <style:style style:name="MP5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54" style:family="paragraph">
      <loext:graphic-properties draw:fill="solid" draw:fill-color="#d7e12c"/>
    </style:style>
    <style:style style:name="MP55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57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5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MP59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6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P61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MP63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7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71" style:family="paragraph" style:parent-style-name="Footer">
      <style:text-properties officeooo:paragraph-rsid="00863005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7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7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76" style:family="paragraph" style:parent-style-name="_5f_Header_20_N_20_page_20_impaire_20__28_D_29_">
      <style:text-properties officeooo:rsid="0277791e" officeooo:paragraph-rsid="0277791e"/>
    </style:style>
    <style:style style:name="MP77" style:family="paragraph" style:parent-style-name="_5f_Header_20_N_20_page_20_impaire_20__28_D_29_">
      <style:text-properties officeooo:rsid="027aa87d" officeooo:paragraph-rsid="027aa87d"/>
    </style:style>
    <style:style style:name="M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MP79" style:family="paragraph" style:parent-style-name="_5f_Header_20_G_20_page_20_impaire_20__28_D_29_">
      <style:text-properties officeooo:paragraph-rsid="00c87b35"/>
    </style:style>
    <style:style style:name="MP80" style:family="paragraph" style:parent-style-name="Footer">
      <style:text-properties officeooo:paragraph-rsid="00a59a60"/>
    </style:style>
    <style:style style:name="MP81" style:family="paragraph" style:parent-style-name="Footer">
      <style:text-properties officeooo:paragraph-rsid="004274bc"/>
    </style:style>
    <style:style style:name="MP82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84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5" style:family="paragraph" style:parent-style-name="Footer">
      <style:text-properties officeooo:paragraph-rsid="002aa84d"/>
    </style:style>
    <style:style style:name="MP86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7" style:family="paragraph">
      <loext:graphic-properties draw:fill="solid" draw:fill-color="#7fb241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MP89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94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95" style:family="paragraph" style:parent-style-name="_5f_Header_20_G_20_page_20_paire_20__28_G_29_">
      <style:text-properties officeooo:paragraph-rsid="0334a5be"/>
    </style:style>
    <style:style style:name="MP96" style:family="paragraph" style:parent-style-name="_5f_Header_20_G_20_page_20_paire_20__28_G_29_">
      <style:paragraph-properties fo:text-align="start" style:justify-single-word="false"/>
    </style:style>
    <style:style style:name="MP97" style:family="paragraph" style:parent-style-name="Footer">
      <style:text-properties officeooo:paragraph-rsid="030c4d7d"/>
    </style:style>
    <style:style style:name="MP9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99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100" style:family="paragraph" style:parent-style-name="Footer">
      <style:text-properties officeooo:paragraph-rsid="00d8520c"/>
    </style:style>
    <style:style style:name="MP101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102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104" style:family="paragraph" style:parent-style-name="Header">
      <style:paragraph-properties fo:text-align="center" style:justify-single-word="false"/>
      <style:text-properties officeooo:paragraph-rsid="00c10aa6"/>
    </style:style>
    <style:style style:name="MP105" style:family="paragraph" style:parent-style-name="Header">
      <style:paragraph-properties fo:text-align="start" style:justify-single-word="false"/>
      <style:text-properties officeooo:paragraph-rsid="0289fb01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96b4e2"/>
    </style:style>
    <style:style style:name="MT2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3" style:family="text">
      <style:text-properties fo:font-variant="small-caps" officeooo:rsid="0096b4e2"/>
    </style:style>
    <style:style style:name="MT4" style:family="text">
      <style:text-properties fo:font-variant="small-caps" officeooo:rsid="00a847d5"/>
    </style:style>
    <style:style style:name="MT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8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9" style:family="text">
      <style:text-properties officeooo:rsid="0032e83a"/>
    </style:style>
    <style:style style:name="MT10" style:family="text">
      <style:text-properties officeooo:rsid="002b33ed"/>
    </style:style>
    <style:style style:name="MT11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3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4" style:family="text">
      <style:text-properties officeooo:rsid="008d016c"/>
    </style:style>
    <style:style style:name="MT15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6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7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8" style:family="text">
      <style:text-properties officeooo:rsid="01fe03f2"/>
    </style:style>
    <style:style style:name="MT19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0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2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22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24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26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2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28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29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30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3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3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33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34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35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36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37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3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40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42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4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44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4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46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MT47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MT48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49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MT5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51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52" style:family="text">
      <style:text-properties officeooo:rsid="010c4d3a"/>
    </style:style>
    <style:style style:name="MT53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5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5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5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57" style:family="text">
      <style:text-properties fo:font-variant="small-caps" fo:color="#9d0f89" loext:opacity="100%" style:font-name="Bitstream Vera Sans" fo:font-size="16pt" fo:font-weight="bold" officeooo:rsid="01a13e78"/>
    </style:style>
    <style:style style:name="MT58" style:family="text">
      <style:text-properties officeooo:rsid="00b6801f"/>
    </style:style>
    <style:style style:name="MT59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0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6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64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5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6" style:family="text">
      <style:text-properties fo:font-size="16pt" style:font-size-asian="16pt" style:font-size-complex="16pt"/>
    </style:style>
    <style:style style:name="MT67" style:family="text"/>
    <style:style style:name="MT68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9" style:family="text">
      <style:text-properties officeooo:rsid="01f8729d"/>
    </style:style>
    <style:style style:name="MT70" style:family="text">
      <style:text-properties officeooo:rsid="01b6dc57"/>
    </style:style>
    <style:style style:name="MT71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72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75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7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77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78" style:family="text">
      <style:text-properties officeooo:rsid="00b5d2d1"/>
    </style:style>
    <style:style style:name="MT79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80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81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83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84" style:family="text">
      <style:text-properties officeooo:rsid="015f088a"/>
    </style:style>
    <style:style style:name="MT85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8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87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88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89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MT90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MT91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MT92" style:family="text">
      <style:text-properties officeooo:rsid="0160d7ef"/>
    </style:style>
    <style:style style:name="MT93" style:family="text">
      <style:text-properties officeooo:rsid="02735980"/>
    </style:style>
    <style:style style:name="MT94" style:family="text">
      <style:text-properties officeooo:rsid="02757f12"/>
    </style:style>
    <style:style style:name="MT95" style:family="text">
      <style:text-properties officeooo:rsid="0272f9e5"/>
    </style:style>
    <style:style style:name="MT96" style:family="text">
      <style:text-properties officeooo:rsid="026ec296"/>
    </style:style>
    <style:style style:name="MT97" style:family="text">
      <style:text-properties officeooo:rsid="0268e0aa"/>
    </style:style>
    <style:style style:name="MT98" style:family="text">
      <style:text-properties officeooo:rsid="0072f07f"/>
    </style:style>
    <style:style style:name="MT99" style:family="text">
      <style:text-properties style:text-position="0% 100%" style:font-name="Times New Roman3" fo:font-style="normal" fo:font-weight="normal" officeooo:rsid="0031d787" style:font-style-asian="normal" style:font-weight-asian="normal" style:font-style-complex="normal" style:font-weight-complex="normal"/>
    </style:style>
    <style:style style:name="MT100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MT101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02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03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MT104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05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07" style:family="text">
      <style:text-properties officeooo:rsid="014407b5"/>
    </style:style>
    <style:style style:name="MT108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MT109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12" style:family="text">
      <style:text-properties officeooo:rsid="00a59a60"/>
    </style:style>
    <style:style style:name="MT113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17" style:family="text">
      <style:text-properties fo:font-variant="small-caps" officeooo:rsid="0054f64f"/>
    </style:style>
    <style:style style:name="MT118" style:family="text">
      <style:text-properties fo:font-variant="small-caps"/>
    </style:style>
    <style:style style:name="MT119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20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21" style:family="text">
      <style:text-properties officeooo:rsid="005a3fa8"/>
    </style:style>
    <style:style style:name="MT122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23" style:family="text">
      <style:text-properties officeooo:rsid="00415f3a"/>
    </style:style>
    <style:style style:name="MT124" style:family="text">
      <style:text-properties officeooo:rsid="00386ebd"/>
    </style:style>
    <style:style style:name="MT125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MT127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MT12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29" style:family="text">
      <style:text-properties officeooo:rsid="0334a5be"/>
    </style:style>
    <style:style style:name="MT130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3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3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4" style:family="text">
      <style:text-properties officeooo:rsid="0315af39"/>
    </style:style>
    <style:style style:name="MT135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MT136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37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38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MT139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MT140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MT141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42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4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4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7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48" style:family="text">
      <style:text-properties officeooo:rsid="00a4cf55"/>
    </style:style>
    <style:style style:name="MT149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5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53" style:family="text">
      <style:text-properties officeooo:rsid="009e3fdd"/>
    </style:style>
    <style:style style:name="MT15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5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5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57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58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59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6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6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62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64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9"/>
    <style:master-page style:name="_35__5f_3_5f_SERIE_5f_G_5f_GAUCHE_5f_ET_5f_DROITE_5f_2COL" style:display-name="5_3_SERIE_G_GAUCHE_ET_DROITE_2COL" style:page-layout-name="Mpm10" draw:style-name="Mdp1">
      <style:header>
        <text:p text:style-name="_5f_Header_20_G_20_page_20_impaire_20__28_D_29_">Rédiger</text:p>
      </style:header>
      <style:header-left>
        <text:p text:style-name="MP2">Rédiger</text:p>
      </style:header-left>
      <style:header-first>
        <text:p text:style-name="MP1">Rédiger</text:p>
      </style:header-first>
      <style:footer>
        <text:h text:style-name="_5f_Footer_20_page_20_paire_20__28_G_29_" text:outline-level="1"><draw:g text:anchor-type="paragraph" draw:z-index="382" draw:name="Shape4_221" draw:style-name="Mgr1"><draw:path draw:style-name="Mgr2" draw:text-style-name="MP3" svg:width="0.855cm" svg:height="1.172cm" svg:x="-0.065cm" svg:y="-0.174cm" svg:viewBox="0 0 856 1173" svg:d="M856 1173h-856v-991c0-100 79-182 175-182h505c97 0 176 82 176 182z"><text:p/></draw:path></draw:g><draw:frame draw:style-name="Mfr1" draw:name="Frame3" text:anchor-type="paragraph" svg:x="1.386cm" svg:y="0.002cm" draw:z-index="371"><draw:text-box fo:min-height="0.499cm" fo:min-width="3cm"><text:p text:style-name="MP4"><text:span text:style-name="MT1">CONSTRUCTIONS Géométriques : </text:span><text:span text:style-name="MT2">Rédiger</text:span></text:p></draw:text-box></draw:frame><text:page-number text:select-page="current">262</text:page-number></text:h>
      </style:footer>
      <style:footer-left>
        <text:h text:style-name="_5f_Footer_20_page_20_impaire_20__28_D_29_" text:outline-level="1"><draw:g text:anchor-type="paragraph" draw:z-index="375" draw:name="Shape4_119" draw:style-name="Mgr1"><draw:path draw:style-name="Mgr2" draw:text-style-name="MP3" svg:width="0.855cm" svg:height="1.172cm" svg:x="18.269cm" svg:y="-0.174cm" svg:viewBox="0 0 856 1173" svg:d="M856 1173h-856v-991c0-100 79-182 175-182h505c97 0 176 82 176 182z"><text:p/></draw:path></draw:g><draw:frame draw:style-name="Mfr1" draw:name="Frame4" text:anchor-type="paragraph" svg:x="10.582cm" svg:y="-0.078cm" draw:z-index="380"><draw:text-box fo:min-height="0.499cm" fo:min-width="3cm"><text:p text:style-name="MP4"><text:span text:style-name="MT1">CONSTRUCTIONS Géométriques : </text:span><text:span text:style-name="MT2">Rédiger</text:span></text:p></draw:text-box></draw:frame><text:page-number text:select-page="current">261</text:page-number></text:h>
      </style:footer-left>
      <style:footer-first>
        <text:h text:style-name="_5f_Footer_20_page_20_paire_20__28_G_29_" text:outline-level="1"><draw:frame draw:style-name="Mfr1" draw:name="Frame8" text:anchor-type="paragraph" svg:x="1.245cm" svg:y="0.002cm" draw:z-index="372"><draw:text-box fo:min-height="0.499cm" fo:min-width="3cm"><text:p text:style-name="MP4"><text:span text:style-name="MT1">CONSTRUCTIONS Géométriques : </text:span><text:span text:style-name="MT2">Rédiger</text:span></text:p></draw:text-box></draw:frame><draw:g text:anchor-type="paragraph" draw:z-index="373" draw:name="Shape4_118" draw:style-name="Mgr1"><draw:path draw:style-name="Mgr2" draw:text-style-name="MP3" svg:width="0.855cm" svg:height="1.172cm" svg:x="-0.065cm" svg:y="-0.174cm" svg:viewBox="0 0 856 1173" svg:d="M856 1173h-856v-991c0-100 79-182 175-182h505c97 0 176 82 176 182z"><text:p/></draw:path></draw:g><text:page-number text:select-page="current">258</text:page-number></text:h>
      </style:footer-first>
    </style:master-page>
    <style:master-page style:name="_35__5f_3_5f_SERIE_5f_G_5f_GAUCHE_5f_ET_5f_DROITE_5f_1COL" style:display-name="5_3_SERIE_G_GAUCHE_ET_DROITE_1COL" style:page-layout-name="Mpm11" draw:style-name="Mdp1">
      <style:header>
        <text:p text:style-name="MP5"><text:span text:style-name="MT3">Constructions géométriques : </text:span><text:span text:style-name="MT4">Reproduire</text:span></text:p>
      </style:header>
      <style:footer>
        <text:p text:style-name="MP6"><draw:frame draw:style-name="Mfr2" draw:name="Frame348" text:anchor-type="paragraph" svg:y="-0.06cm" draw:z-index="0"><draw:text-box fo:min-height="0.499cm" fo:min-width="3cm"><draw:frame draw:style-name="Mfr3" draw:name="Frame349" text:anchor-type="frame" svg:x="0.45cm" svg:y="0.079cm" svg:width="0.817cm" draw:z-index="0"><draw:text-box fo:min-height="0.355cm"><text:p text:style-name="MP7"><draw:g text:anchor-type="paragraph" draw:z-index="77" draw:name="Shape10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1">CONSTRUCTIONS Géométriques : <text:s/></text:span><text:span text:style-name="MT5">REPRODUIRE</text:span></text:p></draw:text-box></draw:frame></text:p>
      </style:footer>
      <style:footer-left>
        <text:p text:style-name="MP6"><draw:frame draw:style-name="Mfr2" draw:name="Frame350" text:anchor-type="paragraph" svg:y="-0.06cm" draw:z-index="0"><draw:text-box fo:min-height="0.499cm" fo:min-width="3cm"><draw:frame draw:style-name="Mfr3" draw:name="Frame91" text:anchor-type="frame" svg:x="0.45cm" svg:y="0.079cm" svg:width="0.817cm" draw:z-index="0"><draw:text-box fo:min-height="0.355cm"><text:p text:style-name="MP7"><draw:g text:anchor-type="paragraph" draw:z-index="78" draw:name="Shape10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1">CONSTRUCTIONS Géométriques : <text:s/></text:span><text:span text:style-name="MT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0" draw:style-name="Mdp1">
      <style:header>
        <text:p text:style-name="_5f_Header_20_G_20_page_20_paire_20__28_G_29_"><text:span text:style-name="MT6">Constructions géométriques : </text:span><text:span text:style-name="MT7">Reproduire</text:span></text:p>
      </style:header>
      <style:header-left>
        <text:p text:style-name="_5f_Header_20_G_20_page_20_paire_20__28_G_29_"><text:span text:style-name="MT6">Constructions géométriques : </text:span><text:span text:style-name="MT7">Reproduire</text:span></text:p>
      </style:header-left>
      <style:footer>
        <text:p text:style-name="MP6"><draw:frame draw:style-name="Mfr2" draw:name="Frame61" text:anchor-type="paragraph" svg:y="-0.06cm" draw:z-index="0"><draw:text-box fo:min-height="0.499cm" fo:min-width="3cm"><draw:frame draw:style-name="Mfr3" draw:name="Frame71" text:anchor-type="frame" svg:x="0.45cm" svg:y="0.079cm" svg:width="0.817cm" draw:z-index="0"><draw:text-box fo:min-height="0.355cm"><text:p text:style-name="MP7"><draw:g text:anchor-type="paragraph" draw:z-index="84" draw:name="Shape4_22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">CONSTRUCTIONS Géométriques : </text:span><text:span text:style-name="MT5">REPRODUIRE</text:span></text:p></draw:text-box></draw:frame></text:p>
      </style:footer>
      <style:footer-left>
        <text:p text:style-name="MP6"><draw:frame draw:style-name="Mfr2" draw:name="Frame1212" text:anchor-type="paragraph" svg:y="-0.06cm" draw:z-index="0"><draw:text-box fo:min-height="0.499cm" fo:min-width="3cm"><draw:frame draw:style-name="Mfr3" draw:name="Frame1310" text:anchor-type="frame" svg:x="0.45cm" svg:y="0.079cm" svg:width="0.817cm" draw:z-index="0"><draw:text-box fo:min-height="0.355cm"><text:p text:style-name="MP7"><draw:g text:anchor-type="paragraph" draw:z-index="79" draw:name="Shape4_2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">CONSTRUCTIONS Géométriques : <text:s/></text:span><text:span text:style-name="MT5">REPRODUIRE</text:span></text:p></draw:text-box></draw:frame></text:p>
      </style:footer-left>
    </style:master-page>
    <style:master-page style:name="_35__5f_2_5f_SERIE_5f_G_5f_GAUCHE_5f_ET_5f_DROITE_5f_1COL" style:display-name="5_2_SERIE_G_GAUCHE_ET_DROITE_1COL" style:page-layout-name="Mpm11" draw:style-name="Mdp1">
      <style:header>
        <text:p text:style-name="_5f_Header_20_G_20_page_20_impaire_20__28_D_29_"><text:span text:style-name="MT3">Constructions géométriques : </text:span><text:span text:style-name="MT4">Reproduire</text:span></text:p>
      </style:header>
      <style:header-left>
        <text:p text:style-name="MP9"><text:span text:style-name="MT3">Constructions géométriques : </text:span><text:span text:style-name="MT4">Reproduire</text:span></text:p>
      </style:header-left>
      <style:footer>
        <text:p text:style-name="MP6"><draw:frame draw:style-name="Mfr2" draw:name="Frame352" text:anchor-type="paragraph" svg:y="-0.06cm" draw:z-index="0"><draw:text-box fo:min-height="0.499cm" fo:min-width="3cm"><draw:frame draw:style-name="Mfr3" draw:name="Frame353" text:anchor-type="frame" svg:x="0.45cm" svg:y="0.079cm" svg:width="0.817cm" draw:z-index="0"><draw:text-box fo:min-height="0.355cm"><text:p text:style-name="MP7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86" draw:name="Shape4_218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354" text:anchor-type="paragraph" svg:y="-0.06cm" draw:z-index="0"><draw:text-box fo:min-height="0.499cm" fo:min-width="3cm"><draw:frame draw:style-name="Mfr3" draw:name="Frame355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"><text:span text:style-name="MT1">CONSTRUCTIONS Géométriques : <text:s/></text:span><text:span text:style-name="MT5">REPRODUIRE</text:span></text:p></draw:text-box></draw:frame></text:p>
      </style:footer-left>
    </style:master-page>
    <style:master-page style:name="_35__5f_1_5f_SERIE_5f_G_5f_GAUCHE_5f_ET_5f_DROITE_5f_2COL" style:display-name="5_1_SERIE_G_GAUCHE_ET_DROITE_2COL" style:page-layout-name="Mpm10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2" draw:name="Frame356" text:anchor-type="paragraph" svg:y="-0.06cm" draw:z-index="0"><draw:text-box fo:min-height="0.499cm" fo:min-width="3cm"><draw:frame draw:style-name="Mfr3" draw:name="Frame357" text:anchor-type="frame" svg:x="0.45cm" svg:y="0.079cm" svg:width="0.817cm" draw:z-index="0"><draw:text-box fo:min-height="0.355cm"><text:p text:style-name="MP7"><draw:g text:anchor-type="paragraph" draw:z-index="85" draw:name="Shape4_2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1" draw:style-name="Mdp1">
      <style:header>
        <text:p text:style-name="MP11"><draw:line text:anchor-type="paragraph" draw:z-index="87" draw:name="Shape9_1" draw:style-name="Mgr3" draw:text-style-name="MP12" svg:x1="11.559cm" svg:y1="0.36cm" svg:x2="20.5cm" svg:y2="0.36cm"><text:p/></draw:line><draw:frame text:anchor-type="paragraph" draw:z-index="88" draw:name="Shape8_6" draw:style-name="Mgr4" draw:text-style-name="MP13" svg:width="2.703cm" svg:height="0.715cm" draw:transform="rotate (0.0872664625997165) translate (-0.172861111111111cm 0.218722222222222cm)"><draw:text-box><text:p text:style-name="MP12"><text:span text:style-name="MT8">Série 1</text:span></text:p></draw:text-box></draw:frame><draw:path text:anchor-type="paragraph" draw:z-index="89" draw:name="Shape7_1" draw:style-name="Mgr5" draw:text-style-name="MP14" svg:width="4.329cm" svg:height="2.24cm" svg:x="-1.499cm" svg:y="-1cm" svg:viewBox="0 0 4330 2241" svg:d="M0 2241l3984-288c209-15 363-168 345-342l-170-1611h-4159z"><text:p/></draw:path>T<text:span text:style-name="MT9">itre de la série</text:span></text:p>
      </style:header>
      <style:footer>
        <text:p text:style-name="MP6"><draw:frame draw:style-name="Mfr2" draw:name="Cadre31" text:anchor-type="paragraph" svg:y="-0.06cm" draw:z-index="0"><draw:text-box fo:min-height="0.499cm" fo:min-width="3cm"><draw:frame draw:style-name="Mfr3" draw:name="Cadre41" text:anchor-type="frame" svg:x="0.45cm" svg:y="0.079cm" svg:width="0.817cm" draw:z-index="0"><draw:text-box fo:min-height="0.355cm"><text:p text:style-name="MP7"><draw:g text:anchor-type="paragraph" draw:z-index="90" draw:name="Shape10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5"><text:span text:style-name="MT10">Éléments de géométrie</text:span> • <text:span text:style-name="MT10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0" draw:style-name="Mdp1">
      <style:header>
        <text:p text:style-name="_5f_Header_20_G_20_page_20_impaire_20__28_D_29_">Géométrie plane : Vocabulaire</text:p>
        <text:p text:style-name="MP16">Géométrie de base, partie 1: nommer, mesurer</text:p>
      </style:header>
      <style:header-left>
        <text:p text:style-name="_5f_Header_20_G_20_page_20_impaire_20__28_D_29_">Géométrie plane : Vocabulaire</text:p>
        <text:p text:style-name="MP17">Géométrie de base, partie 1: nommer, mesurer</text:p>
      </style:header-left>
      <style:footer>
        <text:p text:style-name="MP6"><draw:frame draw:style-name="Mfr2" draw:name="Frame214" text:anchor-type="paragraph" svg:y="-0.06cm" draw:z-index="0"><draw:text-box fo:min-height="0.499cm" fo:min-width="3cm"><draw:frame draw:style-name="Mfr3" draw:name="Frame215" text:anchor-type="frame" svg:x="0.45cm" svg:y="0.079cm" svg:width="0.817cm" draw:z-index="0"><draw:text-box fo:min-height="0.355cm"><text:p text:style-name="MP7"><draw:g text:anchor-type="paragraph" draw:z-index="94" draw:name="Shape4_20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">G</text:span><text:span text:style-name="MT11">éométrie </text:span><text:span text:style-name="MT12">plane </text:span><text:span text:style-name="MT11">: </text:span><text:span text:style-name="MT12">vocabulaire</text:span></text:h></draw:text-box></draw:frame></text:p>
      </style:footer>
      <style:footer-left>
        <text:p text:style-name="MP6"><draw:frame draw:style-name="Mfr2" draw:name="Frame216" text:anchor-type="paragraph" svg:y="-0.06cm" draw:z-index="0"><draw:text-box fo:min-height="0.499cm" fo:min-width="3cm"><draw:frame draw:style-name="Mfr3" draw:name="Frame217" text:anchor-type="frame" svg:x="0.45cm" svg:y="0.079cm" svg:width="0.817cm" draw:z-index="0"><draw:text-box fo:min-height="0.355cm"><text:p text:style-name="MP7"><draw:g text:anchor-type="paragraph" draw:z-index="91" draw:name="Shape4_20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5">G</text:span><text:span text:style-name="MT11">éométrie </text:span><text:span text:style-name="MT13">plane</text:span><text:span text:style-name="MT11"> : </text:span><text:span text:style-name="MT13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1" draw:style-name="Mdp1">
      <style:header>
        <text:p text:style-name="MP5"><text:span text:style-name="MT3">Constructions géométriques : </text:span><text:span text:style-name="MT4">Reproduire</text:span></text:p>
      </style:header>
      <style:header-left>
        <text:p text:style-name="MP5"><text:span text:style-name="MT3">Constructions géométriques : </text:span><text:span text:style-name="MT4">Reproduire</text:span></text:p>
      </style:header-left>
      <style:footer>
        <text:p text:style-name="MP6"><draw:frame draw:style-name="Mfr2" draw:name="Frame358" text:anchor-type="paragraph" svg:y="-0.06cm" draw:z-index="0"><draw:text-box fo:min-height="0.499cm" fo:min-width="3cm"><draw:frame draw:style-name="Mfr3" draw:name="Frame359" text:anchor-type="frame" svg:x="0.45cm" svg:y="0.079cm" svg:width="0.817cm" draw:z-index="0"><draw:text-box fo:min-height="0.355cm"><text:p text:style-name="MP7"><draw:g text:anchor-type="paragraph" draw:z-index="92" draw:name="Shape10_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1">CONSTRUCTIONS Géométriques : <text:s/></text:span><text:span text:style-name="MT5">REPRODUIRE</text:span></text:p></draw:text-box></draw:frame></text:p>
      </style:footer>
      <style:footer-left>
        <text:p text:style-name="MP6"><draw:frame draw:style-name="Mfr2" draw:name="Frame360" text:anchor-type="paragraph" svg:y="-0.06cm" draw:z-index="0"><draw:text-box fo:min-height="0.499cm" fo:min-width="3cm"><draw:frame draw:style-name="Mfr3" draw:name="Frame101" text:anchor-type="frame" svg:x="0.45cm" svg:y="0.079cm" svg:width="0.817cm" draw:z-index="0"><draw:text-box fo:min-height="0.355cm"><text:p text:style-name="MP7"><draw:g text:anchor-type="paragraph" draw:z-index="93" draw:name="Shape10_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1">CONSTRUCTIONS Géométriques : <text:s/></text:span><text:span text:style-name="MT5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2" draw:style-name="Mdp1">
      <style:header>
        <text:p text:style-name="MP19"><text:span text:style-name="MT14"><text:s text:c="15"/>A</text:span>ires : Calculer une aire</text:p>
      </style:header>
      <style:footer>
        <text:p text:style-name="MP20"><draw:frame draw:style-name="Mfr2" draw:name="Frame362" text:anchor-type="paragraph" svg:y="-0.06cm" draw:z-index="0"><draw:text-box fo:min-height="0.499cm" fo:min-width="7.096cm"><draw:frame draw:style-name="Mfr3" draw:name="Frame363" text:anchor-type="frame" svg:x="0.45cm" svg:y="0.079cm" svg:width="0.817cm" draw:z-index="0"><draw:text-box fo:min-height="0.355cm"><text:p text:style-name="MP7"><draw:g text:anchor-type="paragraph" draw:z-index="97" draw:name="Shape4_161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2" draw:name="Frame364" text:anchor-type="paragraph" svg:y="-0.06cm" draw:z-index="0"><draw:text-box fo:min-height="0.499cm" fo:min-width="3cm"><draw:frame draw:style-name="Mfr3" draw:name="Frame365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98" draw:name="Shape4_159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1111111111" text:anchor-type="paragraph" svg:y="-0.06cm" draw:z-index="0"><draw:text-box fo:min-height="0.499cm" fo:min-width="3cm"><draw:frame draw:style-name="Mfr3" draw:name="Frame366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95" draw:name="Shape4_160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96" draw:name="Shape4_158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8">Aires </text:span>: <text:span text:style-name="MT18">problèmes <text:s text:c="4"/></text:span></text:h>
      </style:footer>
      <style:footer-left>
        <text:p text:style-name="MP26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2" draw:style-name="Mdp1">
      <style:header>
        <text:p text:style-name="MP27"><text:span text:style-name="MT14"><text:s text:c="15"/>A</text:span>ires : Aire et unité</text:p>
      </style:header>
      <style:header-left>
        <text:p text:style-name="MP27"><text:span text:style-name="MT14"><text:s text:c="15"/>A</text:span>ires : Aire et unité</text:p>
      </style:header-left>
      <style:footer>
        <text:p text:style-name="MP20"><draw:frame draw:style-name="Mfr2" draw:name="Frame236" text:anchor-type="paragraph" svg:y="-0.06cm" draw:z-index="0"><draw:text-box fo:min-height="0.499cm" fo:min-width="7.096cm"><draw:frame draw:style-name="Mfr3" draw:name="Frame237" text:anchor-type="frame" svg:x="0.45cm" svg:y="0.079cm" svg:width="0.817cm" draw:z-index="0"><draw:text-box fo:min-height="0.355cm"><text:p text:style-name="MP7"><draw:g text:anchor-type="paragraph" draw:z-index="165" draw:name="Shape4_157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1471" text:anchor-type="paragraph" svg:y="-0.06cm" draw:z-index="0"><draw:text-box fo:min-height="0.499cm" fo:min-width="3cm"><draw:frame draw:style-name="Mfr3" draw:name="Frame148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166" draw:name="Shape4_100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34" text:anchor-type="paragraph" svg:y="-0.06cm" draw:z-index="0"><draw:text-box fo:min-height="0.499cm" fo:min-width="3cm"><draw:frame draw:style-name="Mfr3" draw:name="Frame235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167" draw:name="Shape4_155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56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2" draw:style-name="Mdp1">
      <style:header>
        <text:p text:style-name="MP29"><text:span text:style-name="MT19">Conversions d’unités : </text:span><text:span text:style-name="MT20">Problèmes</text:span></text:p>
      </style:header>
      <style:header-left>
        <text:p text:style-name="MP29"><text:span text:style-name="MT19">Conversions d’unités : </text:span><text:span text:style-name="MT20">Problèmes</text:span></text:p>
      </style:header-left>
      <style:footer>
        <text:p text:style-name="MP20"><draw:frame draw:style-name="Mfr2" draw:name="Frame3111111111111" text:anchor-type="paragraph" svg:y="-0.06cm" draw:z-index="0"><draw:text-box fo:min-height="0.499cm" fo:min-width="3cm"><draw:frame draw:style-name="Mfr3" draw:name="Frame41111111111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22">problèmes</text:span></text:p></draw:text-box></draw:frame><draw:g text:anchor-type="paragraph" draw:z-index="171" draw:name="Shape4_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0"><draw:frame draw:style-name="Mfr4" draw:name="Frame3111111112" text:anchor-type="paragraph" svg:y="-0.06cm" draw:z-index="0"><draw:text-box fo:min-height="0.499cm" fo:min-width="7.096cm"><draw:frame draw:style-name="Mfr3" draw:name="Frame41111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30"><text:span text:style-name="MT23">Conversions d’unités : </text:span><text:span text:style-name="MT22">problèmes</text:span></text:p></draw:text-box></draw:frame><draw:g text:anchor-type="paragraph" draw:z-index="168" draw:name="Shape4_142" draw:style-name="Mgr1"><draw:path draw:style-name="Mgr7" draw:text-style-name="MP24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3" draw:style-name="Mdp1">
      <style:header>
        <text:p text:style-name="_5f_Header_20_N_20_page_20_impaire_20__28_D_29_"><text:s/><text:span text:style-name="MT24">Conversions d’unités : </text:span><text:span text:style-name="MT20">Problèmes</text:span></text:p>
      </style:header>
      <style:header-left>
        <text:p text:style-name="_5f_Header_20_N_20_page_20_paire_20__28_G_29_"><text:s/><text:span text:style-name="MT24">Conversions d’unités : </text:span><text:span text:style-name="MT20">Problèmes</text:span></text:p>
      </style:header-left>
      <style:footer>
        <text:p text:style-name="MP6"><draw:frame draw:style-name="Mfr2" draw:name="Frame20211" text:anchor-type="paragraph" svg:y="-0.06cm" draw:z-index="0"><draw:text-box fo:min-height="0.499cm" fo:min-width="3cm"><draw:frame draw:style-name="Mfr3" draw:name="Frame203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22">problèmes</text:span></text:p></draw:text-box></draw:frame><draw:g text:anchor-type="paragraph" draw:z-index="169" draw:name="Shape4_147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301" text:anchor-type="paragraph" svg:y="-0.06cm" draw:z-index="0"><draw:text-box fo:min-height="0.499cm" fo:min-width="3cm"><draw:frame draw:style-name="Mfr3" draw:name="Frame136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5">Conversions d’unités </text:span><text:span text:style-name="MT17">: </text:span><text:span text:style-name="MT25">problèmes</text:span></text:p></draw:text-box></draw:frame><draw:g text:anchor-type="paragraph" draw:z-index="170" draw:name="Shape4_63" draw:style-name="Mgr1"><draw:path draw:style-name="Mgr7" draw:text-style-name="MP24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2" draw:style-name="Mdp1">
      <style:header>
        <text:p text:style-name="_5f_Header_20_N_20_page_20_paire_20__28_G_29_"><text:span text:style-name="MT19">Conversions d’unités : </text:span><text:span text:style-name="MT26">Aires</text:span></text:p>
      </style:header>
      <style:header-left>
        <text:p text:style-name="_5f_Header_20_N_20_page_20_paire_20__28_G_29_"><text:span text:style-name="MT19">Conversions d’unités : </text:span><text:span text:style-name="MT26">Aires</text:span></text:p>
      </style:header-left>
      <style:footer>
        <text:p text:style-name="MP20"><draw:frame draw:style-name="Mfr2" draw:name="Frame31111111111111" text:anchor-type="paragraph" svg:y="-0.06cm" draw:z-index="0"><draw:text-box fo:min-height="0.499cm" fo:min-width="3cm"><draw:frame draw:style-name="Mfr3" draw:name="Frame41111111111111" text:anchor-type="frame" svg:x="0.45cm" svg:y="0.079cm" svg:width="0.817cm" draw:z-index="0"><draw:text-box fo:min-height="0.355cm"><text:p text:style-name="MP7"><text:page-number text:select-page="current">0</text:page-number></text:p></draw:text-box></draw:frame><text:h text:style-name="_5f_Footer_20_page_20_impaire_20__28_D_29_" text:outline-level="1"><text:span text:style-name="MT21">Conversions d’unités : </text:span><text:span text:style-name="MT27">Aires</text:span></text:h></draw:text-box></draw:frame><draw:g text:anchor-type="paragraph" draw:z-index="173" draw:name="Shape4_14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0"/>
      </style:footer-left>
    </style:master-page>
    <style:master-page style:name="_35__5f_6_5f_SERIE_5f_N_5f_GAUCHE_5f_ET_5f_DROITE_5f_1COL" style:display-name="5_6_SERIE_N_GAUCHE_ET_DROITE_1COL" style:page-layout-name="Mpm13" draw:style-name="Mdp1">
      <style:header>
        <text:p text:style-name="Header"><text:s/><text:span text:style-name="MT24">Conversions d’unités : </text:span><text:span text:style-name="MT26">Aires</text:span></text:p>
      </style:header>
      <style:header-left>
        <text:p text:style-name="Header"><text:s/><text:span text:style-name="MT24">Conversions d’unités : </text:span><text:span text:style-name="MT26">Aires</text:span></text:p>
      </style:header-left>
      <style:footer>
        <text:p text:style-name="MP6"><draw:frame draw:style-name="Mfr2" draw:name="Frame1111111111" text:anchor-type="paragraph" svg:y="-0.06cm" draw:z-index="0"><draw:text-box fo:min-height="0.499cm" fo:min-width="3cm"><draw:frame draw:style-name="Mfr3" draw:name="Frame199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27">aires</text:span></text:p></draw:text-box></draw:frame><draw:g text:anchor-type="paragraph" draw:z-index="175" draw:name="Shape4_5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111112" text:anchor-type="paragraph" svg:y="-0.06cm" draw:z-index="0"><draw:text-box fo:min-height="0.499cm" fo:min-width="3cm"><draw:frame draw:style-name="Mfr3" draw:name="Frame129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176" draw:name="Shape4_153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2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2" draw:style-name="Mdp1">
      <style:header>
        <text:p text:style-name="_5f_Header_20_N_20_page_20_impaire_20__28_D_29_"><text:span text:style-name="MT19">Conversions d’unités : </text:span><text:span text:style-name="MT28">Vitesse</text:span></text:p>
      </style:header>
      <style:header-left>
        <text:p text:style-name="_5f_Header_20_N_20_page_20_impaire_20__28_D_29_"><text:span text:style-name="MT19">Conversions d’unités : </text:span><text:span text:style-name="MT28">Vitesse</text:span></text:p>
      </style:header-left>
      <style:footer>
        <text:p text:style-name="MP20"><draw:frame draw:style-name="Mfr2" draw:name="Frame1951" text:anchor-type="paragraph" svg:y="-0.06cm" draw:z-index="0"><draw:text-box fo:min-height="0.499cm" fo:min-width="3cm"><draw:frame draw:style-name="Mfr3" draw:name="Frame196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29">vitesse</text:span><text:span text:style-name="MT17"> </text:span></text:p></draw:text-box></draw:frame><draw:g text:anchor-type="paragraph" draw:z-index="178" draw:name="Shape4_140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0"><draw:frame draw:style-name="Mfr4" draw:name="Frame200" text:anchor-type="paragraph" svg:y="-0.06cm" draw:z-index="0"><draw:text-box fo:min-height="0.499cm" fo:min-width="7.096cm"><draw:frame draw:style-name="Mfr3" draw:name="Frame201" text:anchor-type="frame" svg:x="0.45cm" svg:y="0.079cm" svg:width="0.817cm" draw:z-index="0"><draw:text-box fo:min-height="0.355cm"><text:p text:style-name="MP7"><draw:g text:anchor-type="paragraph" draw:z-index="174" draw:name="Shape4_4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3">Conversions d’unités : </text:span><text:span text:style-name="MT29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3" draw:style-name="Mdp1">
      <style:header>
        <text:p text:style-name="_5f_Header_20_N_20_page_20_impaire_20__28_D_29_"><text:s/><text:span text:style-name="MT24">Conversions d’unités : </text:span><text:span text:style-name="MT30">Temps et durées</text:span></text:p>
      </style:header>
      <style:header-left>
        <text:p text:style-name="_5f_Header_20_N_20_page_20_impaire_20__28_D_29_"><text:s/><text:span text:style-name="MT24">Conversions d’unités : </text:span><text:span text:style-name="MT30">Temps et durées</text:span></text:p>
      </style:header-left>
      <style:footer>
        <text:p text:style-name="MP6"><draw:frame draw:style-name="Mfr2" draw:name="Frame19111" text:anchor-type="paragraph" svg:y="-0.06cm" draw:z-index="0"><draw:text-box fo:min-height="0.499cm" fo:min-width="3cm"><draw:frame draw:style-name="Mfr3" draw:name="Frame192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31">Temps et </text:span><text:span text:style-name="MT32">Durée</text:span><text:span text:style-name="MT17"> </text:span></text:p></draw:text-box></draw:frame><draw:g text:anchor-type="paragraph" draw:z-index="180" draw:name="Shape4_137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97" text:anchor-type="paragraph" svg:y="-0.06cm" draw:z-index="0"><draw:text-box fo:min-height="0.499cm" fo:min-width="3cm"><draw:frame draw:style-name="Mfr3" draw:name="Frame198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181" draw:name="Shape4_143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44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2" draw:style-name="Mdp1">
      <style:header>
        <text:p text:style-name="_5f_Header_20_N_20_page_20_impaire_20__28_D_29_"><text:span text:style-name="MT19">Conversions d’unités : </text:span><text:span text:style-name="MT33">Temps et d</text:span><text:span text:style-name="MT34">urées</text:span></text:p>
      </style:header>
      <style:header-left>
        <text:p text:style-name="_5f_Header_20_N_20_page_20_impaire_20__28_D_29_"><text:span text:style-name="MT19">Conversions d’unités : </text:span><text:span text:style-name="MT33">Temps et d</text:span><text:span text:style-name="MT34">urées</text:span></text:p>
      </style:header-left>
      <style:footer>
        <text:p text:style-name="MP20"><draw:frame draw:style-name="Mfr2" draw:name="Frame18711" text:anchor-type="paragraph" svg:y="-0.06cm" draw:z-index="0"><draw:text-box fo:min-height="0.499cm" fo:min-width="3cm"><draw:frame draw:style-name="Mfr3" draw:name="Frame188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35">temps et </text:span><text:span text:style-name="MT36">durées</text:span><text:span text:style-name="MT17"> </text:span></text:p></draw:text-box></draw:frame><draw:g text:anchor-type="paragraph" draw:z-index="182" draw:name="Shape4_132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0"><draw:frame draw:style-name="Mfr4" draw:name="Frame193" text:anchor-type="paragraph" svg:y="-0.06cm" draw:z-index="0"><draw:text-box fo:min-height="0.499cm" fo:min-width="7.096cm"><draw:frame draw:style-name="Mfr3" draw:name="Frame194" text:anchor-type="frame" svg:x="0.45cm" svg:y="0.079cm" svg:width="0.817cm" draw:z-index="0"><draw:text-box fo:min-height="0.355cm"><text:p text:style-name="MP7"><draw:g text:anchor-type="paragraph" draw:z-index="179" draw:name="Shape4_141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3">Conversions d’unités : </text:span><text:span text:style-name="MT35">temps et </text:span><text:span text:style-name="MT36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3" draw:style-name="Mdp1">
      <style:header>
        <text:p text:style-name="Header"><text:s/><text:span text:style-name="MT24">Conversions d’unités : </text:span><text:span text:style-name="MT33">Temps et d</text:span><text:span text:style-name="MT34">urées</text:span></text:p>
      </style:header>
      <style:header-left>
        <text:p text:style-name="Header"><text:s/><text:span text:style-name="MT24">Conversions d’unités : </text:span><text:span text:style-name="MT33">Temps et d</text:span><text:span text:style-name="MT34">urées</text:span></text:p>
      </style:header-left>
      <style:footer>
        <text:p text:style-name="MP6"><draw:frame draw:style-name="Mfr2" draw:name="Frame1771" text:anchor-type="paragraph" svg:y="-0.06cm" draw:z-index="0"><draw:text-box fo:min-height="0.499cm" fo:min-width="3cm"><draw:frame draw:style-name="Mfr3" draw:name="Frame178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35">temps et </text:span><text:span text:style-name="MT36">durées</text:span><text:span text:style-name="MT17"> </text:span></text:p></draw:text-box></draw:frame><draw:g text:anchor-type="paragraph" draw:z-index="183" draw:name="Shape4_131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89" text:anchor-type="paragraph" svg:y="-0.06cm" draw:z-index="0"><draw:text-box fo:min-height="0.499cm" fo:min-width="3cm"><draw:frame draw:style-name="Mfr3" draw:name="Frame190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184" draw:name="Shape4_138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139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2" draw:style-name="Mdp1">
      <style:header>
        <text:p text:style-name="_5f_Header_20_N_20_page_20_impaire_20__28_D_29_"><text:span text:style-name="MT19">Conversions d’unités : </text:span><text:span text:style-name="MT37">Capacités</text:span></text:p>
      </style:header>
      <style:header-left>
        <text:p text:style-name="_5f_Header_20_N_20_page_20_impaire_20__28_D_29_"><text:span text:style-name="MT19">Conversions d’unités : </text:span><text:span text:style-name="MT37">Capacités</text:span></text:p>
      </style:header-left>
      <style:footer>
        <text:p text:style-name="MP20"><draw:frame draw:style-name="Mfr2" draw:name="Frame204" text:anchor-type="paragraph" svg:y="-0.06cm" draw:z-index="0"><draw:text-box fo:min-height="0.499cm" fo:min-width="3cm"><draw:frame draw:style-name="Mfr3" draw:name="Frame205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38">Capacités</text:span><text:span text:style-name="MT17"> </text:span></text:p></draw:text-box></draw:frame><draw:g text:anchor-type="paragraph" draw:z-index="188" draw:name="Shape4_148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0"/>
      </style:footer-left>
    </style:master-page>
    <style:master-page style:name="_35__5f_3_5f_SERIE_5f_N_5f_GAUCHE_5f_ET_5f_DROITE_5f_1COL" style:display-name="5_3_SERIE_N_GAUCHE_ET_DROITE_1COL" style:page-layout-name="Mpm13" draw:style-name="Mdp1">
      <style:header>
        <text:p text:style-name="Header"><text:s/><text:span text:style-name="MT24">Conversions d’unités : </text:span><text:span text:style-name="MT37">Capacités</text:span></text:p>
      </style:header>
      <style:header-left>
        <text:p text:style-name="Header"><text:s/><text:span text:style-name="MT24">Conversions d’unités : </text:span><text:span text:style-name="MT37">Capacités</text:span></text:p>
      </style:header-left>
      <style:footer>
        <text:p text:style-name="MP6"><draw:frame draw:style-name="Mfr2" draw:name="Frame185" text:anchor-type="paragraph" svg:y="-0.06cm" draw:z-index="0"><draw:text-box fo:min-height="0.499cm" fo:min-width="3cm"><draw:frame draw:style-name="Mfr3" draw:name="Frame186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39">capacités</text:span><text:span text:style-name="MT17"> </text:span></text:p></draw:text-box></draw:frame><draw:g text:anchor-type="paragraph" draw:z-index="190" draw:name="Shape4_13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83" text:anchor-type="paragraph" svg:y="-0.06cm" draw:z-index="0"><draw:text-box fo:min-height="0.499cm" fo:min-width="3cm"><draw:frame draw:style-name="Mfr3" draw:name="Frame184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186" draw:name="Shape4_134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135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2" draw:style-name="Mdp1">
      <style:header>
        <text:p text:style-name="_5f_Header_20_N_20_page_20_impaire_20__28_D_29_"><text:span text:style-name="MT40"><text:s/></text:span><text:span text:style-name="MT24">Conversions d’unités : </text:span><text:span text:style-name="MT40">masses</text:span></text:p>
      </style:header>
      <style:header-left>
        <text:p text:style-name="_5f_Header_20_N_20_page_20_impaire_20__28_D_29_"><text:span text:style-name="MT40"><text:s/></text:span><text:span text:style-name="MT24">Conversions d’unités : </text:span><text:span text:style-name="MT40">masses</text:span></text:p>
      </style:header-left>
      <style:footer>
        <text:p text:style-name="MP31"><draw:frame draw:style-name="Mfr2" draw:name="Frame1731" text:anchor-type="paragraph" svg:y="-0.06cm" draw:z-index="0"><draw:text-box fo:min-height="0.499cm" fo:min-width="3cm"><draw:frame draw:style-name="Mfr3" draw:name="Frame174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41">Masses</text:span><text:span text:style-name="MT17"> </text:span></text:p></draw:text-box></draw:frame><draw:g text:anchor-type="paragraph" draw:z-index="193" draw:name="Shape4_128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draw:g text:anchor-type="paragraph" draw:z-index="194" draw:name="Shape4_12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0"><draw:frame draw:style-name="Mfr4" draw:name="Frame179" text:anchor-type="paragraph" svg:y="-0.06cm" draw:z-index="0"><draw:text-box fo:min-height="0.499cm" fo:min-width="7.096cm"><draw:frame draw:style-name="Mfr3" draw:name="Frame180" text:anchor-type="frame" svg:x="0.45cm" svg:y="0.079cm" svg:width="0.817cm" draw:z-index="0"><draw:text-box fo:min-height="0.355cm"><text:p text:style-name="MP7"><draw:g text:anchor-type="paragraph" draw:z-index="189" draw:name="Shape4_3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3">Conversions d’unités : </text:span><text:span text:style-name="MT42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3" draw:style-name="Mdp1">
      <style:header>
        <text:p text:style-name="_5f_Header_20_N_20_page_20_impaire_20__28_D_29_"><text:s/><text:span text:style-name="MT24">Conversions d’unités : </text:span><text:span text:style-name="MT40">masses</text:span></text:p>
      </style:header>
      <style:header-left>
        <text:p text:style-name="_5f_Header_20_N_20_page_20_impaire_20__28_D_29_"><text:s/><text:span text:style-name="MT24">Conversions d’unités : </text:span><text:span text:style-name="MT40">masses</text:span></text:p>
      </style:header-left>
      <style:footer>
        <text:p text:style-name="MP6"><draw:frame draw:style-name="Mfr2" draw:name="Frame441" text:anchor-type="paragraph" svg:y="-0.06cm" draw:z-index="0"><draw:text-box fo:min-height="0.499cm" fo:min-width="3cm"><draw:frame draw:style-name="Mfr3" draw:name="Frame45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43">masses</text:span><text:span text:style-name="MT17"> </text:span></text:p></draw:text-box></draw:frame><draw:g text:anchor-type="paragraph" draw:z-index="197" draw:name="Shape4_123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751" text:anchor-type="paragraph" svg:y="-0.06cm" draw:z-index="0"><draw:text-box fo:min-height="0.499cm" fo:min-width="3cm"><draw:frame draw:style-name="Mfr3" draw:name="Frame176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191" draw:name="Shape4_129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130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2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32"><draw:frame draw:style-name="Mfr1" draw:name="Frame1691" text:anchor-type="paragraph" svg:x="10.402cm" svg:y="-0.06cm" draw:z-index="0"><draw:text-box fo:min-height="0.499cm" fo:min-width="7.096cm"><draw:frame draw:style-name="Mfr3" draw:name="Frame1701" text:anchor-type="frame" svg:x="0.45cm" svg:y="0.079cm" svg:width="0.817cm" draw:z-index="0"><draw:text-box fo:min-height="0.355cm"><text:p text:style-name="MP7"><draw:g text:anchor-type="paragraph" draw:z-index="204" draw:name="Shape4_109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44">Périmètre : </text:span><text:span text:style-name="MT45">Problèmes</text:span></text:p></draw:text-box></draw:frame></text:p>
      </style:footer>
      <style:footer-left>
        <text:p text:style-name="MP32"><draw:frame draw:style-name="Mfr1" draw:name="Frame1711" text:anchor-type="paragraph" svg:x="1.289cm" svg:y="-0.005cm" draw:z-index="0"><draw:text-box fo:min-height="0.499cm" fo:min-width="7.096cm"><draw:frame draw:style-name="Mfr3" draw:name="Frame17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33"><text:span text:style-name="MT44">Périmètre : </text:span><text:span text:style-name="MT45">Problèmes</text:span></text:p></draw:text-box></draw:frame><draw:g text:anchor-type="paragraph" draw:z-index="201" draw:name="Shape4_122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1671" text:anchor-type="paragraph" svg:y="-0.06cm" draw:z-index="0"><draw:text-box fo:min-height="0.499cm" fo:min-width="3cm"><draw:frame draw:style-name="Mfr3" draw:name="Frame168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05" draw:name="Shape4_108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610" text:anchor-type="paragraph" svg:y="-0.06cm" draw:z-index="0"><draw:text-box fo:min-height="0.499cm" fo:min-width="3cm"><draw:frame draw:style-name="Mfr3" draw:name="Frame19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06" draw:name="Shape4_120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207" draw:name="Shape4_121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2" draw:style-name="Mdp1">
      <style:header>
        <text:p text:style-name="_5f_Header_20_M_20_page_20_impaire_20__28_D_29_"><draw:line text:anchor-type="paragraph" draw:z-index="208" draw:name="Shape3_16" draw:style-name="Mgr9" draw:text-style-name="MP12" svg:x1="12.726cm" svg:y1="0.399cm" svg:x2="20.496cm" svg:y2="0.36cm"><text:p/></draw:line><text:span text:style-name="MT46">Périmètre</text:span> : <text:span text:style-name="MT47">Périmètres et unités</text:span></text:p>
      </style:header>
      <style:header-left>
        <text:p text:style-name="MP34"><draw:line text:anchor-type="paragraph" draw:z-index="210" draw:name="Shape3_17" draw:style-name="Mgr9" draw:text-style-name="MP12" svg:x1="16.083cm" svg:y1="0.383cm" svg:x2="20.496cm" svg:y2="0.36cm"><text:p/></draw:line><text:span text:style-name="MT46">Périmètre</text:span> : <text:span text:style-name="MT47">Périmètres et unités</text:span></text:p>
      </style:header-left>
      <style:footer>
        <text:p text:style-name="MP20"><draw:frame draw:style-name="Mfr2" draw:name="Frame2031" text:anchor-type="paragraph" svg:y="-0.06cm" draw:z-index="0"><draw:text-box fo:min-height="0.499cm" fo:min-width="7.096cm"><draw:frame draw:style-name="Mfr3" draw:name="Frame371" text:anchor-type="frame" svg:x="0.45cm" svg:y="0.079cm" svg:width="0.817cm" draw:z-index="0"><draw:text-box fo:min-height="0.355cm"><text:p text:style-name="MP7"><draw:g text:anchor-type="paragraph" draw:z-index="209" draw:name="Shape4_107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4">Périmètre <text:s/>: </text:span><text:span text:style-name="MT48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16121" text:anchor-type="paragraph" svg:y="-0.06cm" draw:z-index="0"><draw:text-box fo:min-height="0.499cm" fo:min-width="3cm"><draw:frame draw:style-name="Mfr3" draw:name="Frame1910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11" draw:name="Shape4_12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651" text:anchor-type="paragraph" svg:y="-0.06cm" draw:z-index="0"><draw:text-box fo:min-height="0.499cm" fo:min-width="3cm"><draw:frame draw:style-name="Mfr3" draw:name="Frame166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12" draw:name="Shape4_263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13" draw:name="Shape4_265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2" draw:style-name="Mdp1">
      <style:header>
        <text:p text:style-name="_5f_Header_20_M_20_page_20_impaire_20__28_D_29_"><draw:line text:anchor-type="paragraph" draw:z-index="216" draw:name="Shape3_11" draw:style-name="Mgr9" draw:text-style-name="MP12" svg:x1="12.45cm" svg:y1="0.362cm" svg:x2="20.497cm" svg:y2="0.36cm"><text:p/></draw:line><text:span text:style-name="MT46">Périmètre</text:span> : <text:span text:style-name="MT49">Mesurer, reporter</text:span></text:p>
      </style:header>
      <style:header-left>
        <text:p text:style-name="_5f_Header_20_M_20_page_20_impaire_20__28_D_29_"><draw:line text:anchor-type="paragraph" draw:z-index="217" draw:name="Shape3_20" draw:style-name="Mgr9" draw:text-style-name="MP12" svg:x1="12.45cm" svg:y1="0.362cm" svg:x2="20.497cm" svg:y2="0.36cm"><text:p/></draw:line><text:span text:style-name="MT46">Périmètre</text:span> : <text:span text:style-name="MT49">Mesurer, reporter</text:span></text:p>
      </style:header-left>
      <style:footer>
        <text:p text:style-name="MP20"><draw:frame draw:style-name="Mfr2" draw:name="Frame1591" text:anchor-type="paragraph" svg:y="-0.06cm" draw:z-index="0"><draw:text-box fo:min-height="0.499cm" fo:min-width="7.096cm"><draw:frame draw:style-name="Mfr3" draw:name="Frame1601" text:anchor-type="frame" svg:x="0.45cm" svg:y="0.079cm" svg:width="0.817cm" draw:z-index="0"><draw:text-box fo:min-height="0.355cm"><text:p text:style-name="MP7"><draw:g text:anchor-type="paragraph" draw:z-index="218" draw:name="Shape4_113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44">Périmètre : </text:span><text:span text:style-name="MT50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1611" text:anchor-type="paragraph" svg:y="-0.06cm" draw:z-index="0"><draw:text-box fo:min-height="0.499cm" fo:min-width="3cm"><draw:frame draw:style-name="Mfr3" draw:name="Frame16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21" draw:name="Shape4_18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81" text:anchor-type="paragraph" svg:y="-0.06cm" draw:z-index="0"><draw:text-box fo:min-height="0.499cm" fo:min-width="3cm"><draw:frame draw:style-name="Mfr3" draw:name="Frame18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14" draw:name="Shape4_114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15" draw:name="Shape4_115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2" draw:style-name="Mdp1">
      <style:header>
        <text:p text:style-name="_5f_Header_20_M_20_page_20_impaire_20__28_D_29_"><text:span text:style-name="MT46">Périmètre</text:span> : <text:span text:style-name="MT46">Calculs sur une figure</text:span></text:p>
      </style:header>
      <style:header-left>
        <text:p text:style-name="_5f_Header_20_M_20_page_20_paire_20__28_G_29_"><text:span text:style-name="MT46">Périmètre</text:span> : <text:span text:style-name="MT46">Calculs sur une figure</text:span></text:p>
      </style:header-left>
      <style:footer>
        <text:p text:style-name="MP20"><draw:frame draw:style-name="Mfr2" draw:name="Frame1551" text:anchor-type="paragraph" svg:y="-0.06cm" draw:z-index="0"><draw:text-box fo:min-height="0.499cm" fo:min-width="7.096cm"><draw:frame draw:style-name="Mfr3" draw:name="Frame1561" text:anchor-type="frame" svg:x="0.45cm" svg:y="0.079cm" svg:width="0.817cm" draw:z-index="0"><draw:text-box fo:min-height="0.355cm"><text:p text:style-name="MP7"><draw:g text:anchor-type="paragraph" draw:z-index="223" draw:name="Shape4_94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1" draw:name="Frame1571" text:anchor-type="paragraph" svg:x="0.864cm" svg:y="0.138cm" draw:z-index="0"><draw:text-box fo:min-height="0.499cm" fo:min-width="7.347cm"><draw:frame draw:style-name="Mfr3" draw:name="Frame1581" text:anchor-type="frame" svg:x="0.45cm" svg:y="0.079cm" svg:width="0.817cm" draw:z-index="0"><draw:text-box fo:min-height="0.355cm"><text:p text:style-name="MP7"><draw:g text:anchor-type="paragraph" draw:z-index="219" draw:name="Shape4_95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20" draw:name="Shape4_96" draw:style-name="Mgr1"><draw:path draw:style-name="Mgr6" draw:text-style-name="MP21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15111" text:anchor-type="paragraph" svg:y="-0.06cm" draw:z-index="0"><draw:text-box fo:min-height="0.499cm" fo:min-width="3cm"><draw:frame draw:style-name="Mfr3" draw:name="Frame15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24" draw:name="Shape4_93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531" text:anchor-type="paragraph" svg:y="-0.06cm" draw:z-index="0"><draw:text-box fo:min-height="0.499cm" fo:min-width="3cm"><draw:frame draw:style-name="Mfr3" draw:name="Frame154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25" draw:name="Shape4_102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22" draw:name="Shape4_101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2" draw:style-name="Mdp1">
      <style:header>
        <text:p text:style-name="_5f_Header_20_D_20_page_20_impaire_20__28_D_29_"><text:span text:style-name="MT51">Proportionnalité et pourcentage</text:span><text:span text:style-name="MT52"> </text:span>: <text:span text:style-name="MT53">Pourcentages</text:span> </text:p>
      </style:header>
      <style:header-left>
        <text:p text:style-name="_5f_Header_20_D_20_page_20_impaire_20__28_D_29_"><text:span text:style-name="MT51">Proportionnalité et pourcentage</text:span><text:span text:style-name="MT52"> </text:span>: <text:span text:style-name="MT53">Pourcentages</text:span> </text:p>
      </style:header-left>
      <style:footer>
        <text:p text:style-name="MP20"><draw:frame draw:style-name="Mfr2" draw:name="Frame1451" text:anchor-type="paragraph" svg:y="-0.06cm" draw:z-index="0"><draw:text-box fo:min-height="0.499cm" fo:min-width="7.096cm"><draw:frame draw:style-name="Mfr3" draw:name="Frame1461" text:anchor-type="frame" svg:x="0.45cm" svg:y="0.079cm" svg:width="0.817cm" draw:z-index="0"><draw:text-box fo:min-height="0.355cm"><text:p text:style-name="MP7"><draw:g text:anchor-type="paragraph" draw:z-index="226" draw:name="Shape4_98" draw:style-name="Mgr1"><draw:path draw:style-name="Mgr8" draw:text-style-name="MP2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4">Proportionnalité et pourcentage : </text:span><text:span text:style-name="MT55">pourcentages</text:span></text:p></draw:text-box></draw:frame></text:p>
      </style:footer>
      <style:footer-left>
        <text:p text:style-name="MP6"><draw:frame draw:style-name="Mfr2" draw:name="Frame1491" text:anchor-type="paragraph" svg:y="-0.06cm" draw:z-index="0"><draw:text-box fo:min-height="0.499cm" fo:min-width="3cm"><draw:frame draw:style-name="Mfr3" draw:name="Frame150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36"><text:span text:style-name="MT56">Proportionnalité et pourcentages : </text:span><text:span text:style-name="MT55">pourcentages</text:span></text:p></draw:text-box></draw:frame><draw:g text:anchor-type="paragraph" draw:z-index="227" draw:name="Shape4_112" draw:style-name="Mgr1"><draw:path draw:style-name="Mgr8" draw:text-style-name="MP25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3" draw:style-name="Mdp1">
      <style:header>
        <text:p text:style-name="Header"><text:span text:style-name="MT51">Proportionnalité et pourcentages</text:span><text:span text:style-name="MT52"> </text:span>: <text:span text:style-name="MT51">proportionnalité</text:span> </text:p>
        <text:p text:style-name="MP37"/>
      </style:header>
      <style:header-left>
        <text:p text:style-name="Header"><text:span text:style-name="MT51">Proportionnalité et pourcentages</text:span><text:span text:style-name="MT52"> </text:span>: <text:span text:style-name="MT51">proportionnalité</text:span> </text:p>
        <text:p text:style-name="MP37"/>
      </style:header-left>
      <style:footer>
        <text:p text:style-name="MP6"><draw:frame draw:style-name="Mfr2" draw:name="Frame1211" text:anchor-type="paragraph" svg:y="-0.06cm" draw:z-index="0"><draw:text-box fo:min-height="0.499cm" fo:min-width="3cm"><draw:frame draw:style-name="Mfr3" draw:name="Frame188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38">Proportionnalité et pourcentages : proportionalité</text:p></draw:text-box></draw:frame><draw:g text:anchor-type="paragraph" draw:z-index="228" draw:name="Shape4_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11111111111" text:anchor-type="paragraph" svg:y="-0.06cm" draw:z-index="0"><draw:text-box fo:min-height="0.499cm" fo:min-width="3cm"><draw:frame draw:style-name="Mfr3" draw:name="Frame19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39">: </text:p></draw:text-box></draw:frame><draw:g text:anchor-type="paragraph" draw:z-index="229" draw:name="Shape4_9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2" draw:style-name="Mdp1">
      <style:header>
        <text:p text:style-name="_5f_Header_20_D_20_page_20_impaire_20__28_D_29_"><text:span text:style-name="MT57">Utiliser des données</text:span> : <text:span text:style-name="MT57">Organiser</text:span> </text:p>
      </style:header>
      <style:header-left>
        <text:p text:style-name="MP40"><text:span text:style-name="MT57">Utiliser des données</text:span> : <text:span text:style-name="MT57">Organiser</text:span> </text:p>
      </style:header-left>
      <style:footer>
        <text:p text:style-name="MP20"><draw:frame draw:style-name="Mfr2" draw:name="Frame1022" text:anchor-type="paragraph" svg:y="-0.06cm" draw:z-index="0"><draw:text-box fo:min-height="0.499cm" fo:min-width="7.096cm"><draw:frame draw:style-name="Mfr3" draw:name="Frame1431" text:anchor-type="frame" svg:x="0.45cm" svg:y="0.079cm" svg:width="0.817cm" draw:z-index="0"><draw:text-box fo:min-height="0.355cm"><text:p text:style-name="MP7"><draw:g text:anchor-type="paragraph" draw:z-index="242" draw:name="Shape4_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8">R</text:span>epères du plan : se repérer</text:p></draw:text-box></draw:frame></text:p>
      </style:footer>
      <style:footer-left>
        <text:p text:style-name="MP6"><draw:frame draw:style-name="Mfr2" draw:name="Frame1441" text:anchor-type="paragraph" svg:y="-0.06cm" draw:z-index="0"><draw:text-box fo:min-height="0.499cm" fo:min-width="3cm"><draw:frame draw:style-name="Mfr3" draw:name="Frame2801" text:anchor-type="frame" svg:x="0.45cm" svg:y="0.079cm" svg:width="0.817cm" draw:z-index="0"><draw:text-box fo:min-height="0.355cm"><text:p text:style-name="MP7"><draw:g text:anchor-type="paragraph" draw:z-index="237" draw:name="Shape4_7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3" draw:style-name="Mdp1">
      <style:header>
        <text:p text:style-name="_5f_Header_20_D_20_page_20_paire_20__28_G_29_"><text:s/><text:span text:style-name="MT52">Utilis</text:span><text:span text:style-name="MT59">er des</text:span><text:span text:style-name="MT52"> données </text:span>: <text:span text:style-name="MT60">Organiser</text:span> </text:p>
      </style:header>
      <style:header-left>
        <text:p text:style-name="_5f_Header_20_D_20_page_20_paire_20__28_G_29_"><text:s/><text:span text:style-name="MT52">Utilis</text:span><text:span text:style-name="MT59">er des</text:span><text:span text:style-name="MT52"> données </text:span>: <text:span text:style-name="MT60">Organiser</text:span> </text:p>
      </style:header-left>
      <style:footer>
        <text:p text:style-name="MP6"><draw:frame draw:style-name="Mfr2" draw:name="Frame261" text:anchor-type="paragraph" svg:y="-0.06cm" draw:z-index="0"><draw:text-box fo:min-height="0.499cm" fo:min-width="3cm"><draw:frame draw:style-name="Mfr3" draw:name="Frame27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61">Utilis</text:span><text:span text:style-name="MT62">er</text:span><text:span text:style-name="MT61"> de</text:span><text:span text:style-name="MT62">s</text:span><text:span text:style-name="MT61"> données</text:span><text:span text:style-name="MT17"> : </text:span><text:span text:style-name="MT63">Organiser</text:span><text:span text:style-name="MT17"> </text:span></text:p></draw:text-box></draw:frame><draw:g text:anchor-type="paragraph" draw:z-index="244" draw:name="Shape4_74" draw:style-name="Mgr1"><draw:path draw:style-name="Mgr8" draw:text-style-name="MP2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391" text:anchor-type="paragraph" svg:y="-0.06cm" draw:z-index="0"><draw:text-box fo:min-height="0.499cm" fo:min-width="3cm"><draw:frame draw:style-name="Mfr3" draw:name="Frame140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61">Utilis</text:span><text:span text:style-name="MT62">er</text:span><text:span text:style-name="MT61"> de</text:span><text:span text:style-name="MT62">s</text:span><text:span text:style-name="MT61"> données</text:span><text:span text:style-name="MT17"> : </text:span><text:span text:style-name="MT63">Organiser</text:span><text:span text:style-name="MT17"> </text:span></text:p></draw:text-box></draw:frame><draw:g text:anchor-type="paragraph" draw:z-index="245" draw:name="Shape4_75" draw:style-name="Mgr1"><draw:path draw:style-name="Mgr8" draw:text-style-name="MP42" svg:width="0.855cm" svg:height="1.172cm" svg:x="-0.268cm" svg:y="-0.175cm" svg:viewBox="0 0 856 1173" svg:d="M856 1173h-856v-991c0-100 79-182 175-182h505c97 0 176 82 176 182z"><text:p/></draw:path></draw:g><draw:g text:anchor-type="paragraph" draw:z-index="241" draw:name="Shape4_259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2" draw:style-name="Mdp1">
      <style:header>
        <text:p text:style-name="MP43"><text:span text:style-name="MT64">Repères du plan : Se repérer</text:span> </text:p>
      </style:header>
      <style:header-left>
        <text:p text:style-name="MP43"><text:span text:style-name="MT64">Repères du plan : Se repérer</text:span> </text:p>
      </style:header-left>
      <style:footer>
        <text:p text:style-name="MP20"><draw:frame draw:style-name="Mfr2" draw:name="Frame221" text:anchor-type="paragraph" svg:y="-0.06cm" draw:z-index="0"><draw:text-box fo:min-height="0.499cm" fo:min-width="7.096cm"><draw:frame draw:style-name="Mfr3" draw:name="Frame3211" text:anchor-type="frame" svg:x="0.45cm" svg:y="0.079cm" svg:width="0.817cm" draw:z-index="0"><draw:text-box fo:min-height="0.355cm"><text:p text:style-name="MP7"><draw:g text:anchor-type="paragraph" draw:z-index="248" draw:name="Shape4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8">R</text:span>epères du plan : se repérer</text:p></draw:text-box></draw:frame></text:p>
      </style:footer>
      <style:footer-left>
        <text:p text:style-name="MP6"><draw:frame draw:style-name="Mfr2" draw:name="Frame1371" text:anchor-type="paragraph" svg:y="-0.06cm" draw:z-index="0"><draw:text-box fo:min-height="0.499cm" fo:min-width="3cm"><draw:frame draw:style-name="Mfr3" draw:name="Frame1381" text:anchor-type="frame" svg:x="0.45cm" svg:y="0.079cm" svg:width="0.817cm" draw:z-index="0"><draw:text-box fo:min-height="0.355cm"><text:p text:style-name="MP7"><draw:g text:anchor-type="paragraph" draw:z-index="243" draw:name="Shape4_11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8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1" draw:style-name="Mdp1">
      <style:header>
        <text:p text:style-name="_5f_Header_20_D_20_page_20_impaire_20__28_D_29_"><text:s/><text:span text:style-name="MT52">Utilis</text:span><text:span text:style-name="MT59">er des</text:span><text:span text:style-name="MT52"> données </text:span>: <text:span text:style-name="MT65">Représenter</text:span> </text:p>
      </style:header>
      <style:header-left>
        <text:p text:style-name="_5f_Header_20_D_20_page_20_paire_20__28_G_29_"><text:span text:style-name="_5f_Caractères"><text:span text:style-name="MT66"><text:s/>Utiliser des données : Représenter </text:span></text:span></text:p>
      </style:header-left>
      <style:footer>
        <text:p text:style-name="MP6"><draw:frame draw:style-name="Mfr2" draw:name="Frame2410" text:anchor-type="paragraph" svg:y="-0.06cm" draw:z-index="0"><draw:text-box fo:min-height="0.499cm" fo:min-width="3cm"><draw:frame draw:style-name="Mfr3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23"><text:span text:style-name="MT61">Utilis</text:span><text:span text:style-name="MT62">er</text:span><text:span text:style-name="MT61"> de</text:span><text:span text:style-name="MT62">s</text:span><text:span text:style-name="MT61"> données</text:span><text:span text:style-name="MT17"> : </text:span><text:span text:style-name="MT68">représenter</text:span><text:span text:style-name="MT17"> </text:span></text:p></draw:text-box></draw:frame><draw:g text:anchor-type="paragraph" draw:z-index="250" draw:name="Shape4_70" draw:style-name="Mgr1"><draw:path draw:style-name="Mgr8" draw:text-style-name="MP25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331" text:anchor-type="paragraph" svg:y="-0.06cm" draw:z-index="0"><draw:text-box fo:min-height="0.499cm" fo:min-width="3cm"><draw:frame draw:style-name="Mfr3" draw:name="Frame134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61">Utilis</text:span><text:span text:style-name="MT62">er</text:span><text:span text:style-name="MT61"> de</text:span><text:span text:style-name="MT62">s</text:span><text:span text:style-name="MT61"> données</text:span><text:span text:style-name="MT17"> : </text:span><text:span text:style-name="MT68">représenter</text:span><text:span text:style-name="MT17"> </text:span></text:p></draw:text-box></draw:frame><draw:g text:anchor-type="paragraph" draw:z-index="246" draw:name="Shape4_91" draw:style-name="Mgr1"><draw:path draw:style-name="Mgr8" draw:text-style-name="MP42" svg:width="0.855cm" svg:height="1.172cm" svg:x="-0.268cm" svg:y="-0.175cm" svg:viewBox="0 0 856 1173" svg:d="M856 1173h-856v-991c0-100 79-182 175-182h505c97 0 176 82 176 182z"><text:p/></draw:path></draw:g><draw:g text:anchor-type="paragraph" draw:z-index="247" draw:name="Shape4_90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2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3" draw:name="Frame1261" text:anchor-type="frame" svg:x="0.45cm" svg:y="0.079cm" svg:width="0.817cm" draw:z-index="0"><draw:text-box fo:min-height="0.355cm"><text:p text:style-name="MP7"><draw:g text:anchor-type="paragraph" draw:z-index="255" draw:name="Shape4_82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3" draw:name="Frame13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45">Résoudre des problèmes</text:p></draw:text-box></draw:frame><draw:g text:anchor-type="paragraph" draw:z-index="251" draw:name="Shape4_97" draw:style-name="Mgr1"><draw:path draw:style-name="Mgr7" draw:text-style-name="MP24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1131" text:anchor-type="paragraph" svg:y="-0.06cm" draw:z-index="0"><draw:text-box fo:min-height="0.499cm" fo:min-width="3cm"><draw:frame draw:style-name="Mfr3" draw:name="Frame127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57" draw:name="Shape4_68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281" text:anchor-type="paragraph" svg:y="-0.06cm" draw:z-index="0"><draw:text-box fo:min-height="0.499cm" fo:min-width="3cm"><draw:frame draw:style-name="Mfr3" draw:name="Frame101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58" draw:name="Shape4_89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83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2" draw:style-name="Mdp1">
      <style:header>
        <text:p text:style-name="_5f_Header_20_N_20_page_20_impaire_20__28_D_29_"><text:span text:style-name="MT70">Calculer : </text:span><text:span text:style-name="MT71">Distributivité</text:span><text:span text:style-name="MT70"> </text:span></text:p>
      </style:header>
      <style:header-left>
        <text:p text:style-name="_5f_Header_20_N_20_page_20_impaire_20__28_D_29_"><text:span text:style-name="MT70">Calculer : </text:span><text:span text:style-name="MT71">Distributivité</text:span><text:span text:style-name="MT70"> </text:span></text:p>
      </style:header-left>
      <style:footer>
        <text:p text:style-name="MP20"><draw:frame draw:style-name="Mfr4" draw:name="Frame1221" text:anchor-type="paragraph" svg:y="-0.06cm" draw:z-index="0"><draw:text-box fo:min-height="0.499cm" fo:min-width="7.096cm"><draw:frame draw:style-name="Mfr3" draw:name="Frame2791" text:anchor-type="frame" svg:x="0.45cm" svg:y="0.079cm" svg:width="0.817cm" draw:z-index="0"><draw:text-box fo:min-height="0.355cm"><text:p text:style-name="MP7"><draw:g text:anchor-type="paragraph" draw:z-index="264" draw:name="Shape4_79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2">calculer</text:span><text:span text:style-name="MT73"> : </text:span><text:span text:style-name="MT74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1171" text:anchor-type="paragraph" svg:y="-0.06cm" draw:z-index="0"><draw:text-box fo:min-height="0.499cm" fo:min-width="3cm"><draw:frame draw:style-name="Mfr3" draw:name="Frame118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65" draw:name="Shape4_64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231" text:anchor-type="paragraph" svg:y="-0.06cm" draw:z-index="0"><draw:text-box fo:min-height="0.499cm" fo:min-width="3cm"><draw:frame draw:style-name="Mfr3" draw:name="Frame124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66" draw:name="Shape4_80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81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2" draw:style-name="Mdp1">
      <style:header>
        <text:p text:style-name="_5f_Header_20_N_20_page_20_impaire_20__28_D_29_"><text:span text:style-name="MT70">Calculer : </text:span><text:span text:style-name="MT75">Critères de divisibilité</text:span><text:span text:style-name="MT70"> </text:span></text:p>
      </style:header>
      <style:header-left>
        <text:p text:style-name="_5f_Header_20_N_20_page_20_impaire_20__28_D_29_"><text:span text:style-name="MT70">Calculer : </text:span><text:span text:style-name="MT75">Critères de divisibilité</text:span><text:span text:style-name="MT70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3" draw:name="Frame1141" text:anchor-type="frame" svg:x="0.45cm" svg:y="0.079cm" svg:width="0.817cm" draw:z-index="0"><draw:text-box fo:min-height="0.355cm"><text:p text:style-name="MP7"><draw:g text:anchor-type="paragraph" draw:z-index="267" draw:name="Shape4_61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2">calculer</text:span><text:span text:style-name="MT73"> : </text:span><text:span text:style-name="MT76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3" draw:name="Frame120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47"><text:span text:style-name="MT72">calculer</text:span><text:span text:style-name="MT73"> : </text:span><text:span text:style-name="MT76">critères de divisibilité</text:span></text:p></draw:text-box></draw:frame><draw:g text:anchor-type="paragraph" draw:z-index="268" draw:name="Shape4_65" draw:style-name="Mgr1"><draw:path draw:style-name="Mgr7" draw:text-style-name="MP24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3" draw:style-name="Mdp1">
      <style:header>
        <text:p text:style-name="MP48"><text:span text:style-name="MT77">G</text:span>éométrie plane : Parallèles, perpendiculaires,<text:line-break/> distances</text:p>
      </style:header>
      <style:header-left>
        <text:p text:style-name="MP49"><text:s/><text:span text:style-name="MT77">Géométrie plane</text:span> : <text:span text:style-name="MT78">P</text:span><text:span text:style-name="MT79">arallèles, perpendiculaires,<text:line-break/> </text:span><text:span text:style-name="MT80">distances</text:span></text:p>
      </style:header-left>
      <style:footer>
        <text:h text:style-name="_5f_Footer_20_page_20_impaire_20__28_D_29_" text:outline-level="1"><draw:frame draw:style-name="Mfr2" draw:name="Frame1061" text:anchor-type="paragraph" svg:y="-0.06cm" draw:z-index="0"><draw:text-box fo:min-height="0.499cm" fo:min-width="3cm"><draw:frame draw:style-name="Mfr3" draw:name="Frame1071" text:anchor-type="frame" svg:x="0.45cm" svg:y="0.079cm" svg:width="0.817cm" draw:z-index="0"><draw:text-box fo:min-height="0.355cm"><text:p text:style-name="MP7"><text:page-number text:select-page="current">0</text:page-number></text:p></draw:text-box></draw:frame><text:h text:style-name="_5f_Footer_20_page_20_impaire_20__28_D_29_" text:outline-level="1"><text:span text:style-name="MT81">Géométrie plane : </text:span><text:span text:style-name="MT82">parallèles, perpendiculaires, </text:span><text:span text:style-name="MT83">distances</text:span></text:h></draw:text-box></draw:frame><draw:g text:anchor-type="paragraph" draw:z-index="270" draw:name="Shape4_59" draw:style-name="Mgr1"><draw:path draw:style-name="Mgr2" draw:text-style-name="MP3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2" draw:name="Frame1151" text:anchor-type="paragraph" svg:y="-0.06cm" draw:z-index="0"><draw:text-box fo:min-height="0.499cm" fo:min-width="3cm"><draw:frame draw:style-name="Mfr3" draw:name="Frame1161" text:anchor-type="frame" svg:x="0.45cm" svg:y="0.079cm" svg:width="0.817cm" draw:z-index="0"><draw:text-box fo:min-height="0.355cm"><text:p text:style-name="MP7"><text:page-number text:select-page="current">0</text:page-number></text:p></draw:text-box></draw:frame><text:h text:style-name="MP50" text:outline-level="1"><text:span text:style-name="MT84">G</text:span>éométrie plane : Parallèles, perpendiculaires, distances</text:h></draw:text-box></draw:frame><draw:g text:anchor-type="paragraph" draw:z-index="271" draw:name="Shape4_62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2" draw:style-name="Mdp1">
      <style:header>
        <text:p text:style-name="_5f_Header_20_N_20_page_20_impaire_20__28_D_29_"><text:span text:style-name="MT70">Calculer : </text:span><text:span text:style-name="MT85">Diviser</text:span><text:span text:style-name="MT70"> </text:span></text:p>
      </style:header>
      <style:header-left>
        <text:p text:style-name="_5f_Header_20_N_20_page_20_impaire_20__28_D_29_"><text:span text:style-name="MT70">Calculer : </text:span><text:span text:style-name="MT85">Diviser</text:span><text:span text:style-name="MT70"> </text:span></text:p>
      </style:header-left>
      <style:footer>
        <text:p text:style-name="MP20"><draw:frame draw:style-name="Mfr4" draw:name="Frame1001" text:anchor-type="paragraph" svg:y="-0.06cm" draw:z-index="0"><draw:text-box fo:min-height="0.499cm" fo:min-width="7.096cm"><draw:frame draw:style-name="Mfr3" draw:name="Frame103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46"><draw:g text:anchor-type="paragraph" draw:z-index="273" draw:name="Shape4_51" draw:style-name="Mgr1"><draw:path draw:style-name="Mgr7" draw:text-style-name="MP24" svg:width="0.855cm" svg:height="1.172cm" svg:x="7.545cm" svg:y="-0.194cm" svg:viewBox="0 0 856 1173" svg:d="M856 1173h-856v-991c0-100 79-182 175-182h505c97 0 176 82 176 182z"><text:p/></draw:path></draw:g><text:span text:style-name="MT72">calculer</text:span><text:span text:style-name="MT73"> : </text:span><text:span text:style-name="MT86">diviser</text:span></text:p></draw:text-box></draw:frame></text:p>
      </style:footer>
      <style:footer-left>
        <text:p text:style-name="MP20"><draw:frame draw:style-name="Mfr4" draw:name="Frame1081" text:anchor-type="paragraph" svg:y="-0.06cm" draw:z-index="0"><draw:text-box fo:min-height="0.499cm" fo:min-width="7.096cm"><draw:frame draw:style-name="Mfr3" draw:name="Frame109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47"><text:span text:style-name="MT72">calculer</text:span><text:span text:style-name="MT73"> : </text:span><text:span text:style-name="MT86">diviser</text:span></text:p></draw:text-box></draw:frame><draw:g text:anchor-type="paragraph" draw:z-index="269" draw:name="Shape4_60" draw:style-name="Mgr1"><draw:path draw:style-name="Mgr7" draw:text-style-name="MP24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961" text:anchor-type="paragraph" svg:y="-0.06cm" draw:z-index="0"><draw:text-box fo:min-height="0.499cm" fo:min-width="3cm"><draw:frame draw:style-name="Mfr3" draw:name="Frame97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75" draw:name="Shape4_54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041" text:anchor-type="paragraph" svg:y="-0.06cm" draw:z-index="0"><draw:text-box fo:min-height="0.499cm" fo:min-width="3cm"><draw:frame draw:style-name="Mfr3" draw:name="Frame105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76" draw:name="Shape4_57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58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2" draw:style-name="Mdp1">
      <style:header>
        <text:p text:style-name="MP51">Calculer : <text:span text:style-name="MT87">Multiplier</text:span> </text:p>
      </style:header>
      <style:header-left>
        <text:p text:style-name="MP51">Calculer : <text:span text:style-name="MT87">Multiplier</text:span> </text:p>
      </style:header-left>
      <style:footer>
        <text:p text:style-name="MP20"><draw:frame draw:style-name="Mfr4" draw:name="Frame901" text:anchor-type="paragraph" svg:y="-0.06cm" draw:z-index="0"><draw:text-box fo:min-height="0.499cm" fo:min-width="7.096cm"><draw:frame draw:style-name="Mfr3" draw:name="Frame93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46"><draw:g text:anchor-type="paragraph" draw:z-index="278" draw:name="Shape4_55" draw:style-name="Mgr1"><draw:path draw:style-name="Mgr7" draw:text-style-name="MP24" svg:width="0.855cm" svg:height="1.172cm" svg:x="7.535cm" svg:y="-0.178cm" svg:viewBox="0 0 856 1173" svg:d="M856 1173h-856v-991c0-100 79-182 175-182h505c97 0 176 82 176 182z"><text:p/></draw:path></draw:g><text:span text:style-name="MT72">calculer</text:span><text:span text:style-name="MT73"> : </text:span><text:span text:style-name="MT88">Multiplier</text:span></text:p></draw:text-box></draw:frame></text:p>
      </style:footer>
      <style:footer-left>
        <text:p text:style-name="MP20"><draw:frame draw:style-name="Mfr4" draw:name="Frame981" text:anchor-type="paragraph" svg:y="-0.06cm" draw:z-index="0"><draw:text-box fo:min-height="0.499cm" fo:min-width="7.096cm"><draw:frame draw:style-name="Mfr3" draw:name="Frame99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47"><text:span text:style-name="MT72">calculer</text:span><text:span text:style-name="MT73"> : </text:span><text:span text:style-name="MT88">Multiplier</text:span></text:p></draw:text-box></draw:frame><draw:g text:anchor-type="paragraph" draw:z-index="274" draw:name="Shape4_262" draw:style-name="Mgr1"><draw:path draw:style-name="Mgr7" draw:text-style-name="MP24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871" text:anchor-type="paragraph" svg:y="-0.06cm" draw:z-index="0"><draw:text-box fo:min-height="0.499cm" fo:min-width="3cm"><draw:frame draw:style-name="Mfr3" draw:name="Frame94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79" draw:name="Shape4_50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951" text:anchor-type="paragraph" svg:y="-0.06cm" draw:z-index="0"><draw:text-box fo:min-height="0.499cm" fo:min-width="3cm"><draw:frame draw:style-name="Mfr3" draw:name="Frame86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80" draw:name="Shape4_52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277" draw:name="Shape4_53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2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0"><draw:frame draw:style-name="Mfr2" draw:name="Frame1102" text:anchor-type="paragraph" svg:y="-0.06cm" draw:z-index="0"><draw:text-box fo:min-height="0.499cm" fo:min-width="7.096cm"><draw:frame draw:style-name="Mfr3" draw:name="Frame210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52"><text:span text:style-name="MT72">calculer</text:span><text:span text:style-name="MT73"> : </text:span><text:span text:style-name="MT72">additionner et soustraire</text:span></text:p></draw:text-box></draw:frame><draw:g text:anchor-type="paragraph" draw:z-index="283" draw:name="Shape4_47" draw:style-name="Mgr1"><draw:path draw:style-name="Mgr7" draw:text-style-name="MP2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0"><draw:frame draw:style-name="Mfr2" draw:name="Frame2210" text:anchor-type="paragraph" svg:y="-0.06cm" draw:z-index="0"><draw:text-box fo:min-height="0.499cm" fo:min-width="7.096cm"><draw:frame draw:style-name="Mfr3" draw:name="Frame42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52"><text:span text:style-name="MT72">calculer</text:span><text:span text:style-name="MT73"> : </text:span><text:span text:style-name="MT72">additionner et soustraire</text:span></text:p></draw:text-box></draw:frame><draw:g text:anchor-type="paragraph" draw:z-index="282" draw:name="Shape4_261" draw:style-name="Mgr1"><draw:path draw:style-name="Mgr7" draw:text-style-name="MP24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3" draw:style-name="Mdp1">
      <style:header>
        <text:p text:style-name="_5f_Header_20_N_20_page_20_impaire_20__28_D_29_"><text:s/><text:span text:style-name="MT15">Calculer</text:span> : <text:span text:style-name="MT15">Additionner et soustraire</text:span></text:p>
      </style:header>
      <style:header-left>
        <text:p text:style-name="_5f_Header_20_N_20_page_20_paire_20__28_G_29_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831" text:anchor-type="paragraph" svg:y="-0.06cm" draw:z-index="0"><draw:text-box fo:min-height="0.499cm" fo:min-width="3cm"><draw:frame draw:style-name="Mfr3" draw:name="Frame88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84" draw:name="Shape4_4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891" text:anchor-type="paragraph" svg:y="-0.06cm" draw:z-index="0"><draw:text-box fo:min-height="0.499cm" fo:min-width="3cm"><draw:frame draw:style-name="Mfr3" draw:name="Frame80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81" draw:name="Shape4_48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2" draw:style-name="Mdp1">
      <style:header>
        <text:p text:style-name="MP53"><draw:path text:anchor-type="paragraph" draw:z-index="285" draw:name="Shape1_6" draw:style-name="Mgr10" draw:text-style-name="MP54" svg:width="4.329cm" svg:height="2.238cm" svg:x="-1.5cm" svg:y="-1.001cm" svg:viewBox="0 0 4330 2239" svg:d="M0 2239l3984-288c209-15 363-167 345-342l-170-1609h-4159z"><text:p/></draw:path><draw:line text:anchor-type="paragraph" draw:z-index="286" draw:name="Shape3_10" draw:style-name="Mgr11" draw:text-style-name="MP12" svg:x1="10.308cm" svg:y1="0.388cm" svg:x2="20.496cm" svg:y2="0.36cm"><text:p/></draw:line><text:span text:style-name="MT89">Fractions</text:span><text:span text:style-name="MT90"> : </text:span><text:span text:style-name="MT91">Problèmes</text:span><text:span text:style-name="MT90"> </text:span></text:p>
      </style:header>
      <style:header-left>
        <text:p text:style-name="MP53"><draw:line text:anchor-type="paragraph" draw:z-index="287" draw:name="Shape3_27" draw:style-name="Mgr11" draw:text-style-name="MP12" svg:x1="10.308cm" svg:y1="0.388cm" svg:x2="20.496cm" svg:y2="0.36cm"><text:p/></draw:line><draw:path text:anchor-type="paragraph" draw:z-index="288" draw:name="Shape1_10" draw:style-name="Mgr10" draw:text-style-name="MP54" svg:width="4.329cm" svg:height="2.238cm" svg:x="-1.5cm" svg:y="-1.001cm" svg:viewBox="0 0 4330 2239" svg:d="M0 2239l3984-288c209-15 363-167 345-342l-170-1609h-4159z"><text:p/></draw:path><text:span text:style-name="MT89">Fractions</text:span><text:span text:style-name="MT90"> : </text:span><text:span text:style-name="MT91">Problèmes</text:span><text:span text:style-name="MT90"> </text:span></text:p>
      </style:header-left>
      <style:footer>
        <text:p text:style-name="MP20"><draw:frame draw:style-name="Mfr2" draw:name="Frame761" text:anchor-type="paragraph" svg:y="-0.06cm" draw:z-index="0"><draw:text-box fo:min-height="0.499cm" fo:min-width="7.096cm"><draw:frame draw:style-name="Mfr3" draw:name="Frame232" text:anchor-type="frame" svg:x="0.45cm" svg:y="0.079cm" svg:width="0.817cm" draw:z-index="0"><draw:text-box fo:min-height="0.355cm"><text:p text:style-name="MP7"><draw:g text:anchor-type="paragraph" draw:z-index="289" draw:name="Shape4_43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92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771" text:anchor-type="paragraph" svg:y="-0.06cm" draw:z-index="0"><draw:text-box fo:min-height="0.499cm" fo:min-width="3cm"><draw:frame draw:style-name="Mfr3" draw:name="Frame84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96" draw:name="Shape4_41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851" text:anchor-type="paragraph" svg:y="-0.06cm" draw:z-index="0"><draw:text-box fo:min-height="0.499cm" fo:min-width="3cm"><draw:frame draw:style-name="Mfr3" draw:name="Frame611111111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90" draw:name="Shape4_45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291" draw:name="Shape4_44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2" draw:style-name="Mdp1">
      <style:header>
        <text:p text:style-name="MP56"><draw:line text:anchor-type="paragraph" draw:z-index="297" draw:name="Shape3_9" draw:style-name="Mgr11" draw:text-style-name="MP12" svg:x1="10.37cm" svg:y1="0.365cm" svg:x2="20.496cm" svg:y2="0.36cm"><text:p/></draw:line><draw:path text:anchor-type="paragraph" draw:z-index="300" draw:name="Shape1_4" draw:style-name="Mgr10" draw:text-style-name="MP54" svg:width="4.329cm" svg:height="2.238cm" svg:x="-1.5cm" svg:y="-7.4cm" svg:viewBox="0 0 4330 2239" svg:d="M0 2239l3984-288c209-15 363-167 345-342l-170-1609h-4159z"><text:p/></draw:path><text:span text:style-name="MT93">Fractions</text:span> : <text:span text:style-name="MT93">Opérations</text:span> </text:p>
      </style:header>
      <style:header-left>
        <text:p text:style-name="MP56"><draw:path text:anchor-type="paragraph" draw:z-index="298" draw:name="Shape1_8" draw:style-name="Mgr10" draw:text-style-name="MP54" svg:width="4.329cm" svg:height="2.238cm" svg:x="-1.5cm" svg:y="-7.4cm" svg:viewBox="0 0 4330 2239" svg:d="M0 2239l3984-288c209-15 363-167 345-342l-170-1609h-4159z"><text:p/></draw:path><draw:line text:anchor-type="paragraph" draw:z-index="299" draw:name="Shape3_26" draw:style-name="Mgr11" draw:text-style-name="MP12" svg:x1="10.37cm" svg:y1="0.365cm" svg:x2="20.496cm" svg:y2="0.36cm"><text:p/></draw:line><text:span text:style-name="MT93">Fractions</text:span> : <text:span text:style-name="MT93">Opérations</text:span> </text:p>
      </style:header-left>
      <style:footer>
        <text:p text:style-name="MP20"><draw:frame draw:style-name="Mfr2" draw:name="Frame51111111121" text:anchor-type="paragraph" svg:y="-0.06cm" draw:z-index="0"><draw:text-box fo:min-height="0.499cm" fo:min-width="5.099cm"><draw:frame draw:style-name="Mfr3" draw:name="Frame231" text:anchor-type="frame" svg:x="0.45cm" svg:y="0.079cm" svg:width="0.817cm" draw:z-index="0"><draw:text-box fo:min-height="0.355cm"><text:p text:style-name="MP7"><draw:g text:anchor-type="paragraph" draw:z-index="295" draw:name="Shape4_38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92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731" text:anchor-type="paragraph" svg:y="-0.06cm" draw:z-index="0"><draw:text-box fo:min-height="0.499cm" fo:min-width="3cm"><draw:frame draw:style-name="Mfr3" draw:name="Frame78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01" draw:name="Shape4_37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91" text:anchor-type="paragraph" svg:y="-0.06cm" draw:z-index="0"><draw:text-box fo:min-height="0.499cm" fo:min-width="3cm"><draw:frame draw:style-name="Mfr3" draw:name="Frame39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302" draw:name="Shape4_39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40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2" draw:style-name="Mdp1">
      <style:header>
        <text:p text:style-name="MP58"><draw:line text:anchor-type="paragraph" draw:z-index="304" draw:name="Shape3_8" draw:style-name="Mgr11" draw:text-style-name="MP12" svg:x1="17.736cm" svg:y1="0.376cm" svg:x2="20.496cm" svg:y2="0.36cm"><text:p/></draw:line><text:span text:style-name="MT94">Fractions</text:span> : <text:span text:style-name="MT94">Fractions, décimaux et comparaison</text:span></text:p>
      </style:header>
      <style:header-left>
        <text:p text:style-name="MP58"><draw:line text:anchor-type="paragraph" draw:z-index="306" draw:name="Shape3_25" draw:style-name="Mgr11" draw:text-style-name="MP12" svg:x1="17.736cm" svg:y1="0.376cm" svg:x2="20.496cm" svg:y2="0.36cm"><text:p/></draw:line><text:span text:style-name="MT94">Fractions</text:span> : <text:span text:style-name="MT94">Fractions, décimaux et comparaison</text:span></text:p>
      </style:header-left>
      <style:footer>
        <text:p text:style-name="MP20"><draw:frame draw:style-name="Mfr2" draw:name="Frame701" text:anchor-type="paragraph" svg:y="-0.06cm" draw:z-index="0"><draw:text-box fo:min-height="0.499cm" fo:min-width="7.096cm"><draw:frame draw:style-name="Mfr3" draw:name="Frame2301" text:anchor-type="frame" svg:x="0.45cm" svg:y="0.079cm" svg:width="0.817cm" draw:z-index="0"><draw:text-box fo:min-height="0.355cm"><text:p text:style-name="MP7"><draw:g text:anchor-type="paragraph" draw:z-index="305" draw:name="Shape4_34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92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671" text:anchor-type="paragraph" svg:y="-0.06cm" draw:z-index="0"><draw:text-box fo:min-height="0.499cm" fo:min-width="3cm"><draw:frame draw:style-name="Mfr3" draw:name="Frame74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07" draw:name="Shape4_33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51" text:anchor-type="paragraph" svg:y="-0.06cm" draw:z-index="0"><draw:text-box fo:min-height="0.499cm" fo:min-width="3cm"><draw:frame draw:style-name="Mfr3" draw:name="Frame38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308" draw:name="Shape4_35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309" draw:name="Shape4_36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2" draw:style-name="Mdp1">
      <style:header>
        <text:p text:style-name="MP60"><draw:line text:anchor-type="paragraph" draw:z-index="313" draw:name="Shape3_24" draw:style-name="Mgr11" draw:text-style-name="MP12" svg:x1="11.52cm" svg:y1="0.376cm" svg:x2="20.496cm" svg:y2="0.36cm"><text:p/></draw:line><text:span text:style-name="MT95">Fractions</text:span> : <text:span text:style-name="MT95">Droite graduée</text:span></text:p>
      </style:header>
      <style:header-left>
        <text:p text:style-name="MP60"><draw:line text:anchor-type="paragraph" draw:z-index="314" draw:name="Shape3_28" draw:style-name="Mgr11" draw:text-style-name="MP12" svg:x1="11.52cm" svg:y1="0.376cm" svg:x2="20.496cm" svg:y2="0.36cm"><text:p/></draw:line><text:span text:style-name="MT95">Fractions</text:span> : <text:span text:style-name="MT95">Droite graduée</text:span></text:p>
      </style:header-left>
      <style:footer>
        <text:p text:style-name="MP20"><draw:frame draw:style-name="Mfr2" draw:name="Frame661" text:anchor-type="paragraph" svg:y="-0.06cm" draw:z-index="0"><draw:text-box fo:min-height="0.499cm" fo:min-width="7.096cm"><draw:frame draw:style-name="Mfr3" draw:name="Frame229" text:anchor-type="frame" svg:x="0.45cm" svg:y="0.079cm" svg:width="0.817cm" draw:z-index="0"><draw:text-box fo:min-height="0.355cm"><text:p text:style-name="MP7"><draw:g text:anchor-type="paragraph" draw:z-index="312" draw:name="Shape4_30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681" text:anchor-type="paragraph" svg:y="-0.06cm" draw:z-index="0"><draw:text-box fo:min-height="0.499cm" fo:min-width="3cm"><draw:frame draw:style-name="Mfr3" draw:name="Frame69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16" draw:name="Shape4_29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122" text:anchor-type="paragraph" svg:y="-0.06cm" draw:z-index="0"><draw:text-box fo:min-height="0.499cm" fo:min-width="3cm"><draw:frame draw:style-name="Mfr3" draw:name="Frame278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310" draw:name="Shape4_32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311" draw:name="Shape4_31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2" draw:style-name="Mdp1">
      <style:header>
        <text:p text:style-name="MP62"><draw:line text:anchor-type="paragraph" draw:z-index="318" draw:name="Shape3_14" draw:style-name="Mgr11" draw:text-style-name="MP12" svg:x1="12.876cm" svg:y1="0.392cm" svg:x2="20.496cm" svg:y2="0.36cm"><text:p/></draw:line><draw:path text:anchor-type="paragraph" draw:z-index="320" draw:name="Shape1_3" draw:style-name="Mgr10" draw:text-style-name="MP54" svg:width="4.329cm" svg:height="2.238cm" svg:x="-1.8cm" svg:y="-8.982cm" svg:viewBox="0 0 4330 2239" svg:d="M0 2239l3984-288c209-15 363-167 345-342l-170-1609h-4159z"><text:p/></draw:path><text:span text:style-name="MT96">Fractions</text:span> : <text:span text:style-name="MT96">Vocabulaire et sens</text:span></text:p>
      </style:header>
      <style:header-left>
        <text:p text:style-name="MP62"><draw:line text:anchor-type="paragraph" draw:z-index="321" draw:name="Shape3_23" draw:style-name="Mgr11" draw:text-style-name="MP12" svg:x1="12.876cm" svg:y1="0.392cm" svg:x2="20.496cm" svg:y2="0.36cm"><text:p/></draw:line><draw:path text:anchor-type="paragraph" draw:z-index="319" draw:name="Shape1_7" draw:style-name="Mgr10" draw:text-style-name="MP54" svg:width="4.329cm" svg:height="2.238cm" svg:x="-1.8cm" svg:y="-8.982cm" svg:viewBox="0 0 4330 2239" svg:d="M0 2239l3984-288c209-15 363-167 345-342l-170-1609h-4159z"><text:p/></draw:path><text:span text:style-name="MT96">Fractions</text:span> : <text:span text:style-name="MT96">Vocabulaire et sens</text:span></text:p>
      </style:header-left>
      <style:footer>
        <text:p text:style-name="MP20"><draw:frame draw:style-name="Mfr2" draw:name="Frame591" text:anchor-type="paragraph" svg:y="-0.06cm" draw:z-index="0"><draw:text-box fo:min-height="0.499cm" fo:min-width="7.096cm"><draw:frame draw:style-name="Mfr3" draw:name="Frame601" text:anchor-type="frame" svg:x="0.45cm" svg:y="0.079cm" svg:width="0.817cm" draw:z-index="0"><draw:text-box fo:min-height="0.355cm"><text:p text:style-name="MP7"><draw:g text:anchor-type="paragraph" draw:z-index="315" draw:name="Shape4_26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641" text:anchor-type="paragraph" svg:y="-0.06cm" draw:z-index="0"><draw:text-box fo:min-height="0.499cm" fo:min-width="3cm"><draw:frame draw:style-name="Mfr3" draw:name="Frame65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22" draw:name="Shape4_27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2" text:anchor-type="paragraph" svg:y="-0.06cm" draw:z-index="0"><draw:text-box fo:min-height="0.499cm" fo:min-width="3cm"><draw:frame draw:style-name="Mfr3" draw:name="Frame8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323" draw:name="Shape4_28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0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2" draw:style-name="Mdp1">
      <style:header>
        <text:p text:style-name="MP64"><draw:path text:anchor-type="paragraph" draw:z-index="324" draw:name="Shape1_1" draw:style-name="Mgr10" draw:text-style-name="MP54" svg:width="4.329cm" svg:height="2.238cm" svg:x="-1.8cm" svg:y="-8.982cm" svg:viewBox="0 0 4330 2239" svg:d="M0 2239l3984-288c209-15 363-167 345-342l-170-1609h-4159z"><text:p/></draw:path><draw:line text:anchor-type="paragraph" draw:z-index="327" draw:name="Shape3_13" draw:style-name="Mgr11" draw:text-style-name="MP12" svg:x1="15.337cm" svg:y1="0.36cm" svg:x2="20.496cm" svg:y2="0.36cm"><text:p/></draw:line><text:span text:style-name="MT97">Fractions</text:span> : <text:span text:style-name="MT97">Représentation géométrique</text:span></text:p>
      </style:header>
      <style:header-left>
        <text:p text:style-name="MP64"><draw:line text:anchor-type="paragraph" draw:z-index="325" draw:name="Shape3_21" draw:style-name="Mgr11" draw:text-style-name="MP12" svg:x1="15.337cm" svg:y1="0.36cm" svg:x2="20.496cm" svg:y2="0.36cm"><text:p/></draw:line><draw:path text:anchor-type="paragraph" draw:z-index="326" draw:name="Shape1_13" draw:style-name="Mgr10" draw:text-style-name="MP54" svg:width="4.329cm" svg:height="2.238cm" svg:x="-1.8cm" svg:y="-8.982cm" svg:viewBox="0 0 4330 2239" svg:d="M0 2239l3984-288c209-15 363-167 345-342l-170-1609h-4159z"><text:p/></draw:path><text:span text:style-name="MT97">Fractions</text:span> : <text:span text:style-name="MT97">Représentation géométrique</text:span></text:p>
      </style:header-left>
      <style:footer>
        <text:p text:style-name="MP20"><draw:frame draw:style-name="Mfr2" draw:name="Frame551" text:anchor-type="paragraph" svg:y="-0.06cm" draw:z-index="0"><draw:text-box fo:min-height="0.499cm" fo:min-width="7.096cm"><draw:frame draw:style-name="Mfr3" draw:name="Frame56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65"><text:span text:style-name="MT92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531" text:anchor-type="paragraph" svg:y="-0.06cm" draw:z-index="0"><draw:text-box fo:min-height="0.499cm" fo:min-width="3cm"><draw:frame draw:style-name="Mfr3" draw:name="Frame57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28" draw:name="Shape4_24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581" text:anchor-type="paragraph" svg:y="-0.06cm" draw:z-index="0"><draw:text-box fo:min-height="0.499cm" fo:min-width="3cm"><draw:frame draw:style-name="Mfr3" draw:name="Frame6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329" draw:name="Shape4_25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86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2" draw:style-name="Mdp1">
      <style:header>
        <text:p text:style-name="MP66"><draw:line text:anchor-type="paragraph" draw:z-index="332" draw:name="Shape3_5" draw:style-name="Mgr11" draw:text-style-name="MP12" svg:x1="18.701cm" svg:y1="0.36cm" svg:x2="20.497cm" svg:y2="0.36cm"><text:p/></draw:line><text:span text:style-name="MT98">Nombres entiers et décimaux</text:span> : <text:span text:style-name="MT98">Comparer, encadrer</text:span></text:p>
      </style:header>
      <style:header-left>
        <text:p text:style-name="MP66"><draw:line text:anchor-type="paragraph" draw:z-index="333" draw:name="Shape3_6" draw:style-name="Mgr11" draw:text-style-name="MP12" svg:x1="18.701cm" svg:y1="0.36cm" svg:x2="20.497cm" svg:y2="0.36cm"><text:p/></draw:line><text:span text:style-name="MT98">Nombres entiers et décimaux</text:span> : <text:span text:style-name="MT98">Comparer, encadrer</text:span></text:p>
      </style:header-left>
      <style:footer>
        <text:p text:style-name="MP20"><draw:frame draw:style-name="Mfr2" draw:name="Frame1121" text:anchor-type="paragraph" svg:y="-0.06cm" draw:z-index="0"><draw:text-box fo:min-height="0.499cm" fo:min-width="7.096cm"><draw:frame draw:style-name="Mfr3" draw:name="Frame141" text:anchor-type="frame" svg:x="0.45cm" svg:y="0.079cm" svg:width="0.817cm" draw:z-index="0"><draw:text-box fo:min-height="0.355cm"><text:p text:style-name="MP7"><draw:g text:anchor-type="paragraph" draw:z-index="335" draw:name="Shape4_19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92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501" text:anchor-type="paragraph" svg:y="-0.06cm" draw:z-index="0"><draw:text-box fo:min-height="0.499cm" fo:min-width="3cm"><draw:frame draw:style-name="Mfr3" draw:name="Frame54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37" draw:name="Shape4_14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021" text:anchor-type="paragraph" svg:y="-0.06cm" draw:z-index="0"><draw:text-box fo:min-height="0.499cm" fo:min-width="3cm"><draw:frame draw:style-name="Mfr3" draw:name="Frame21111111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334" draw:name="Shape4_21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20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2" draw:style-name="Mdp1">
      <style:header>
        <text:p text:style-name="MP68"><draw:line text:anchor-type="paragraph" draw:z-index="338" draw:name="Shape3_2" draw:style-name="Mgr11" draw:text-style-name="MP12" svg:x1="16.083cm" svg:y1="0.383cm" svg:x2="20.496cm" svg:y2="0.36cm"><text:p/></draw:line>Nombres entiers et décimaux : Numération</text:p>
      </style:header>
      <style:header-left>
        <text:p text:style-name="MP68"><draw:line text:anchor-type="paragraph" draw:z-index="340" draw:name="Shape3_3" draw:style-name="Mgr12" draw:text-style-name="MP12" svg:x1="16.085cm" svg:y1="1.458cm" svg:x2="20.498cm" svg:y2="1.435cm"><text:p/></draw:line>Nombres entiers et décimaux : Numération</text:p>
      </style:header-left>
      <style:footer>
        <text:p text:style-name="MP20"><draw:g text:anchor-type="paragraph" draw:z-index="339" draw:name="Shape4_42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draw:frame draw:style-name="Mfr2" draw:name="Frame135" text:anchor-type="paragraph" svg:y="-0.06cm" draw:z-index="0"><draw:text-box fo:min-height="0.499cm" fo:min-width="7.096cm"><draw:frame draw:style-name="Mfr3" draw:name="Frame5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69"><text:span text:style-name="MT92">N</text:span>ombres entiers et décimaux : numération</text:p></draw:text-box></draw:frame></text:p>
      </style:footer>
      <style:footer-left>
        <text:p text:style-name="MP20"><draw:g text:anchor-type="paragraph" draw:z-index="336" draw:name="Shape4_8" draw:style-name="Mgr1"><draw:path draw:style-name="Mgr7" draw:text-style-name="MP24" svg:width="0.855cm" svg:height="1.172cm" svg:x="-0.217cm" svg:y="-0.175cm" svg:viewBox="0 0 856 1173" svg:d="M856 1173h-856v-991c0-100 79-182 175-182h505c97 0 176 82 176 182z"><text:p/></draw:path></draw:g><draw:frame draw:style-name="Mfr2" draw:name="Frame421" text:anchor-type="paragraph" svg:y="-0.06cm" draw:z-index="0"><draw:text-box fo:min-height="0.499cm" fo:min-width="7.096cm"><draw:frame draw:style-name="Mfr3" draw:name="Frame239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69"><text:span text:style-name="MT92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621" text:anchor-type="paragraph" svg:y="-0.06cm" draw:z-index="0"><draw:text-box fo:min-height="0.499cm" fo:min-width="3cm"><draw:frame draw:style-name="Mfr3" draw:name="Frame92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41" draw:name="Shape4_78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381" text:anchor-type="paragraph" svg:y="-0.06cm" draw:z-index="0"><draw:text-box fo:min-height="0.499cm" fo:min-width="3cm"><draw:frame draw:style-name="Mfr3" draw:name="Frame135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342" draw:name="Shape4_110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343" draw:name="Shape4_92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2" draw:style-name="Mdp1">
      <style:header>
        <text:p text:style-name="MP70"><draw:line text:anchor-type="paragraph" draw:z-index="346" draw:name="Shape3_15" draw:style-name="Mgr11" draw:text-style-name="MP12" svg:x1="17.597cm" svg:y1="0.383cm" svg:x2="19.595cm" svg:y2="0.383cm"><text:p/></draw:line><text:span text:style-name="MT90">Nombres entiers et décimaux : </text:span><text:span text:style-name="Character_5f_20_5f_style"><text:span text:style-name="MT99">×</text:span></text:span><text:span text:style-name="MT100"> 10, 100, 1000</text:span></text:p>
      </style:header>
      <style:header-left>
        <text:p text:style-name="MP70"><draw:line text:anchor-type="paragraph" draw:z-index="347" draw:name="Shape3_19" draw:style-name="Mgr11" draw:text-style-name="MP12" svg:x1="17.597cm" svg:y1="0.383cm" svg:x2="19.595cm" svg:y2="0.383cm"><text:p/></draw:line><text:span text:style-name="MT90">Nombres entiers et décimaux : </text:span><text:span text:style-name="Character_5f_20_5f_style"><text:span text:style-name="MT99">×</text:span></text:span><text:span text:style-name="MT100"> 10, 100, 1000</text:span></text:p>
      </style:header-left>
      <style:footer>
        <text:p text:style-name="MP20"><draw:frame draw:style-name="Mfr2" draw:name="Frame1510" text:anchor-type="paragraph" svg:y="-0.06cm" draw:z-index="0"><draw:text-box fo:min-height="0.499cm" fo:min-width="7.096cm"><draw:frame draw:style-name="Mfr3" draw:name="Frame2610" text:anchor-type="frame" svg:x="0.45cm" svg:y="0.079cm" svg:width="0.817cm" draw:z-index="0"><draw:text-box fo:min-height="0.355cm"><text:p text:style-name="MP7"><draw:g text:anchor-type="paragraph" draw:z-index="348" draw:name="Shape4_15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72">N</text:span><text:span text:style-name="MT101">ombres entiers et décimaux : </text:span><text:span text:style-name="Character_5f_20_5f_style"><text:span text:style-name="MT99">×</text:span></text:span><text:span text:style-name="MT102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1612" text:anchor-type="paragraph" svg:y="-0.06cm" draw:z-index="0"><draw:text-box fo:min-height="0.499cm" fo:min-width="3cm"><draw:frame draw:style-name="Mfr3" draw:name="Frame17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51" draw:name="Shape4_1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25" text:anchor-type="paragraph" svg:y="-0.06cm" draw:z-index="0"><draw:text-box fo:min-height="0.499cm" fo:min-width="3cm"><draw:frame draw:style-name="Mfr3" draw:name="Frame226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344" draw:name="Shape4_106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345" draw:name="Shape4_17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1511" text:anchor-type="paragraph" svg:y="-0.06cm" draw:z-index="0"><draw:text-box fo:min-height="0.499cm" fo:min-width="3cm"><draw:frame draw:style-name="Mfr3" draw:name="Frame22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54" draw:name="Shape4_10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92111" text:anchor-type="paragraph" svg:y="-0.06cm" draw:z-index="0"><draw:text-box fo:min-height="0.499cm" fo:min-width="3cm"><draw:frame draw:style-name="Mfr3" draw:name="Frame10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350" draw:name="Shape4_11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349" draw:name="Shape4_116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2" draw:style-name="Mdp1">
      <style:header>
        <text:p text:style-name="MP70"><draw:line text:anchor-type="paragraph" draw:z-index="355" draw:name="Shape3_22" draw:style-name="Mgr13" draw:text-style-name="MP12" svg:x1="16.575cm" svg:y1="0cm" svg:x2="19.073cm" svg:y2="0cm"><text:p/></draw:line><text:span text:style-name="MT90">Nombres entiers et décimaux : </text:span><text:span text:style-name="MT103">La droite graduée</text:span></text:p>
      </style:header>
      <style:header-left>
        <text:p text:style-name="MP70"><draw:line text:anchor-type="paragraph" draw:z-index="356" draw:name="Shape3_37" draw:style-name="Mgr11" draw:text-style-name="MP12" svg:x1="17.999cm" svg:y1="0.36cm" svg:x2="20.497cm" svg:y2="0.36cm"><text:p/></draw:line><text:span text:style-name="MT90">Nombres entiers et décimaux : </text:span><text:span text:style-name="MT103">La droite graduée</text:span></text:p>
      </style:header-left>
      <style:footer>
        <text:p text:style-name="MP20"><draw:frame draw:style-name="Mfr2" draw:name="Frame1710" text:anchor-type="paragraph" svg:y="-0.06cm" draw:z-index="0"><draw:text-box fo:min-height="0.499cm" fo:min-width="7.096cm"><draw:frame draw:style-name="Mfr3" draw:name="Frame1810" text:anchor-type="frame" svg:x="0.45cm" svg:y="0.079cm" svg:width="0.817cm" draw:z-index="0"><draw:text-box fo:min-height="0.355cm"><text:p text:style-name="MP7"><draw:g text:anchor-type="paragraph" draw:z-index="352" draw:name="Shape4_9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72">N</text:span><text:span text:style-name="MT101">ombres entiers et décimaux : </text:span><text:span text:style-name="MT104">la droite graduée</text:span></text:p></draw:text-box></draw:frame></text:p>
      </style:footer>
      <style:footer-left>
        <text:p text:style-name="MP20"><draw:frame draw:style-name="Mfr2" draw:name="Frame17121" text:anchor-type="paragraph" svg:y="-0.06cm" draw:z-index="0"><draw:text-box fo:min-height="0.499cm" fo:min-width="7.096cm"><draw:frame draw:style-name="Mfr3" draw:name="Frame1871" text:anchor-type="frame" svg:x="0.45cm" svg:y="0.079cm" svg:width="0.817cm" draw:z-index="0"><draw:text-box fo:min-height="0.355cm"><text:p text:style-name="MP7"><draw:g text:anchor-type="paragraph" draw:z-index="353" draw:name="Shape4_13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72">N</text:span><text:span text:style-name="MT101">ombres entiers et décimaux : </text:span><text:span text:style-name="MT104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227" text:anchor-type="paragraph" svg:y="-0.06cm" draw:z-index="0"><draw:text-box fo:min-height="0.499cm" fo:min-width="3cm"><draw:frame draw:style-name="Mfr3" draw:name="Frame14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52" draw:name="Shape4_6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912" text:anchor-type="paragraph" svg:y="-0.06cm" draw:z-index="0"><draw:text-box fo:min-height="0.499cm" fo:min-width="3cm"><draw:frame draw:style-name="Mfr3" draw:name="Frame10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53" draw:name="Shape4_76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77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2" draw:style-name="Mdp1">
      <style:header>
        <text:p text:style-name="_5f_Header_20_N_20_page_20_impaire_20__28_D_29_"><text:span text:style-name="MT70">Calculer : </text:span><text:span text:style-name="MT105">Priorités opératoires</text:span><text:span text:style-name="MT70"> </text:span></text:p>
      </style:header>
      <style:header-left>
        <text:p text:style-name="_5f_Header_20_N_20_page_20_impaire_20__28_D_29_"><text:span text:style-name="MT70">Calculer : </text:span><text:span text:style-name="MT105">Priorités opératoires</text:span><text:span text:style-name="MT70"> </text:span></text:p>
      </style:header-left>
      <style:footer>
        <text:p text:style-name="MP20"><draw:frame draw:style-name="Mfr4" draw:name="Frame2271" text:anchor-type="paragraph" svg:y="-0.06cm" draw:z-index="0"><draw:text-box fo:min-height="0.499cm" fo:min-width="7.096cm"><draw:frame draw:style-name="Mfr3" draw:name="Frame228" text:anchor-type="frame" svg:x="0.45cm" svg:y="0.079cm" svg:width="0.817cm" draw:z-index="0"><draw:text-box fo:min-height="0.355cm"><text:p text:style-name="MP7"><draw:g text:anchor-type="paragraph" draw:z-index="259" draw:name="Shape4_67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2">calculer</text:span><text:span text:style-name="MT73"> : </text:span><text:span text:style-name="MT106">priorités opératoires</text:span></text:p></draw:text-box></draw:frame></text:p>
      </style:footer>
      <style:footer-left>
        <text:p text:style-name="MP20"><draw:frame draw:style-name="Mfr4" draw:name="Frame312" text:anchor-type="paragraph" svg:y="-0.06cm" draw:z-index="0"><draw:text-box fo:min-height="0.499cm" fo:min-width="7.096cm"><draw:frame draw:style-name="Mfr3" draw:name="Frame4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47"><text:span text:style-name="MT72">calculer</text:span><text:span text:style-name="MT73"> : </text:span><text:span text:style-name="MT106">priorités opératoires</text:span></text:p></draw:text-box></draw:frame><draw:g text:anchor-type="paragraph" draw:z-index="256" draw:name="Shape4_69" draw:style-name="Mgr1"><draw:path draw:style-name="Mgr7" draw:text-style-name="MP24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0" draw:style-name="Mdp1">
      <style:header>
        <text:p text:style-name="_5f_Header_20_D_20_page_20_impaire_20__28_D_29_">Proportionnalité et pourcentage : <text:span text:style-name="MT107">P</text:span>roportionnalité </text:p>
      </style:header>
      <style:header-left>
        <text:p text:style-name="_5f_Header_20_D_20_page_20_paire_20__28_G_29_"><text:span text:style-name="MT51"><text:tab/>Proportionnalité et pourcentage</text:span><text:span text:style-name="MT52"> </text:span>: <text:span text:style-name="MT51">proportionnalité</text:span> </text:p>
      </style:header-left>
      <style:footer>
        <text:p text:style-name="MP20"><draw:frame draw:style-name="Mfr2" draw:name="Frame262" text:anchor-type="paragraph" svg:y="-0.06cm" draw:z-index="0"><draw:text-box fo:min-height="0.499cm" fo:min-width="7.096cm"><draw:frame draw:style-name="Mfr3" draw:name="Frame2710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72"><draw:g text:anchor-type="paragraph" draw:z-index="231" draw:name="Shape4_73" draw:style-name="Mgr1"><draw:path draw:style-name="Mgr8" draw:text-style-name="MP42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2" draw:name="Frame322" text:anchor-type="paragraph" svg:y="-0.06cm" draw:z-index="0"><draw:text-box fo:min-height="0.499cm" fo:min-width="3cm"><draw:frame draw:style-name="Mfr3" draw:name="Frame224" text:anchor-type="frame" svg:x="0.45cm" svg:y="0.079cm" svg:width="0.817cm" draw:z-index="0"><draw:text-box fo:min-height="0.355cm"><text:p text:style-name="MP7"><draw:g text:anchor-type="paragraph" draw:z-index="232" draw:name="Shape4_88" draw:style-name="Mgr1"><draw:path draw:style-name="Mgr8" draw:text-style-name="MP2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3" draw:style-name="Mdp1">
      <style:header>
        <text:p text:style-name="Header"><text:span text:style-name="MT51">Proportionnalité et pourcentages</text:span><text:span text:style-name="MT52"> </text:span>: <text:span text:style-name="MT51">proportionnalité</text:span> </text:p>
        <text:p text:style-name="MP37"/>
      </style:header>
      <style:header-left>
        <text:p text:style-name="Header"><text:span text:style-name="MT51">Proportionnalité et pourcentages</text:span><text:span text:style-name="MT52"> </text:span>: <text:span text:style-name="MT51">proportionnalité</text:span> </text:p>
        <text:p text:style-name="MP37"/>
      </style:header-left>
      <style:footer>
        <text:p text:style-name="MP6"><draw:frame draw:style-name="Mfr2" draw:name="Frame211111112" text:anchor-type="paragraph" svg:y="-0.06cm" draw:z-index="0"><draw:text-box fo:min-height="0.499cm" fo:min-width="3cm"><draw:frame draw:style-name="Mfr3" draw:name="Frame14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38">Proportionnalité et pourcentages : proportionalité</text:p></draw:text-box></draw:frame><draw:g text:anchor-type="paragraph" draw:z-index="233" draw:name="Shape4_2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21" text:anchor-type="paragraph" svg:y="-0.06cm" draw:z-index="0"><draw:text-box fo:min-height="0.499cm" fo:min-width="3cm"><draw:frame draw:style-name="Mfr3" draw:name="Frame8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39">: </text:p></draw:text-box></draw:frame><draw:g text:anchor-type="paragraph" draw:z-index="230" draw:name="Shape4_25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30" text:anchor-type="paragraph" svg:y="-0.06cm" draw:z-index="0"><draw:text-box fo:min-height="0.499cm" fo:min-width="3cm"><draw:frame draw:style-name="Mfr3" draw:name="Frame3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34" draw:name="Shape4_71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112" text:anchor-type="paragraph" svg:y="-0.06cm" draw:z-index="0"><draw:text-box fo:min-height="0.499cm" fo:min-width="3cm"><draw:frame draw:style-name="Mfr3" draw:name="Frame28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35" draw:name="Shape4_104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105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2" draw:style-name="Mdp1">
      <style:header>
        <text:p text:style-name="_5f_Header_20_M_20_page_20_impaire_20__28_D_29_"><draw:line text:anchor-type="paragraph" draw:z-index="238" draw:name="Shape3_4" draw:style-name="Mgr9" draw:text-style-name="MP12" svg:x1="12.104cm" svg:y1="0.392cm" svg:x2="20.497cm" svg:y2="0.36cm"><text:p/></draw:line><text:span text:style-name="MT46">Périmètre</text:span> : <text:span text:style-name="MT108">Coder et calculer</text:span></text:p>
      </style:header>
      <style:header-left>
        <text:p text:style-name="_5f_Header_20_M_20_page_20_impaire_20__28_D_29_"><draw:line text:anchor-type="paragraph" draw:z-index="239" draw:name="Shape3_18" draw:style-name="Mgr9" draw:text-style-name="MP12" svg:x1="12.104cm" svg:y1="0.392cm" svg:x2="20.497cm" svg:y2="0.36cm"><text:p/></draw:line><text:span text:style-name="MT46">Périmètre</text:span> : <text:span text:style-name="MT108">Coder et calculer</text:span></text:p>
      </style:header-left>
      <style:footer>
        <text:p text:style-name="MP20"><draw:frame draw:style-name="Mfr2" draw:name="Frame222" text:anchor-type="paragraph" svg:y="-0.06cm" draw:z-index="0"><draw:text-box fo:min-height="0.499cm" fo:min-width="7.096cm"><draw:frame draw:style-name="Mfr3" draw:name="Frame223" text:anchor-type="frame" svg:x="0.45cm" svg:y="0.079cm" svg:width="0.817cm" draw:z-index="0"><draw:text-box fo:min-height="0.355cm"><text:p text:style-name="MP7"><draw:g text:anchor-type="paragraph" draw:z-index="240" draw:name="Shape4_103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44">Périmètre : </text:span><text:span text:style-name="MT109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3" draw:style-name="Mdp1">
      <style:header>
        <text:p text:style-name="_5f_Header_20_N_20_page_20_impaire_20__28_D_29_"><text:s/><text:span text:style-name="MT24">Conversions d’unités : longueurs</text:span></text:p>
      </style:header>
      <style:header-left>
        <text:p text:style-name="_5f_Header_20_N_20_page_20_impaire_20__28_D_29_"><text:s/><text:span text:style-name="MT24">Conversions d’unités : longueurs</text:span></text:p>
      </style:header-left>
      <style:footer>
        <text:p text:style-name="MP6"><draw:frame draw:style-name="Mfr2" draw:name="Frame401" text:anchor-type="paragraph" svg:y="-0.06cm" draw:z-index="0"><draw:text-box fo:min-height="0.499cm" fo:min-width="3cm"><draw:frame draw:style-name="Mfr3" draw:name="Frame43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longueurs</text:span><text:span text:style-name="MT17"> </text:span></text:p></draw:text-box></draw:frame><draw:g text:anchor-type="paragraph" draw:z-index="198" draw:name="Shape4_84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121" text:anchor-type="paragraph" svg:y="-0.06cm" draw:z-index="0"><draw:text-box fo:min-height="0.499cm" fo:min-width="3cm"><draw:frame draw:style-name="Mfr3" draw:name="Frame13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195" draw:name="Shape4_124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125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2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0"><draw:frame draw:style-name="Mfr4" draw:name="Frame811111112" text:anchor-type="paragraph" svg:y="-0.06cm" draw:z-index="0"><draw:text-box fo:min-height="0.499cm" fo:min-width="7.096cm"><draw:frame draw:style-name="Mfr3" draw:name="Frame46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74">Conversions d’unités : longueurs</text:p></draw:text-box></draw:frame><draw:g text:anchor-type="paragraph" draw:z-index="203" draw:name="Shape4_127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0"><draw:frame draw:style-name="Mfr4" draw:name="Frame471" text:anchor-type="paragraph" svg:y="-0.06cm" draw:z-index="0"><draw:text-box fo:min-height="0.499cm" fo:min-width="7.096cm"><draw:frame draw:style-name="Mfr3" draw:name="Frame220" text:anchor-type="frame" svg:x="0.45cm" svg:y="0.079cm" svg:width="0.817cm" draw:z-index="0"><draw:text-box fo:min-height="0.355cm"><text:p text:style-name="MP7"><draw:g text:anchor-type="paragraph" draw:z-index="199" draw:name="Shape4_133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Conversions d’unités : longueurs</text:p></draw:text-box></draw:frame><draw:g text:anchor-type="paragraph" draw:z-index="200" draw:name="Shape4_177" draw:style-name="Mgr1"><draw:path draw:style-name="Mgr7" draw:text-style-name="MP24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76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77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202" draw:name="Shape4_145" draw:style-name="Mgr1"><draw:path draw:style-name="Mgr7" draw:text-style-name="MP24" svg:width="0.855cm" svg:height="1.172cm" svg:x="18.451cm" svg:y="-0.104cm" svg:viewBox="0 0 856 1173" svg:d="M856 1173h-856v-991c0-100 79-182 175-182h505c97 0 176 82 176 182z"><text:p/></draw:path></draw:g><draw:frame draw:style-name="Mfr2" draw:name="Frame481" text:anchor-type="paragraph" svg:y="-0.06cm" draw:z-index="0"><draw:text-box fo:min-height="0.499cm" fo:min-width="3cm"><draw:frame draw:style-name="Mfr3" draw:name="Frame49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21">Conversions d’unités : </text:span><text:span text:style-name="MT110">Volume</text:span><text:span text:style-name="MT17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2" draw:name="Frame218" text:anchor-type="paragraph" svg:y="-0.06cm" draw:z-index="0"><draw:text-box fo:min-height="0.499cm" fo:min-width="3cm"><draw:frame draw:style-name="Mfr3" draw:name="Frame219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102" draw:name="Shape4_162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401" text:anchor-type="paragraph" svg:y="-0.06cm" draw:z-index="0"><draw:text-box fo:min-height="0.499cm" fo:min-width="3cm"><draw:frame draw:style-name="Mfr3" draw:name="Frame24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99" draw:name="Shape4_163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64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2" draw:style-name="Mdp1">
      <style:header>
        <text:p text:style-name="MP78"><text:span text:style-name="MT14"><text:s text:c="15"/>A</text:span>ires : Aire par comptage</text:p>
      </style:header>
      <style:footer>
        <text:p text:style-name="MP20"><draw:frame draw:style-name="Mfr2" draw:name="Frame2421" text:anchor-type="paragraph" svg:y="-0.06cm" draw:z-index="0"><draw:text-box fo:min-height="0.499cm" fo:min-width="7.096cm"><draw:frame draw:style-name="Mfr3" draw:name="Frame2431" text:anchor-type="frame" svg:x="0.45cm" svg:y="0.079cm" svg:width="0.817cm" draw:z-index="0"><draw:text-box fo:min-height="0.355cm"><text:p text:style-name="MP7"><draw:g text:anchor-type="paragraph" draw:z-index="101" draw:name="Shape4_165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111">Aires</text:span><text:span text:style-name="MT44"> <text:s/>: </text:span><text:span text:style-name="MT111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0" draw:style-name="Mdp1">
      <style:header>
        <text:p text:style-name="MP79"><text:span text:style-name="MT77">Géométrie plane</text:span> : <text:span text:style-name="MT112">D</text:span><text:span text:style-name="MT77">roites, </text:span><text:span text:style-name="MT113">demi-droites </text:span><text:span text:style-name="MT114">&amp; </text:span><text:span text:style-name="MT113">segments</text:span></text:p>
      </style:header>
      <style:footer>
        <text:p text:style-name="MP6"><draw:frame draw:style-name="Mfr2" draw:name="Frame2731" text:anchor-type="paragraph" svg:y="-0.06cm" draw:z-index="0"><draw:text-box fo:min-height="0.499cm" fo:min-width="3cm"><draw:frame draw:style-name="Mfr3" draw:name="Frame2741" text:anchor-type="frame" svg:x="0.45cm" svg:y="0.079cm" svg:width="0.817cm" draw:z-index="0"><draw:text-box fo:min-height="0.355cm"><text:p text:style-name="MP7"><draw:g text:anchor-type="paragraph" draw:z-index="103" draw:name="Shape4_19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15">Géométrie plane : </text:span><text:span text:style-name="MT81">droites, </text:span><text:span text:style-name="MT116">DEMI-droites et segments</text:span></text:p></draw:text-box></draw:frame></text:p>
      </style:footer>
      <style:footer-left>
        <text:p text:style-name="MP6"><draw:frame draw:style-name="Mfr2" draw:name="Frame275" text:anchor-type="paragraph" svg:y="-0.06cm" draw:z-index="0"><draw:text-box fo:min-height="0.499cm" fo:min-width="3cm"><draw:frame draw:style-name="Mfr3" draw:name="Frame276" text:anchor-type="frame" svg:x="0.45cm" svg:y="0.079cm" svg:width="0.817cm" draw:z-index="0"><draw:text-box fo:min-height="0.355cm"><text:p text:style-name="MP7"><draw:g text:anchor-type="paragraph" draw:z-index="104" draw:name="Shape4_19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1">Géométrie plane : droites, </text:span><text:span text:style-name="MT116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1" draw:style-name="Mdp1">
      <style:header>
        <text:p text:style-name="MP82"><text:span text:style-name="MT117">S</text:span><text:span text:style-name="MT118">olides</text:span> : <text:span text:style-name="MT117">Vocabulaire, nature</text:span></text:p>
      </style:header>
      <style:footer>
        <text:p text:style-name="MP6"><draw:frame draw:style-name="Mfr2" draw:name="Frame49" text:anchor-type="paragraph" svg:y="-0.06cm" draw:z-index="0"><draw:text-box fo:min-height="0.499cm" fo:min-width="3cm"><draw:frame draw:style-name="Mfr3" draw:name="Frame50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3">solides : Vocabulaire, NatuRE</text:p></draw:text-box></draw:frame><draw:g text:anchor-type="paragraph" draw:z-index="107" draw:name="Shape4_19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701" text:anchor-type="paragraph" svg:y="-0.06cm" draw:z-index="0"><draw:text-box fo:min-height="0.499cm" fo:min-width="3cm"><draw:frame draw:style-name="Mfr3" draw:name="Frame27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3">solides : Vocabulaire, NatuRE</text:p></draw:text-box></draw:frame><draw:g text:anchor-type="paragraph" draw:z-index="106" draw:name="Shape4_19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0" draw:style-name="Mdp1">
      <style:header>
        <text:p text:style-name="_5f_Header_20_M_20_page_20_impaire_20__28_D_29_"><text:span text:style-name="MT119">Volumes : </text:span><text:span text:style-name="MT120">Calculs et conversions</text:span></text:p>
      </style:header>
      <style:header-left>
        <text:p text:style-name="_5f_Header_20_M_20_page_20_paire_20__28_G_29_"><text:span text:style-name="MT119">Volumes : </text:span><text:span text:style-name="MT120">Calculs et conversions</text:span></text:p>
      </style:header-left>
      <style:footer>
        <text:list xml:id="list380268285" text:style-name="_5f_Numérotation_20_des_20_exercices">
          <text:list-item>
            <text:list>
              <text:list-item>
                <text:p text:style-name="MP84"><draw:frame draw:style-name="Mfr2" draw:name="Frame256" text:anchor-type="paragraph" svg:y="-0.06cm" draw:z-index="0"><draw:text-box fo:min-height="0.499cm" fo:min-width="1cm"><draw:frame draw:style-name="Mfr3" draw:name="Frame257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5"><text:s/><text:span text:style-name="MT121">Volumes : </text:span><text:span text:style-name="MT122">Calculs et conversions</text:span> </text:p></draw:text-box></draw:frame><draw:g text:anchor-type="paragraph" draw:z-index="108" draw:name="Shape4_174" draw:style-name="Mgr1"><draw:path draw:style-name="Mgr6" draw:text-style-name="MP21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31238721914358" text:continue-numbering="true" text:style-name="_5f_Numérotation_20_des_20_exercices">
          <text:list-item>
            <text:list>
              <text:list-item>
                <text:p text:style-name="MP84"><draw:frame draw:style-name="Mfr2" draw:name="Frame258" text:anchor-type="paragraph" svg:y="-0.06cm" draw:z-index="0"><draw:text-box fo:min-height="0.499cm" fo:min-width="1cm"><draw:frame draw:style-name="Mfr3" draw:name="Frame259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5"><text:s/><text:span text:style-name="MT121">Volumes : </text:span><text:span text:style-name="MT122">Calculs et conversions</text:span> </text:p></draw:text-box></draw:frame><draw:g text:anchor-type="paragraph" draw:z-index="105" draw:name="Shape4_175" draw:style-name="Mgr1"><draw:path draw:style-name="Mgr6" draw:text-style-name="MP21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1" draw:style-name="Mdp1">
      <style:header>
        <text:p text:style-name="MP86"><draw:path text:anchor-type="paragraph" draw:z-index="117" draw:name="Shape5_3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118" draw:name="Shape6_3" draw:style-name="Mgr4" draw:text-style-name="MP13" svg:width="2.703cm" svg:height="0.715cm" draw:transform="rotate (0.0872664625997165) translate (-0.172861111111111cm 0.218722222222222cm)"><draw:text-box><text:p text:style-name="MP12"><text:span text:style-name="MT8">Série 1</text:span></text:p></draw:text-box></draw:frame><draw:line text:anchor-type="paragraph" draw:z-index="109" draw:name="Shape7_6" draw:style-name="Mgr9" draw:text-style-name="MP12" svg:x1="9.042cm" svg:y1="0.36cm" svg:x2="20.461cm" svg:y2="0.36cm"><text:p/></draw:line>T<text:span text:style-name="MT123">itre de la série</text:span></text:p>
      </style:header>
      <style:header-left>
        <text:p text:style-name="MP86"><draw:path text:anchor-type="paragraph" draw:z-index="110" draw:name="Shape5_4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111" draw:name="Shape6_4" draw:style-name="Mgr4" draw:text-style-name="MP13" svg:width="2.703cm" svg:height="0.715cm" draw:transform="rotate (0.0872664625997165) translate (-0.172861111111111cm 0.218722222222222cm)"><draw:text-box><text:p text:style-name="MP12"><text:span text:style-name="MT8">Série 1</text:span></text:p></draw:text-box></draw:frame><draw:line text:anchor-type="paragraph" draw:z-index="112" draw:name="Shape7_3" draw:style-name="Mgr9" draw:text-style-name="MP12" svg:x1="9.042cm" svg:y1="0.36cm" svg:x2="20.461cm" svg:y2="0.36cm"><text:p/></draw:line>T<text:span text:style-name="MT123">itre de la série</text:span></text:p>
      </style:header-left>
      <style:footer>
        <text:p text:style-name="MP6"><draw:frame draw:style-name="Mfr2" draw:name="Frame310" text:anchor-type="paragraph" svg:y="-0.06cm" draw:z-index="0"><draw:text-box fo:min-height="0.499cm" fo:min-width="1cm"><draw:frame draw:style-name="Mfr3" draw:name="Frame410" text:anchor-type="frame" svg:x="0.45cm" svg:y="0.079cm" svg:width="0.817cm" draw:z-index="0"><draw:text-box fo:min-height="0.355cm"><text:p text:style-name="MP7"><draw:g text:anchor-type="paragraph" draw:z-index="113" draw:name="Shape8_4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124">Angles</text:span> • <text:span text:style-name="MT124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2" draw:style-name="Mdp1">
      <style:header>
        <text:p text:style-name="MP88"><text:span text:style-name="MT14"><text:s text:c="15"/>A</text:span>ires : Aires de disques</text:p>
      </style:header>
      <style:footer>
        <text:p text:style-name="MP20"><draw:frame draw:style-name="Mfr2" draw:name="Frame254" text:anchor-type="paragraph" svg:y="-0.06cm" draw:z-index="0"><draw:text-box fo:min-height="0.499cm" fo:min-width="7.096cm"><draw:frame draw:style-name="Mfr3" draw:name="Frame255" text:anchor-type="frame" svg:x="0.45cm" svg:y="0.079cm" svg:width="0.817cm" draw:z-index="0"><draw:text-box fo:min-height="0.355cm"><text:p text:style-name="MP7"><draw:g text:anchor-type="paragraph" draw:z-index="116" draw:name="Shape4_173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2" draw:name="Frame250" text:anchor-type="paragraph" svg:y="-0.06cm" draw:z-index="0"><draw:text-box fo:min-height="0.499cm" fo:min-width="3cm"><draw:frame draw:style-name="Mfr3" draw:name="Frame25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119" draw:name="Shape4_170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52" text:anchor-type="paragraph" svg:y="-0.06cm" draw:z-index="0"><draw:text-box fo:min-height="0.499cm" fo:min-width="3cm"><draw:frame draw:style-name="Mfr3" draw:name="Frame25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114" draw:name="Shape4_171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115" draw:name="Shape4_172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2" draw:name="Frame2441" text:anchor-type="paragraph" svg:y="-0.06cm" draw:z-index="0"><draw:text-box fo:min-height="0.499cm" fo:min-width="3cm"><draw:frame draw:style-name="Mfr3" draw:name="Frame245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120" draw:name="Shape4_16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461" text:anchor-type="paragraph" svg:y="-0.06cm" draw:z-index="0"><draw:text-box fo:min-height="0.499cm" fo:min-width="3cm"><draw:frame draw:style-name="Mfr3" draw:name="Frame247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121" draw:name="Shape4_167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22" draw:name="Shape4_168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2" draw:style-name="Mdp1">
      <style:header>
        <text:p text:style-name="MP90"><text:span text:style-name="MT46"><text:s text:c="15"/>A</text:span><text:span text:style-name="MT125">ires : Problèmes d’aires</text:span></text:p>
      </style:header>
      <style:footer>
        <text:p text:style-name="MP20"><draw:frame draw:style-name="Mfr2" draw:name="Frame248" text:anchor-type="paragraph" svg:y="-0.06cm" draw:z-index="0"><draw:text-box fo:min-height="0.499cm" fo:min-width="7.096cm"><draw:frame draw:style-name="Mfr3" draw:name="Frame249" text:anchor-type="frame" svg:x="0.45cm" svg:y="0.079cm" svg:width="0.817cm" draw:z-index="0"><draw:text-box fo:min-height="0.355cm"><text:p text:style-name="MP7"><draw:g text:anchor-type="paragraph" draw:z-index="123" draw:name="Shape4_169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2" draw:name="Frame511111111211" text:anchor-type="paragraph" svg:y="-0.06cm" draw:z-index="0"><draw:text-box fo:min-height="0.499cm" fo:min-width="3cm"><draw:frame draw:style-name="Mfr3" draw:name="Frame6111111112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124" draw:name="Shape4_181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45" text:anchor-type="paragraph" svg:y="-0.06cm" draw:z-index="0"><draw:text-box fo:min-height="0.499cm" fo:min-width="3cm"><draw:frame draw:style-name="Mfr3" draw:name="Frame46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126" draw:name="Shape4_182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25" draw:name="Shape4_183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2" draw:style-name="Mdp1">
      <style:header>
        <text:p text:style-name="MP92"><text:span text:style-name="MT14"><text:s text:c="15"/>A</text:span>ires : Aires de triangles</text:p>
      </style:header>
      <style:footer>
        <text:p text:style-name="MP20"><draw:frame draw:style-name="Mfr2" draw:name="Frame711111112" text:anchor-type="paragraph" svg:y="-0.06cm" draw:z-index="0"><draw:text-box fo:min-height="0.499cm" fo:min-width="7.096cm"><draw:frame draw:style-name="Mfr3" draw:name="Frame8111111121" text:anchor-type="frame" svg:x="0.45cm" svg:y="0.079cm" svg:width="0.817cm" draw:z-index="0"><draw:text-box fo:min-height="0.355cm"><text:p text:style-name="MP7"><draw:g text:anchor-type="paragraph" draw:z-index="127" draw:name="Shape4_178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1" draw:style-name="Mdp1">
      <style:header>
        <text:p text:style-name="MP86"><draw:line text:anchor-type="paragraph" draw:z-index="133" draw:name="Shape7_8" draw:style-name="Mgr9" draw:text-style-name="MP12" svg:x1="9.042cm" svg:y1="0.36cm" svg:x2="20.461cm" svg:y2="0.36cm"><text:p/></draw:line><draw:path text:anchor-type="paragraph" draw:z-index="134" draw:name="Shape5_1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135" draw:name="Shape6_2" draw:style-name="Mgr4" draw:text-style-name="MP13" svg:width="2.703cm" svg:height="0.715cm" draw:transform="rotate (0.0872664625997165) translate (-0.172861111111111cm 0.218722222222222cm)"><draw:text-box><text:p text:style-name="MP12"><text:span text:style-name="MT8">Série 1</text:span></text:p></draw:text-box></draw:frame>T<text:span text:style-name="MT123">itre de la série</text:span></text:p>
      </style:header>
      <style:header-left>
        <text:p text:style-name="MP86"><draw:line text:anchor-type="paragraph" draw:z-index="128" draw:name="Shape7_9" draw:style-name="Mgr9" draw:text-style-name="MP12" svg:x1="9.042cm" svg:y1="0.36cm" svg:x2="20.461cm" svg:y2="0.36cm"><text:p/></draw:line><draw:path text:anchor-type="paragraph" draw:z-index="129" draw:name="Shape5_2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130" draw:name="Shape6_5" draw:style-name="Mgr4" draw:text-style-name="MP13" svg:width="2.703cm" svg:height="0.715cm" draw:transform="rotate (0.0872664625997165) translate (-0.172861111111111cm 0.218722222222222cm)"><draw:text-box><text:p text:style-name="MP12"><text:span text:style-name="MT8">Série 1</text:span></text:p></draw:text-box></draw:frame>T<text:span text:style-name="MT123">itre de la série</text:span></text:p>
      </style:header-left>
      <style:footer>
        <text:p text:style-name="MP6"><draw:frame draw:style-name="Mfr2" draw:name="Frame14211" text:anchor-type="paragraph" svg:y="-0.06cm" draw:z-index="0"><draw:text-box fo:min-height="0.499cm" fo:min-width="1cm"><draw:frame draw:style-name="Mfr3" draw:name="Frame2111111121" text:anchor-type="frame" svg:x="0.45cm" svg:y="0.079cm" svg:width="0.817cm" draw:z-index="0"><draw:text-box fo:min-height="0.355cm"><text:p text:style-name="MP7"><draw:g text:anchor-type="paragraph" draw:z-index="131" draw:name="Shape8_5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124">Angles</text:span> • <text:span text:style-name="MT124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0" draw:style-name="Mdp1">
      <style:header>
        <text:p text:style-name="MP94">Volumes : Volumes par comptage</text:p>
      </style:header>
      <style:footer>
        <text:p text:style-name="MP6"><draw:frame draw:style-name="Mfr2" draw:name="Cadre16" text:anchor-type="paragraph" svg:y="-0.06cm" draw:z-index="0"><draw:text-box fo:min-height="0.499cm" fo:min-width="1cm"><draw:frame draw:style-name="Mfr3" draw:name="Frame510" text:anchor-type="frame" svg:x="0.45cm" svg:y="0.079cm" svg:width="0.817cm" draw:z-index="0"><draw:text-box fo:min-height="0.355cm"><text:p text:style-name="MP7"><draw:g text:anchor-type="paragraph" draw:z-index="132" draw:name="Shape4_179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/><text:span text:style-name="MT121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3" draw:style-name="Mdp1">
      <style:header>
        <text:p text:style-name="MP95"><draw:line text:anchor-type="paragraph" draw:z-index="34" draw:name="Shape3_33" draw:style-name="Mgr3" draw:text-style-name="MP12" svg:x1="15.12cm" svg:y1="0.36cm" svg:x2="20.496cm" svg:y2="0.36cm"><text:p/></draw:line><text:s/><text:span text:style-name="MT126">Angles</text:span> : <text:span text:style-name="MT127">Comprendre la notion d’angle</text:span></text:p>
      </style:header>
      <style:footer>
        <text:p text:style-name="MP6"><draw:frame draw:style-name="Mfr2" draw:name="Frame511111112" text:anchor-type="paragraph" svg:y="-0.06cm" draw:z-index="0"><draw:text-box fo:min-height="0.499cm" fo:min-width="3cm"><draw:frame draw:style-name="Mfr3" draw:name="Frame6111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/text:p>
      </style:footer>
      <style:footer-left>
        <text:p text:style-name="MP6"><draw:frame draw:style-name="Mfr2" draw:name="Frame9111112" text:anchor-type="paragraph" svg:y="-0.06cm" draw:z-index="0"><draw:text-box fo:min-height="0.499cm" fo:min-width="3cm"><draw:frame draw:style-name="Mfr3" draw:name="Frame1011111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28">Angles</text:span><text:span text:style-name="MT17"> : </text:span><text:span text:style-name="MT128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2" draw:style-name="Mdp1">
      <style:header>
        <text:p text:style-name="_5f_Header_20_G_20_page_20_impaire_20__28_D_29_"><draw:line text:anchor-type="paragraph" draw:z-index="32" draw:name="Shape3_7" draw:style-name="Mgr3" draw:text-style-name="MP12" svg:x1="15.12cm" svg:y1="0.36cm" svg:x2="20.496cm" svg:y2="0.36cm"><text:p/></draw:line><text:s/><text:span text:style-name="MT129">Angles : </text:span>Angles : <text:span text:style-name="MT127">Comprendre la notion d’angle</text:span></text:p>
      </style:header>
      <style:header-left>
        <text:p text:style-name="MP96"><draw:line text:anchor-type="paragraph" draw:z-index="33" draw:name="Shape3_29" draw:style-name="Mgr3" draw:text-style-name="MP12" svg:x1="15.12cm" svg:y1="0.36cm" svg:x2="20.496cm" svg:y2="0.36cm"><text:p/></draw:line>Angles : <text:span text:style-name="MT127">Comprendre la notion d’angle</text:span></text:p>
      </style:header-left>
      <style:footer>
        <text:h text:style-name="_5f_Footer_20_page_20_paire_20__28_G_29_" text:outline-level="1"><draw:frame draw:style-name="Mfr1" draw:name="Frame610" text:anchor-type="paragraph" svg:x="12.328cm" svg:y="28.587cm" draw:z-index="0"><draw:text-box fo:min-height="0.499cm" fo:min-width="7.096cm"><draw:frame draw:style-name="Mfr3" draw:name="Frame711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97"><text:span text:style-name="MT130">Angles : </text:span><text:span text:style-name="MT131">Mesurer un angle</text:span></text:p></draw:text-box></draw:frame><draw:frame draw:style-name="Mfr2" draw:name="Frame711111121" text:anchor-type="paragraph" svg:y="-0.06cm" draw:z-index="0"><draw:text-box fo:min-height="0.499cm" fo:min-width="7.096cm"><draw:frame draw:style-name="Mfr3" draw:name="Frame81111112" text:anchor-type="frame" svg:x="0.45cm" svg:y="0.079cm" svg:width="0.817cm" draw:z-index="0"><draw:text-box fo:min-height="0.355cm"><text:p text:style-name="MP7"><text:page-number text:select-page="current">0</text:page-number></text:p></draw:text-box></draw:frame><text:h text:style-name="_5f_Footer_20_page_20_impaire_20__28_D_29_" text:outline-level="1"><text:span text:style-name="MT130">Angles : </text:span><text:span text:style-name="MT132">Comprendre la notion d’angle</text:span></text:h></draw:text-box></draw:frame></text:h>
      </style:footer>
      <style:footer-left>
        <text:h text:style-name="_5f_Footer_20_page_20_impaire_20__28_D_29_" text:outline-level="1"><draw:frame draw:style-name="Mfr2" draw:name="Frame31111111121" text:anchor-type="paragraph" svg:y="-0.06cm" draw:z-index="0"><draw:text-box fo:min-height="0.499cm" fo:min-width="7.096cm"><draw:frame draw:style-name="Mfr3" draw:name="Frame411111111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97"><text:span text:style-name="MT130">Angles : </text:span><text:span text:style-name="MT133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2" draw:name="Frame51111112" text:anchor-type="paragraph" svg:y="-0.06cm" draw:z-index="0"><draw:text-box fo:min-height="0.499cm" fo:min-width="3cm"><draw:frame draw:style-name="Mfr3" draw:name="Frame611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69" draw:name="Shape4_184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911112" text:anchor-type="paragraph" svg:y="-0.06cm" draw:z-index="0"><draw:text-box fo:min-height="0.499cm" fo:min-width="3cm"><draw:frame draw:style-name="Mfr3" draw:name="Frame10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365" draw:name="Shape4_186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366" draw:name="Shape4_185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2" draw:style-name="Mdp1">
      <style:header>
        <text:p text:style-name="_5f_Header_20_G_20_page_20_impaire_20__28_D_29_"><draw:line text:anchor-type="paragraph" draw:z-index="368" draw:name="Shape3_35" draw:style-name="Mgr3" draw:text-style-name="MP12" svg:x1="11.344cm" svg:y1="0.358cm" svg:x2="20.497cm" svg:y2="0.36cm"><text:p/></draw:line><text:span text:style-name="MT134">Angles </text:span>: Nommer un angle</text:p>
      </style:header>
      <style:footer>
        <text:p text:style-name="MP20"><draw:frame draw:style-name="Mfr2" draw:name="Frame7111111211" text:anchor-type="paragraph" svg:y="-0.06cm" draw:z-index="0"><draw:text-box fo:min-height="0.499cm" fo:min-width="7.096cm"><draw:frame draw:style-name="Mfr3" draw:name="Frame8111111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98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_5f_Header_20_G_20_page_20_paire_20__28_G_29_"><draw:line text:anchor-type="paragraph" draw:z-index="367" draw:name="Shape3_30" draw:style-name="Mgr3" draw:text-style-name="MP12" svg:x1="11.435cm" svg:y1="0.388cm" svg:x2="20.496cm" svg:y2="0.36cm"><text:p/></draw:line><text:span text:style-name="MT135">Angles</text:span> : <text:span text:style-name="MT135">Mesurer un angle</text:span></text:p>
      </style:header-left>
      <style:footer>
        <text:p text:style-name="MP6"><draw:frame draw:style-name="Mfr2" draw:name="Frame260" text:anchor-type="paragraph" svg:y="-0.06cm" draw:z-index="0"><draw:text-box fo:min-height="0.499cm" fo:min-width="3cm"><draw:frame draw:style-name="Mfr3" draw:name="Frame26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64" draw:name="Shape4_17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91112" text:anchor-type="paragraph" svg:y="-0.06cm" draw:z-index="0"><draw:text-box fo:min-height="0.499cm" fo:min-width="3cm"><draw:frame draw:style-name="Mfr3" draw:name="Frame10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36">Angles </text:span><text:span text:style-name="MT17">: </text:span><text:span text:style-name="MT136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2" draw:style-name="Mdp1">
      <style:header>
        <text:p text:style-name="_5f_Header_20_G_20_page_20_paire_20__28_G_29_"><draw:line text:anchor-type="paragraph" draw:z-index="362" draw:name="Shape3_31" draw:style-name="Mgr3" draw:text-style-name="MP12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63" draw:name="Shape3_32" draw:style-name="Mgr3" draw:text-style-name="MP12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264" text:anchor-type="paragraph" svg:x="12.328cm" svg:y="28.587cm" draw:z-index="0"><draw:text-box fo:min-height="0.499cm" fo:min-width="7.096cm"><draw:frame draw:style-name="Mfr3" draw:name="Frame265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97"><text:span text:style-name="MT130">Angles : </text:span><text:span text:style-name="MT131">Mesurer un angle</text:span></text:p></draw:text-box></draw:frame><draw:frame draw:style-name="Mfr2" draw:name="Frame5111112" text:anchor-type="paragraph" svg:y="-0.06cm" draw:z-index="0"><draw:text-box fo:min-height="0.499cm" fo:min-width="7.096cm"><draw:frame draw:style-name="Mfr3" draw:name="Frame61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97"><text:span text:style-name="MT130">Angles : </text:span><text:span text:style-name="MT137">Mesurer un angle</text:span></text:p></draw:text-box></draw:frame></text:h>
      </style:footer>
      <style:footer-left>
        <text:h text:style-name="_5f_Footer_20_page_20_impaire_20__28_D_29_" text:outline-level="1"><draw:frame draw:style-name="Mfr2" draw:name="Frame311111112" text:anchor-type="paragraph" svg:y="-0.06cm" draw:z-index="0"><draw:text-box fo:min-height="0.499cm" fo:min-width="7.096cm"><draw:frame draw:style-name="Mfr3" draw:name="Frame4111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97"><text:span text:style-name="MT130">Angles : </text:span><text:span text:style-name="MT13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2" draw:name="Frame11111121" text:anchor-type="paragraph" svg:y="-0.06cm" draw:z-index="0"><draw:text-box fo:min-height="0.499cm" fo:min-width="3cm"><draw:frame draw:style-name="Mfr3" draw:name="Frame211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361" draw:name="Shape4_180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9112" text:anchor-type="paragraph" svg:y="-0.06cm" draw:z-index="0"><draw:text-box fo:min-height="0.499cm" fo:min-width="3cm"><draw:frame draw:style-name="Mfr3" draw:name="Frame10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360" draw:name="Shape4_188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357" draw:name="Shape4_187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2" draw:style-name="Mdp1">
      <style:header>
        <text:p text:style-name="_5f_Header_20_G_20_page_20_impaire_20__28_D_29_"><draw:line text:anchor-type="paragraph" draw:z-index="358" draw:name="Shape3_34" draw:style-name="Mgr3" draw:text-style-name="MP12" svg:x1="15.448cm" svg:y1="0.365cm" svg:x2="20.496cm" svg:y2="0.36cm"><text:p/></draw:line><text:span text:style-name="MT138">Angles</text:span><text:span text:style-name="MT139"> : </text:span><text:span text:style-name="MT140">Calculer des mesures d’angle</text:span></text:p>
      </style:header>
      <style:header-left>
        <text:p text:style-name="_5f_Header_20_G_20_page_20_paire_20__28_G_29_"><draw:line text:anchor-type="paragraph" draw:z-index="359" draw:name="Shape3_36" draw:style-name="Mgr3" draw:text-style-name="MP12" svg:x1="15.448cm" svg:y1="0.365cm" svg:x2="20.496cm" svg:y2="0.36cm"><text:p/></draw:line><text:span text:style-name="MT138">Angles : </text:span><text:span text:style-name="MT140">Calculer des mesures d’angle</text:span></text:p>
      </style:header-left>
      <style:footer>
        <text:h text:style-name="_5f_Footer_20_page_20_paire_20__28_G_29_" text:outline-level="1"><draw:frame draw:style-name="Mfr1" draw:name="Frame266" text:anchor-type="paragraph" svg:x="12.328cm" svg:y="28.587cm" draw:z-index="0"><draw:text-box fo:min-height="0.499cm" fo:min-width="7.096cm"><draw:frame draw:style-name="Mfr3" draw:name="Frame267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97"><text:span text:style-name="MT130">Angles : </text:span><text:span text:style-name="MT131">Mesurer un angle</text:span></text:p></draw:text-box></draw:frame><draw:frame draw:style-name="Mfr2" draw:name="Frame268" text:anchor-type="paragraph" svg:y="-0.06cm" draw:z-index="0"><draw:text-box fo:min-height="0.499cm" fo:min-width="7.096cm"><draw:frame draw:style-name="Mfr3" draw:name="Frame269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97"><text:span text:style-name="MT130">Angles : </text:span><text:span text:style-name="MT141">Calculer des </text:span><text:span text:style-name="MT137">Mesure</text:span><text:span text:style-name="MT141">s</text:span><text:span text:style-name="MT137"> un angle</text:span></text:p></draw:text-box></draw:frame></text:h>
      </style:footer>
      <style:footer-left>
        <text:h text:style-name="_5f_Footer_20_page_20_impaire_20__28_D_29_" text:outline-level="1"><draw:frame draw:style-name="Mfr2" draw:name="Frame31111112" text:anchor-type="paragraph" svg:y="-0.06cm" draw:z-index="0"><draw:text-box fo:min-height="0.499cm" fo:min-width="7.096cm"><draw:frame draw:style-name="Mfr3" draw:name="Frame411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97"><text:span text:style-name="MT130">Angles : </text:span><text:span text:style-name="MT142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3" draw:style-name="Mdp1">
      <style:header>
        <text:p text:style-name="_5f_Header_20_G_20_page_20_impaire_20__28_D_29_"><text:span text:style-name="MT58">R</text:span>epères du plan : Se repérer</text:p>
      </style:header>
      <style:header-left>
        <text:p text:style-name="_5f_Header_20_G_20_page_20_paire_20__28_G_29_"><text:span text:style-name="MT58">R</text:span>epères du plan : Se repérer</text:p>
      </style:header-left>
      <style:footer>
        <text:p text:style-name="MP6"><draw:frame draw:style-name="Mfr2" draw:name="Frame282" text:anchor-type="paragraph" svg:y="-0.06cm" draw:z-index="0"><draw:text-box fo:min-height="0.499cm" fo:min-width="3cm"><draw:frame draw:style-name="Mfr3" draw:name="Frame28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99">Repères du plan : Se repérer</text:p></draw:text-box></draw:frame><draw:g text:anchor-type="paragraph" draw:z-index="136" draw:name="Shape4_11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111112" text:anchor-type="paragraph" svg:y="-0.06cm" draw:z-index="0"><draw:text-box fo:min-height="0.499cm" fo:min-width="3cm"><draw:frame draw:style-name="Mfr3" draw:name="Frame81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39">Repères du plan : se repérer</text:p></draw:text-box></draw:frame><draw:g text:anchor-type="paragraph" draw:z-index="137" draw:name="Shape4_18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2" draw:style-name="Mdp1">
      <style:header>
        <text:p text:style-name="MP43"><text:span text:style-name="MT64">Repères du plan : Se repérer</text:span> </text:p>
      </style:header>
      <style:footer>
        <text:p text:style-name="MP20"><draw:frame draw:style-name="Mfr2" draw:name="Frame111112" text:anchor-type="paragraph" svg:y="-0.06cm" draw:z-index="0"><draw:text-box fo:min-height="0.499cm" fo:min-width="7.096cm"><draw:frame draw:style-name="Mfr3" draw:name="Frame2111112" text:anchor-type="frame" svg:x="0.45cm" svg:y="0.079cm" svg:width="0.817cm" draw:z-index="0"><draw:text-box fo:min-height="0.355cm"><text:p text:style-name="MP7"><draw:g text:anchor-type="paragraph" draw:z-index="138" draw:name="Shape4_19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8">R</text:span>epères du plan : se repérer</text:p></draw:text-box></draw:frame></text:p>
      </style:footer>
      <style:footer-left>
        <text:p text:style-name="MP6"><draw:frame draw:style-name="Mfr2" draw:name="Frame3111112" text:anchor-type="paragraph" svg:y="-0.06cm" draw:z-index="0"><draw:text-box fo:min-height="0.499cm" fo:min-width="3cm"><draw:frame draw:style-name="Mfr3" draw:name="Frame4111112" text:anchor-type="frame" svg:x="0.45cm" svg:y="0.079cm" svg:width="0.817cm" draw:z-index="0"><draw:text-box fo:min-height="0.355cm"><text:p text:style-name="MP7"><draw:g text:anchor-type="paragraph" draw:z-index="139" draw:name="Shape4_19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3" draw:style-name="Mdp1">
      <style:header>
        <text:p text:style-name="_5f_Header_20_G_20_page_20_impaire_20__28_D_29_"><text:span text:style-name="MT143">R</text:span><text:span text:style-name="MT144">epères du plan : Se </text:span><text:span text:style-name="MT145">déplacer</text:span></text:p>
      </style:header>
      <style:footer>
        <text:p text:style-name="MP6"><draw:frame draw:style-name="Mfr2" draw:name="Frame511112" text:anchor-type="paragraph" svg:y="-0.06cm" draw:z-index="0"><draw:text-box fo:min-height="0.499cm" fo:min-width="3cm"><draw:frame draw:style-name="Mfr3" draw:name="Frame6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7">Repères du plan : Se </text:span><text:span text:style-name="MT146">déplacer</text:span></text:p></draw:text-box></draw:frame><draw:g text:anchor-type="paragraph" draw:z-index="140" draw:name="Shape4_192" draw:style-name="Mgr1"><draw:path draw:style-name="Mgr2" draw:text-style-name="MP3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2" draw:name="Frame711112" text:anchor-type="paragraph" svg:y="-0.06cm" draw:z-index="0"><draw:text-box fo:min-height="0.499cm" fo:min-width="3cm"><draw:frame draw:style-name="Mfr3" draw:name="Frame81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0"><text:span text:style-name="MT17">Repères du plan : se </text:span><text:span text:style-name="MT146">déplacer</text:span></text:p></draw:text-box></draw:frame><draw:g text:anchor-type="paragraph" draw:z-index="141" draw:name="Shape4_19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2" draw:style-name="Mdp1">
      <style:header>
        <text:p text:style-name="MP43"><text:span text:style-name="MT64">Repères du plan : Se repérer</text:span> </text:p>
      </style:header>
      <style:footer>
        <text:p text:style-name="MP20"><draw:frame draw:style-name="Mfr2" draw:name="Frame11112" text:anchor-type="paragraph" svg:y="-0.06cm" draw:z-index="0"><draw:text-box fo:min-height="0.499cm" fo:min-width="7.096cm"><draw:frame draw:style-name="Mfr3" draw:name="Frame211112" text:anchor-type="frame" svg:x="0.45cm" svg:y="0.079cm" svg:width="0.817cm" draw:z-index="0"><draw:text-box fo:min-height="0.355cm"><text:p text:style-name="MP7"><draw:g text:anchor-type="paragraph" draw:z-index="142" draw:name="Shape4_19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8">R</text:span>epères du plan : se repérer</text:p></draw:text-box></draw:frame></text:p>
      </style:footer>
      <style:footer-left>
        <text:p text:style-name="MP6"><draw:frame draw:style-name="Mfr2" draw:name="Frame311112" text:anchor-type="paragraph" svg:y="-0.06cm" draw:z-index="0"><draw:text-box fo:min-height="0.499cm" fo:min-width="3cm"><draw:frame draw:style-name="Mfr3" draw:name="Frame411112" text:anchor-type="frame" svg:x="0.45cm" svg:y="0.079cm" svg:width="0.817cm" draw:z-index="0"><draw:text-box fo:min-height="0.355cm"><text:p text:style-name="MP7"><draw:g text:anchor-type="paragraph" draw:z-index="143" draw:name="Shape4_19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8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1" draw:style-name="Mdp1">
      <style:header>
        <text:p text:style-name="MP82"><text:span text:style-name="MT117">S</text:span><text:span text:style-name="MT118">olides</text:span> : <text:span text:style-name="MT117">Vocabulaire, nature</text:span></text:p>
      </style:header>
      <style:footer>
        <text:p text:style-name="MP6"><draw:frame draw:style-name="Mfr2" draw:name="Frame51112" text:anchor-type="paragraph" svg:y="-0.06cm" draw:z-index="0"><draw:text-box fo:min-height="0.499cm" fo:min-width="3cm"><draw:frame draw:style-name="Mfr3" draw:name="Frame6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3">solides : Vocabulaire, NatuRE</text:p></draw:text-box></draw:frame><draw:g text:anchor-type="paragraph" draw:z-index="144" draw:name="Shape4_2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1112" text:anchor-type="paragraph" svg:y="-0.06cm" draw:z-index="0"><draw:text-box fo:min-height="0.499cm" fo:min-width="3cm"><draw:frame draw:style-name="Mfr3" draw:name="Frame81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3">solides : Vocabulaire, NatuRE</text:p></draw:text-box></draw:frame><draw:g text:anchor-type="paragraph" draw:z-index="145" draw:name="Shape4_201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0" draw:style-name="Mdp1">
      <style:header>
        <text:p text:style-name="_5f_Header_20_G_20_page_20_paire_20__28_G_29_"><text:span text:style-name="MT77">Géométrie plane</text:span> : <text:span text:style-name="MT77">Points, droites </text:span><text:span text:style-name="MT147">et cercles</text:span></text:p>
      </style:header>
      <style:footer>
        <text:p text:style-name="MP6"><draw:frame draw:style-name="Mfr2" draw:name="Frame163" text:anchor-type="paragraph" svg:y="-0.06cm" draw:z-index="0"><draw:text-box fo:min-height="0.499cm" fo:min-width="3cm"><draw:frame draw:style-name="Mfr3" draw:name="Frame21112" text:anchor-type="frame" svg:x="0.45cm" svg:y="0.079cm" svg:width="0.817cm" draw:z-index="0"><draw:text-box fo:min-height="0.355cm"><text:p text:style-name="MP7"><draw:g text:anchor-type="paragraph" draw:z-index="146" draw:name="Shape4_20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Géométrie plane : points, droites <text:span text:style-name="MT148">et cercles</text:span></text:p></draw:text-box></draw:frame></text:p>
      </style:footer>
      <style:footer-left>
        <text:p text:style-name="MP6"><draw:frame draw:style-name="Mfr2" draw:name="Frame31112" text:anchor-type="paragraph" svg:y="-0.06cm" draw:z-index="0"><draw:text-box fo:min-height="0.499cm" fo:min-width="3cm"><draw:frame draw:style-name="Mfr3" draw:name="Frame41112" text:anchor-type="frame" svg:x="0.45cm" svg:y="0.079cm" svg:width="0.817cm" draw:z-index="0"><draw:text-box fo:min-height="0.355cm"><text:p text:style-name="MP7"><draw:g text:anchor-type="paragraph" draw:z-index="147" draw:name="Shape4_20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Géométrie plane : points, droites <text:span text:style-name="MT148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1" draw:style-name="Mdp1">
      <style:header>
        <text:p text:style-name="MP82"><text:span text:style-name="MT117">S</text:span><text:span text:style-name="MT118">olides</text:span> : <text:span text:style-name="MT117">Vocabulaire, nature</text:span></text:p>
      </style:header>
      <style:footer>
        <text:p text:style-name="MP6"><draw:frame draw:style-name="Mfr2" draw:name="Frame5112" text:anchor-type="paragraph" svg:y="-0.06cm" draw:z-index="0"><draw:text-box fo:min-height="0.499cm" fo:min-width="3cm"><draw:frame draw:style-name="Mfr3" draw:name="Frame6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3">solides : Vocabulaire, NatuRE</text:p></draw:text-box></draw:frame><draw:g text:anchor-type="paragraph" draw:z-index="148" draw:name="Shape4_1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112" text:anchor-type="paragraph" svg:y="-0.06cm" draw:z-index="0"><draw:text-box fo:min-height="0.499cm" fo:min-width="3cm"><draw:frame draw:style-name="Mfr3" draw:name="Frame81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3">solides : Vocabulaire, NatuRE</text:p></draw:text-box></draw:frame><draw:g text:anchor-type="paragraph" draw:z-index="149" draw:name="Shape4_1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0" draw:style-name="Mdp1">
      <style:header>
        <text:p text:style-name="_5f_Header_20_G_20_page_20_impaire_20__28_D_29_"><text:span text:style-name="MT77">Géométrie plane</text:span> : <text:span text:style-name="MT149">Milieu, alignement, </text:span><text:span text:style-name="MT150">appartenance</text:span></text:p>
      </style:header>
      <style:footer>
        <text:p text:style-name="MP20"><draw:frame draw:style-name="Mfr2" draw:name="Frame164" text:anchor-type="paragraph" svg:y="-0.06cm" draw:z-index="0"><draw:text-box fo:min-height="0.499cm" fo:min-width="7.096cm"><draw:frame draw:style-name="Mfr3" draw:name="Frame284" text:anchor-type="frame" svg:x="0.45cm" svg:y="0.079cm" svg:width="0.817cm" draw:z-index="0"><draw:text-box fo:min-height="0.355cm"><text:p text:style-name="MP7"><draw:g text:anchor-type="paragraph" draw:z-index="150" draw:name="Shape4_1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15">Géométrie plane : </text:span><text:span text:style-name="MT151">milieu, Alignement, </text:span><text:span text:style-name="MT152">APPARTENANCE</text:span></text:p></draw:text-box></draw:frame></text:p>
      </style:footer>
      <style:footer-left>
        <text:p text:style-name="MP6"><draw:frame draw:style-name="Mfr2" draw:name="Frame3112" text:anchor-type="paragraph" svg:y="-0.06cm" draw:z-index="0"><draw:text-box fo:min-height="0.499cm" fo:min-width="3cm"><draw:frame draw:style-name="Mfr3" draw:name="Frame4112" text:anchor-type="frame" svg:x="0.45cm" svg:y="0.079cm" svg:width="0.817cm" draw:z-index="0"><draw:text-box fo:min-height="0.355cm"><text:p text:style-name="MP7"><draw:g text:anchor-type="paragraph" draw:z-index="151" draw:name="Shape4_15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1">Géométrie plane : </text:span><text:span text:style-name="MT151">milieu, alignement, </text:span><text:span text:style-name="MT152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3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2" draw:name="Frame206" text:anchor-type="paragraph" svg:y="-0.06cm" draw:z-index="0"><draw:text-box fo:min-height="0.499cm" fo:min-width="3cm"><draw:frame draw:style-name="Mfr3" draw:name="Frame277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152" draw:name="Shape4_20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07" text:anchor-type="paragraph" svg:y="-0.06cm" draw:z-index="0"><draw:text-box fo:min-height="0.499cm" fo:min-width="3cm"><draw:frame draw:style-name="Mfr3" draw:name="Frame208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153" draw:name="Shape4_1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2" draw:style-name="Mdp1">
      <style:header>
        <text:p text:style-name="_5f_Header_20_G_20_page_20_impaire_20__28_D_29_"><text:span text:style-name="MT77">Géométrie plane</text:span> : <text:span text:style-name="MT78">P</text:span><text:span text:style-name="MT79">arallèles, perpendiculaires,<text:line-break/> </text:span><text:span text:style-name="MT80">distances</text:span></text:p>
      </style:header>
      <style:footer>
        <text:p text:style-name="MP20"><draw:frame draw:style-name="Mfr2" draw:name="Frame209" text:anchor-type="paragraph" svg:y="-0.06cm" draw:z-index="0"><draw:text-box fo:min-height="0.499cm" fo:min-width="7.096cm"><draw:frame draw:style-name="Mfr3" draw:name="Frame21011" text:anchor-type="frame" svg:x="0.45cm" svg:y="0.079cm" svg:width="0.817cm" draw:z-index="0"><draw:text-box fo:min-height="0.355cm"><text:p text:style-name="MP7"><draw:g text:anchor-type="paragraph" draw:z-index="154" draw:name="Shape4_20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82">Parallèles, perpendiculaires, </text:span><text:span text:style-name="MT83">distances</text:span></text:h></draw:text-box></draw:frame></text:p>
      </style:footer>
      <style:footer-left>
        <text:h text:style-name="_5f_Footer_20_page_20_paire_20__28_G_29_" text:outline-level="1"><draw:frame draw:style-name="Mfr2" draw:name="Frame2121" text:anchor-type="paragraph" svg:y="-0.06cm" draw:z-index="0"><draw:text-box fo:min-height="0.499cm" fo:min-width="3cm"><draw:frame draw:style-name="Mfr3" draw:name="Frame21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1"><text:span text:style-name="MT81">Géométrie plane : </text:span><text:span text:style-name="MT82">parallèles, perpendiculaires, </text:span><text:span text:style-name="MT83">distances</text:span></text:p></draw:text-box></draw:frame><draw:g text:anchor-type="paragraph" draw:z-index="155" draw:name="Shape4_206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3" draw:style-name="Mdp1">
      <style:header>
        <text:p text:style-name="MP104"><text:span text:style-name="MT154">Géométrie plane</text:span><text:span text:style-name="MT155"> : </text:span><text:span text:style-name="MT156">Vocabulaire</text:span></text:p>
      </style:header>
      <style:header-left>
        <text:p text:style-name="MP104"><text:span text:style-name="MT154">Géométrie plane</text:span><text:span text:style-name="MT155"> : </text:span><text:span text:style-name="MT156">Vocabulaire</text:span></text:p>
      </style:header-left>
      <style:footer>
        <text:p text:style-name="MP6"><draw:frame draw:style-name="Mfr2" draw:name="Frame2852" text:anchor-type="paragraph" svg:y="-0.06cm" draw:z-index="0"><draw:text-box fo:min-height="0.499cm" fo:min-width="3cm"><draw:frame draw:style-name="Mfr3" draw:name="Frame31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81">Géométrie plane : </text:span><text:span text:style-name="MT157">vocabulaire</text:span></text:p></draw:text-box></draw:frame><draw:g text:anchor-type="paragraph" draw:z-index="156" draw:name="Shape4_20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10" text:anchor-type="paragraph" svg:y="-0.06cm" draw:z-index="0"><draw:text-box fo:min-height="0.499cm" fo:min-width="3cm"><draw:frame draw:style-name="Mfr3" draw:name="Frame810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81">Géométrie plane : </text:span><text:span text:style-name="MT157">vocabulaire</text:span></text:p></draw:text-box></draw:frame><draw:g text:anchor-type="paragraph" draw:z-index="157" draw:name="Shape4_21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2" draw:style-name="Mdp1">
      <style:header>
        <text:p text:style-name="_5f_Header_20_G_20_page_20_impaire_20__28_D_29_"><text:span text:style-name="MT77">Géométrie plane, </text:span><text:span text:style-name="MT158">partie 1</text:span> : <text:span text:style-name="MT159">coder</text:span></text:p>
      </style:header>
      <style:footer>
        <text:p text:style-name="MP20"><draw:frame draw:style-name="Mfr2" draw:name="Frame413" text:anchor-type="paragraph" svg:y="-0.06cm" draw:z-index="0"><draw:text-box fo:min-height="0.499cm" fo:min-width="7.096cm"><draw:frame draw:style-name="Mfr3" draw:name="Frame285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0"><text:span text:style-name="MT115">Géométrie plane, </text:span><text:span text:style-name="MT160">partie 1</text:span><text:span text:style-name="MT115"> : </text:span><text:span text:style-name="MT161">coder</text:span></text:p></draw:text-box></draw:frame><draw:g text:anchor-type="paragraph" draw:z-index="158" draw:name="Shape4_211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861" text:anchor-type="paragraph" svg:y="-0.06cm" draw:z-index="0"><draw:text-box fo:min-height="0.499cm" fo:min-width="3cm"><draw:frame draw:style-name="Mfr3" draw:name="Frame287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1"><text:span text:style-name="MT81">Géométrie plane, </text:span><text:span text:style-name="MT160">partie 1</text:span><text:span text:style-name="MT81"> : </text:span><text:span text:style-name="MT161">coder</text:span></text:p></draw:text-box></draw:frame><draw:g text:anchor-type="paragraph" draw:z-index="159" draw:name="Shape4_212" draw:style-name="Mgr1"><draw:path draw:style-name="Mgr2" draw:text-style-name="MP3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3" draw:style-name="Mdp1">
      <style:header>
        <text:p text:style-name="MP104"><text:span text:style-name="MT154">Géométrie plane</text:span><text:span text:style-name="MT155"> : </text:span><text:span text:style-name="MT156">Vocabulaire</text:span></text:p>
      </style:header>
      <style:footer>
        <text:p text:style-name="MP6"><draw:frame draw:style-name="Mfr2" draw:name="Frame5121" text:anchor-type="paragraph" svg:y="-0.06cm" draw:z-index="0"><draw:text-box fo:min-height="0.499cm" fo:min-width="3cm"><draw:frame draw:style-name="Mfr3" draw:name="Frame612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81">Géométrie plane : </text:span><text:span text:style-name="MT157">vocabulaire</text:span></text:p></draw:text-box></draw:frame><draw:g text:anchor-type="paragraph" draw:z-index="163" draw:name="Shape4_21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12" text:anchor-type="paragraph" svg:y="-0.06cm" draw:z-index="0"><draw:text-box fo:min-height="0.499cm" fo:min-width="3cm"><draw:frame draw:style-name="Mfr3" draw:name="Frame81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81">Géométrie plane : </text:span><text:span text:style-name="MT157">vocabulaire</text:span></text:p></draw:text-box></draw:frame><draw:g text:anchor-type="paragraph" draw:z-index="160" draw:name="Shape4_21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2" draw:style-name="Mdp1">
      <style:header>
        <text:p text:style-name="_5f_Header_20_G_20_page_20_impaire_20__28_D_29_"><text:span text:style-name="MT77">Géométrie plane, </text:span><text:span text:style-name="MT158">partie 1</text:span> : <text:span text:style-name="MT162">Assembler et décomposer</text:span></text:p>
      </style:header>
      <style:footer>
        <text:p text:style-name="MP20"><draw:frame draw:style-name="Mfr2" draw:name="Frame2881" text:anchor-type="paragraph" svg:y="-0.06cm" draw:z-index="0"><draw:text-box fo:min-height="0.499cm" fo:min-width="7.096cm"><draw:frame draw:style-name="Mfr3" draw:name="Frame314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0"><text:span text:style-name="MT115">Géométrie plane, </text:span><text:span text:style-name="MT160">partie 1</text:span><text:span text:style-name="MT115"> : </text:span><text:span text:style-name="MT163">assembler et décomposer</text:span></text:p></draw:text-box></draw:frame><draw:g text:anchor-type="paragraph" draw:z-index="161" draw:name="Shape4_216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414" text:anchor-type="paragraph" svg:y="-0.06cm" draw:z-index="0"><draw:text-box fo:min-height="0.499cm" fo:min-width="3cm"><draw:frame draw:style-name="Mfr3" draw:name="Frame28811" text:anchor-type="frame" svg:x="0.45cm" svg:y="0.079cm" svg:width="0.817cm" draw:z-index="0"><draw:text-box fo:min-height="0.355cm"><text:p text:style-name="MP7"><draw:g text:anchor-type="paragraph" draw:z-index="162" draw:name="Shape4_21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1">Géométrie plane, </text:span><text:span text:style-name="MT160">partie 1</text:span><text:span text:style-name="MT81"> : </text:span><text:span text:style-name="MT163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2" draw:style-name="Mdp1">
      <style:header>
        <text:p text:style-name="MP105"><draw:line text:anchor-type="paragraph" draw:z-index="293" draw:name="Shape3_39" draw:style-name="Mgr11" draw:text-style-name="MP12" svg:x1="10.308cm" svg:y1="0.388cm" svg:x2="20.496cm" svg:y2="0.36cm"><text:p/></draw:line><draw:path text:anchor-type="paragraph" draw:z-index="294" draw:name="Shape1_12" draw:style-name="Mgr10" draw:text-style-name="MP54" svg:width="4.329cm" svg:height="2.238cm" svg:x="-1.5cm" svg:y="-1.001cm" svg:viewBox="0 0 4330 2239" svg:d="M0 2239l3984-288c209-15 363-167 345-342l-170-1609h-4159z"><text:p/></draw:path><text:span text:style-name="MT89">Fractions</text:span><text:span text:style-name="MT90"> : </text:span><text:span text:style-name="MT91">Problèmes</text:span><text:span text:style-name="MT90"> </text:span></text:p>
      </style:header>
      <style:footer>
        <text:p text:style-name="MP20"><draw:frame draw:style-name="Mfr2" draw:name="Frame482" text:anchor-type="paragraph" svg:y="-0.06cm" draw:z-index="0"><draw:text-box fo:min-height="0.499cm" fo:min-width="7.096cm"><draw:frame draw:style-name="Mfr3" draw:name="Frame492" text:anchor-type="frame" svg:x="0.45cm" svg:y="0.079cm" svg:width="0.817cm" draw:z-index="0"><draw:text-box fo:min-height="0.355cm"><text:p text:style-name="MP7"><draw:g text:anchor-type="paragraph" draw:z-index="292" draw:name="Shape4_258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92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3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2" draw:name="Frame502" text:anchor-type="paragraph" svg:y="-0.06cm" draw:z-index="0"><draw:text-box fo:min-height="0.499cm" fo:min-width="3cm"><draw:frame draw:style-name="Mfr3" draw:name="Frame53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 : additionner et soustraire</text:span><text:span text:style-name="MT17"> </text:span></text:p></draw:text-box></draw:frame><draw:g text:anchor-type="paragraph" draw:z-index="260" draw:name="Shape4_85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542" text:anchor-type="paragraph" svg:y="-0.06cm" draw:z-index="0"><draw:text-box fo:min-height="0.499cm" fo:min-width="3cm"><draw:frame draw:style-name="Mfr3" draw:name="Frame55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23"><text:span text:style-name="MT16">Calculer</text:span><text:span text:style-name="MT17"> : </text:span><text:span text:style-name="MT16">additionner et soustraire</text:span></text:p></draw:text-box></draw:frame><draw:g text:anchor-type="paragraph" draw:z-index="261" draw:name="Shape4_260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87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2COL" style:display-name="6_1_SERIE_G_GAUCHE_ET_DROITE_2COL" style:page-layout-name="Mpm10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2" draw:name="Frame344" text:anchor-type="paragraph" svg:y="-0.06cm" draw:z-index="0"><draw:text-box fo:min-height="0.499cm" fo:min-width="3cm"><draw:frame draw:style-name="Mfr3" draw:name="Frame345" text:anchor-type="frame" svg:x="0.45cm" svg:y="0.079cm" svg:width="0.817cm" draw:z-index="0"><draw:text-box fo:min-height="0.355cm"><text:p text:style-name="MP7"><draw:g text:anchor-type="paragraph" draw:z-index="75" draw:name="Shape4_25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6"><draw:frame draw:style-name="Mfr2" draw:name="Frame346" text:anchor-type="paragraph" svg:y="-0.06cm" draw:z-index="0"><draw:text-box fo:min-height="0.499cm" fo:min-width="3cm"><draw:frame draw:style-name="Mfr3" draw:name="Frame347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6">solides : Vocabulaire, NatuRE</text:p></draw:text-box></draw:frame><draw:g text:anchor-type="paragraph" draw:z-index="76" draw:name="Shape4_256" draw:style-name="Mgr1"><draw:path draw:style-name="Mgr2" draw:text-style-name="MP3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1" draw:style-name="Mdp1">
      <style:header>
        <text:p text:style-name="MP82"><text:span text:style-name="MT117">S</text:span><text:span text:style-name="MT118">olides</text:span> : <text:span text:style-name="MT117">Vocabulaire, nature</text:span></text:p>
      </style:header>
      <style:header-left>
        <text:p text:style-name="MP82"><text:span text:style-name="MT117">S</text:span><text:span text:style-name="MT118">olides</text:span> : <text:span text:style-name="MT117">Vocabulaire, nature</text:span></text:p>
      </style:header-left>
      <style:footer>
        <text:p text:style-name="MP6"><draw:frame draw:style-name="Mfr2" draw:name="Frame340" text:anchor-type="paragraph" svg:y="-0.06cm" draw:z-index="0"><draw:text-box fo:min-height="0.499cm" fo:min-width="3cm"><draw:frame draw:style-name="Mfr3" draw:name="Frame8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3">solides : Vocabulaire, NatuRE</text:p></draw:text-box></draw:frame><draw:g text:anchor-type="paragraph" draw:z-index="73" draw:name="Shape4_22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342" text:anchor-type="paragraph" svg:y="-0.06cm" draw:z-index="0"><draw:text-box fo:min-height="0.499cm" fo:min-width="3cm"><draw:frame draw:style-name="Mfr3" draw:name="Frame34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3">solides : Vocabulaire, NatuRE</text:p></draw:text-box></draw:frame><draw:g text:anchor-type="paragraph" draw:z-index="74" draw:name="Shape4_2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0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6"><draw:frame draw:style-name="Mfr2" draw:name="Frame336" text:anchor-type="paragraph" svg:y="-0.06cm" draw:z-index="0"><draw:text-box fo:min-height="0.499cm" fo:min-width="3cm"><draw:frame draw:style-name="Mfr3" draw:name="Frame337" text:anchor-type="frame" svg:x="0.45cm" svg:y="0.079cm" svg:width="0.817cm" draw:z-index="0"><draw:text-box fo:min-height="0.355cm"><text:p text:style-name="MP7"><draw:g text:anchor-type="paragraph" draw:z-index="71" draw:name="Shape4_22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6"><draw:frame draw:style-name="Mfr2" draw:name="Frame338" text:anchor-type="paragraph" svg:y="-0.06cm" draw:z-index="0"><draw:text-box fo:min-height="0.499cm" fo:min-width="3cm"><draw:frame draw:style-name="Mfr3" draw:name="Frame339" text:anchor-type="frame" svg:x="0.45cm" svg:y="0.079cm" svg:width="0.817cm" draw:z-index="0"><draw:text-box fo:min-height="0.355cm"><text:p text:style-name="MP7"><draw:g text:anchor-type="paragraph" draw:z-index="72" draw:name="Shape4_25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1" draw:style-name="Mdp1">
      <style:header>
        <text:p text:style-name="_5f_Header_20_G_20_page_20_impaire_20__28_D_29_"><text:span text:style-name="MT117">Solides : </text:span><text:span text:style-name="MT168">Patrons</text:span></text:p>
      </style:header>
      <style:header-left>
        <text:p text:style-name="_5f_Header_20_G_20_page_20_paire_20__28_G_29_"><text:span text:style-name="MT117">Solides : </text:span><text:span text:style-name="MT168">Patrons</text:span></text:p>
      </style:header-left>
      <style:footer>
        <text:h text:style-name="_5f_Footer_20_page_20_impaire_20__28_D_29_" text:outline-level="1"><draw:frame draw:style-name="Mfr2" draw:name="Frame332" text:anchor-type="paragraph" svg:y="-0.06cm" draw:z-index="0"><draw:text-box fo:min-height="0.499cm" fo:min-width="3cm"><draw:frame draw:style-name="Mfr3" draw:name="Frame33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3">solides : <text:span text:style-name="MT169">patrons</text:span></text:p></draw:text-box></draw:frame><draw:g text:anchor-type="paragraph" draw:z-index="69" draw:name="Shape4_2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2" draw:name="Frame334" text:anchor-type="paragraph" svg:y="-0.06cm" draw:z-index="0"><draw:text-box fo:min-height="0.499cm" fo:min-width="3cm"><draw:frame draw:style-name="Mfr3" draw:name="Frame335" text:anchor-type="frame" svg:x="0.45cm" svg:y="0.079cm" svg:width="0.817cm" draw:z-index="0"><draw:text-box fo:min-height="0.355cm"><text:p text:style-name="MP7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70" draw:name="Shape4_252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0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6"><draw:frame draw:style-name="Mfr2" draw:name="Frame328" text:anchor-type="paragraph" svg:y="-0.06cm" draw:z-index="0"><draw:text-box fo:min-height="0.499cm" fo:min-width="3cm"><draw:frame draw:style-name="Mfr3" draw:name="Frame329" text:anchor-type="frame" svg:x="0.45cm" svg:y="0.079cm" svg:width="0.817cm" draw:z-index="0"><draw:text-box fo:min-height="0.355cm"><text:p text:style-name="MP7"><draw:g text:anchor-type="paragraph" draw:z-index="67" draw:name="Shape4_22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6"><draw:frame draw:style-name="Mfr2" draw:name="Frame330" text:anchor-type="paragraph" svg:y="-0.06cm" draw:z-index="0"><draw:text-box fo:min-height="0.499cm" fo:min-width="3cm"><draw:frame draw:style-name="Mfr3" draw:name="Frame732" text:anchor-type="frame" svg:x="0.45cm" svg:y="0.079cm" svg:width="0.817cm" draw:z-index="0"><draw:text-box fo:min-height="0.355cm"><text:p text:style-name="MP7"><draw:g text:anchor-type="paragraph" draw:z-index="68" draw:name="Shape4_2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1" draw:style-name="Mdp1">
      <style:header>
        <text:p text:style-name="_5f_Header_20_G_20_page_20_impaire_20__28_D_29_"><text:span text:style-name="MT117">S</text:span><text:span text:style-name="MT118">olides</text:span> : <text:span text:style-name="MT117">Vocabulaire, nature</text:span></text:p>
      </style:header>
      <style:header-left>
        <text:p text:style-name="_5f_Header_20_G_20_page_20_impaire_20__28_D_29_"><text:span text:style-name="MT117">S</text:span><text:span text:style-name="MT118">olides</text:span> : <text:span text:style-name="MT117">Vocabulaire, nature</text:span></text:p>
      </style:header-left>
      <style:footer>
        <text:p text:style-name="MP6"><draw:frame draw:style-name="Mfr2" draw:name="Frame311" text:anchor-type="paragraph" svg:y="-0.06cm" draw:z-index="0"><draw:text-box fo:min-height="0.499cm" fo:min-width="3cm"><draw:frame draw:style-name="Mfr3" draw:name="Frame325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3">solides : Vocabulaire, NatuRE</text:p></draw:text-box></draw:frame><draw:g text:anchor-type="paragraph" draw:z-index="65" draw:name="Shape4_2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326" text:anchor-type="paragraph" svg:y="-0.06cm" draw:z-index="0"><draw:text-box fo:min-height="0.499cm" fo:min-width="3cm"><draw:frame draw:style-name="Mfr3" draw:name="Frame327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3">solides : Vocabulaire, NatuRE</text:p></draw:text-box></draw:frame><draw:g text:anchor-type="paragraph" draw:z-index="66" draw:name="Shape4_2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3" draw:style-name="Mdp1">
      <style:header>
        <text:p text:style-name="MP107"><text:span text:style-name="MT172">Géométrie plane</text:span><text:span text:style-name="MT117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2" draw:name="Frame300" text:anchor-type="paragraph" svg:y="-0.06cm" draw:z-index="0"><draw:text-box fo:min-height="0.499cm" fo:min-width="3cm"><draw:frame draw:style-name="Mfr3" draw:name="Frame6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63" draw:name="Shape4_2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304" text:anchor-type="paragraph" svg:y="-0.06cm" draw:z-index="0"><draw:text-box fo:min-height="0.499cm" fo:min-width="3cm"><draw:frame draw:style-name="Mfr3" draw:name="Frame305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64" draw:name="Shape4_248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2" draw:style-name="Mdp1">
      <style:header>
        <text:p text:style-name="_5f_Header_20_G_20_page_20_impaire_20__28_D_29_"><text:span text:style-name="MT175">Symétrie axiale</text:span><text:span text:style-name="MT80"> : </text:span><text:span text:style-name="MT176">Reconnaissance et axes</text:span></text:p>
      </style:header>
      <style:footer>
        <text:p text:style-name="MP20"><draw:frame draw:style-name="Mfr2" draw:name="Frame811" text:anchor-type="paragraph" svg:y="-0.06cm" draw:z-index="0"><draw:text-box fo:min-height="0.499cm" fo:min-width="7.096cm"><draw:frame draw:style-name="Mfr3" draw:name="Frame211" text:anchor-type="frame" svg:x="0.45cm" svg:y="0.079cm" svg:width="0.817cm" draw:z-index="0"><draw:text-box fo:min-height="0.355cm"><text:p text:style-name="MP7"><draw:g text:anchor-type="paragraph" draw:z-index="61" draw:name="Shape4_24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8">S</text:span>ymétrie axiale : reconnaissance et axes</text:h></draw:text-box></draw:frame></text:p>
      </style:footer>
      <style:footer-left>
        <text:p text:style-name="MP6"><draw:frame draw:style-name="Mfr2" draw:name="Frame293" text:anchor-type="paragraph" svg:y="-0.06cm" draw:z-index="0"><draw:text-box fo:min-height="0.499cm" fo:min-width="3cm"><draw:frame draw:style-name="Mfr3" draw:name="Frame297" text:anchor-type="frame" svg:x="0.45cm" svg:y="0.079cm" svg:width="0.817cm" draw:z-index="0"><draw:text-box fo:min-height="0.355cm"><text:p text:style-name="MP7"><draw:g text:anchor-type="paragraph" draw:z-index="62" draw:name="Shape4_24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1">Géométrie plane : </text:span><text:span text:style-name="MT82">parallèles, perpendiculaires, </text:span><text:span text:style-name="MT83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3" draw:style-name="Mdp1">
      <style:header>
        <text:p text:style-name="MP107"><text:span text:style-name="MT172">Géométrie plane</text:span><text:span text:style-name="MT117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2" draw:name="Frame911" text:anchor-type="paragraph" svg:y="-0.06cm" draw:z-index="0"><draw:text-box fo:min-height="0.499cm" fo:min-width="3cm"><draw:frame draw:style-name="Mfr3" draw:name="Frame1011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59" draw:name="Shape4_24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41" text:anchor-type="paragraph" svg:y="-0.06cm" draw:z-index="0"><draw:text-box fo:min-height="0.499cm" fo:min-width="3cm"><draw:frame draw:style-name="Mfr3" draw:name="Frame292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60" draw:name="Shape4_24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2" draw:style-name="Mdp1">
      <style:header>
        <text:p text:style-name="_5f_Header_20_G_20_page_20_impaire_20__28_D_29_"><text:span text:style-name="MT175">Symétrie axiale</text:span><text:span text:style-name="MT80"> : </text:span><text:span text:style-name="MT175">Médiatrice d’un segment</text:span></text:p>
      </style:header>
      <style:footer>
        <text:p text:style-name="MP20"><draw:frame draw:style-name="Mfr2" draw:name="Frame913" text:anchor-type="paragraph" svg:y="-0.06cm" draw:z-index="0"><draw:text-box fo:min-height="0.499cm" fo:min-width="7.096cm"><draw:frame draw:style-name="Mfr3" draw:name="Frame1013" text:anchor-type="frame" svg:x="0.45cm" svg:y="0.079cm" svg:width="0.817cm" draw:z-index="0"><draw:text-box fo:min-height="0.355cm"><text:p text:style-name="MP7"><draw:g text:anchor-type="paragraph" draw:z-index="57" draw:name="Shape4_2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6"><draw:frame draw:style-name="Mfr2" draw:name="Frame11121" text:anchor-type="paragraph" svg:y="-0.06cm" draw:z-index="0"><draw:text-box fo:min-height="0.499cm" fo:min-width="7.096cm"><draw:frame draw:style-name="Mfr3" draw:name="Frame31" text:anchor-type="frame" svg:x="0.45cm" svg:y="0.079cm" svg:width="0.817cm" draw:z-index="0"><draw:text-box fo:min-height="0.355cm"><text:p text:style-name="MP7"><draw:g text:anchor-type="paragraph" draw:z-index="58" draw:name="Shape4_24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3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2" draw:name="Frame2911" text:anchor-type="paragraph" svg:y="-0.06cm" draw:z-index="0"><draw:text-box fo:min-height="0.499cm" fo:min-width="3cm"><draw:frame draw:style-name="Mfr3" draw:name="Frame294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55" draw:name="Shape4_2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295" text:anchor-type="paragraph" svg:y="-0.06cm" draw:z-index="0"><draw:text-box fo:min-height="0.499cm" fo:min-width="3cm"><draw:frame draw:style-name="Mfr3" draw:name="Frame296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9">Symétrie axiale : constructions</text:p></draw:text-box></draw:frame><draw:g text:anchor-type="paragraph" draw:z-index="56" draw:name="Shape4_24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2" draw:style-name="Mdp1">
      <style:header>
        <text:p text:style-name="_5f_Header_20_G_20_page_20_impaire_20__28_D_29_"><text:span text:style-name="MT58">S</text:span><text:span text:style-name="MT80">ymétrie axiale : Constructions</text:span></text:p>
      </style:header>
      <style:footer>
        <text:p text:style-name="MP20"><draw:frame draw:style-name="Mfr2" draw:name="Frame1210" text:anchor-type="paragraph" svg:y="-0.06cm" draw:z-index="0"><draw:text-box fo:min-height="0.499cm" fo:min-width="7.096cm"><draw:frame draw:style-name="Mfr3" draw:name="Frame2112" text:anchor-type="frame" svg:x="0.45cm" svg:y="0.079cm" svg:width="0.817cm" draw:z-index="0"><draw:text-box fo:min-height="0.355cm"><text:p text:style-name="MP7"><draw:g text:anchor-type="paragraph" draw:z-index="53" draw:name="Shape4_2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58">S</text:span>ymétrie axiale : Constructions</text:h></draw:text-box></draw:frame></text:p>
      </style:footer>
      <style:footer-left>
        <text:p text:style-name="MP6"><draw:frame draw:style-name="Mfr2" draw:name="Frame298" text:anchor-type="paragraph" svg:y="-0.06cm" draw:z-index="0"><draw:text-box fo:min-height="0.499cm" fo:min-width="3cm"><draw:frame draw:style-name="Mfr3" draw:name="Frame299" text:anchor-type="frame" svg:x="0.45cm" svg:y="0.079cm" svg:width="0.817cm" draw:z-index="0"><draw:text-box fo:min-height="0.355cm"><text:p text:style-name="MP7"><draw:g text:anchor-type="paragraph" draw:z-index="54" draw:name="Shape4_23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1">Géométrie plane : </text:span><text:span text:style-name="MT82">parallèles, perpendiculaires, </text:span><text:span text:style-name="MT83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3" draw:style-name="Mdp1">
      <style:header>
        <text:p text:style-name="MP107"><text:span text:style-name="MT172">Géométrie plane</text:span><text:span text:style-name="MT117"> : </text:span><text:span text:style-name="MT173">Parallèles, perpendiculaires,<text:line-break/> </text:span><text:span text:style-name="MT174">distances</text:span></text:p>
      </style:header>
      <style:header-left>
        <text:p text:style-name="MP107"><text:span text:style-name="MT172">Géométrie plane</text:span><text:span text:style-name="MT117"> : </text:span><text:span text:style-name="MT173">Parallèles, perpendiculaires,<text:line-break/> </text:span><text:span text:style-name="MT174">distances</text:span></text:p>
      </style:header-left>
      <style:footer>
        <text:p text:style-name="MP6"><draw:frame draw:style-name="Mfr2" draw:name="Frame910" text:anchor-type="paragraph" svg:y="-0.06cm" draw:z-index="0"><draw:text-box fo:min-height="0.499cm" fo:min-width="3cm"><draw:frame draw:style-name="Mfr3" draw:name="Frame1010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51" draw:name="Shape4_2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302" text:anchor-type="paragraph" svg:y="-0.06cm" draw:z-index="0"><draw:text-box fo:min-height="0.499cm" fo:min-width="3cm"><draw:frame draw:style-name="Mfr3" draw:name="Frame30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52" draw:name="Shape4_23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2" draw:style-name="Mdp1">
      <style:header>
        <text:p text:style-name="_5f_Header_20_G_20_page_20_impaire_20__28_D_29_"><text:span text:style-name="MT179">Symétrie axiale</text:span><text:span text:style-name="MT80"> : </text:span><text:span text:style-name="MT180">Axes de symétrie de figures</text:span></text:p>
      </style:header>
      <style:header-left>
        <text:p text:style-name="MP111"><text:span text:style-name="MT179">Symétrie axiale</text:span><text:span text:style-name="MT80"> : </text:span><text:span text:style-name="MT180">Axes de symétrie de figures</text:span></text:p>
      </style:header-left>
      <style:footer>
        <text:p text:style-name="MP20"><draw:frame draw:style-name="Mfr2" draw:name="Frame306" text:anchor-type="paragraph" svg:y="-0.06cm" draw:z-index="0"><draw:text-box fo:min-height="0.499cm" fo:min-width="7.096cm"><draw:frame draw:style-name="Mfr3" draw:name="Frame307" text:anchor-type="frame" svg:x="0.45cm" svg:y="0.079cm" svg:width="0.817cm" draw:z-index="0"><draw:text-box fo:min-height="0.355cm"><text:p text:style-name="MP7"><draw:g text:anchor-type="paragraph" draw:z-index="49" draw:name="Shape4_2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8">S</text:span>ymétrie axiale : axes de symétrie de figures</text:p></draw:text-box></draw:frame></text:p>
      </style:footer>
      <style:footer-left>
        <text:p text:style-name="MP6"><draw:frame draw:style-name="Mfr2" draw:name="Frame308" text:anchor-type="paragraph" svg:y="-0.06cm" draw:z-index="0"><draw:text-box fo:min-height="0.499cm" fo:min-width="3cm"><draw:frame draw:style-name="Mfr3" draw:name="Frame309" text:anchor-type="frame" svg:x="0.45cm" svg:y="0.079cm" svg:width="0.817cm" draw:z-index="0"><draw:text-box fo:min-height="0.355cm"><text:p text:style-name="MP7"><draw:g text:anchor-type="paragraph" draw:z-index="50" draw:name="Shape4_23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1">Géométrie plane : </text:span><text:span text:style-name="MT82">parallèles, perpendiculaires, </text:span><text:span text:style-name="MT83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3" draw:style-name="Mdp1">
      <style:header>
        <text:p text:style-name="MP107"><text:span text:style-name="MT172">Géométrie plane</text:span><text:span text:style-name="MT117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2" draw:name="Frame513" text:anchor-type="paragraph" svg:y="-0.06cm" draw:z-index="0"><draw:text-box fo:min-height="0.499cm" fo:min-width="3cm"><draw:frame draw:style-name="Mfr3" draw:name="Frame61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47" draw:name="Shape4_2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14" text:anchor-type="paragraph" svg:y="-0.06cm" draw:z-index="0"><draw:text-box fo:min-height="0.499cm" fo:min-width="3cm"><draw:frame draw:style-name="Mfr3" draw:name="Frame814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48" draw:name="Shape4_23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2" draw:style-name="Mdp1">
      <style:header>
        <text:p text:style-name="_5f_Header_20_G_20_page_20_impaire_20__28_D_29_"><text:span text:style-name="MT58">S</text:span>ymétrie : Propriétés</text:p>
      </style:header>
      <style:footer>
        <text:p text:style-name="MP20"><draw:frame draw:style-name="Mfr2" draw:name="Frame1110" text:anchor-type="paragraph" svg:y="-0.06cm" draw:z-index="0"><draw:text-box fo:min-height="0.499cm" fo:min-width="7.096cm"><draw:frame draw:style-name="Mfr3" draw:name="Frame323" text:anchor-type="frame" svg:x="0.45cm" svg:y="0.079cm" svg:width="0.817cm" draw:z-index="0"><draw:text-box fo:min-height="0.355cm"><text:p text:style-name="MP7"><draw:g text:anchor-type="paragraph" draw:z-index="45" draw:name="Shape4_2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58">S</text:span>ymétrie axiale : propriétés</text:p></draw:text-box></draw:frame></text:p>
      </style:footer>
      <style:footer-left>
        <text:p text:style-name="MP6"><draw:frame draw:style-name="Mfr2" draw:name="Frame324" text:anchor-type="paragraph" svg:y="-0.06cm" draw:z-index="0"><draw:text-box fo:min-height="0.499cm" fo:min-width="3cm"><draw:frame draw:style-name="Mfr3" draw:name="Frame416" text:anchor-type="frame" svg:x="0.45cm" svg:y="0.079cm" svg:width="0.817cm" draw:z-index="0"><draw:text-box fo:min-height="0.355cm"><text:p text:style-name="MP7"><draw:g text:anchor-type="paragraph" draw:z-index="46" draw:name="Shape4_23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1">Géométrie plane : </text:span><text:span text:style-name="MT82">parallèles, perpendiculaires, </text:span><text:span text:style-name="MT83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3" draw:style-name="Mdp1">
      <style:header>
        <text:p text:style-name="MP107"><text:span text:style-name="MT172">Géométrie plane</text:span><text:span text:style-name="MT117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2" draw:name="Frame320" text:anchor-type="paragraph" svg:y="-0.06cm" draw:z-index="0"><draw:text-box fo:min-height="0.499cm" fo:min-width="3cm"><draw:frame draw:style-name="Mfr3" draw:name="Frame5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43" draw:name="Shape4_2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2" draw:name="Frame713" text:anchor-type="paragraph" svg:y="-0.06cm" draw:z-index="0"><draw:text-box fo:min-height="0.499cm" fo:min-width="3cm"><draw:frame draw:style-name="Mfr3" draw:name="Frame813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103"><text:span text:style-name="MT153">Géométrie plane : </text:span><text:span text:style-name="MT78">parallèles, perpendiculaires, </text:span><text:span text:style-name="MT58">distances</text:span></text:p></draw:text-box></draw:frame><draw:g text:anchor-type="paragraph" draw:z-index="44" draw:name="Shape4_22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2" draw:style-name="Mdp1">
      <style:header>
        <text:p text:style-name="MP114"><text:span text:style-name="MT58">S</text:span>ymétrie axiale : pour aller plus loin</text:p>
      </style:header>
      <style:footer>
        <text:p text:style-name="MP20"><draw:frame draw:style-name="Mfr2" draw:name="Frame1100" text:anchor-type="paragraph" svg:y="-0.06cm" draw:z-index="0"><draw:text-box fo:min-height="0.499cm" fo:min-width="7.096cm"><draw:frame draw:style-name="Mfr3" draw:name="Frame2110" text:anchor-type="frame" svg:x="0.45cm" svg:y="0.079cm" svg:width="0.817cm" draw:z-index="0"><draw:text-box fo:min-height="0.355cm"><text:p text:style-name="MP7"><draw:g text:anchor-type="paragraph" draw:z-index="41" draw:name="Shape4_4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58">S</text:span>ymétrie axiale : pour aller plus loin</text:p></draw:text-box></draw:frame></text:p>
      </style:footer>
      <style:footer-left>
        <text:p text:style-name="MP6"><draw:frame draw:style-name="Mfr2" draw:name="Frame319" text:anchor-type="paragraph" svg:y="-0.06cm" draw:z-index="0"><draw:text-box fo:min-height="0.499cm" fo:min-width="3cm"><draw:frame draw:style-name="Mfr3" draw:name="Frame415" text:anchor-type="frame" svg:x="0.45cm" svg:y="0.079cm" svg:width="0.817cm" draw:z-index="0"><draw:text-box fo:min-height="0.355cm"><text:p text:style-name="MP7"><draw:g text:anchor-type="paragraph" draw:z-index="42" draw:name="Shape4_22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1">Géométrie plane : </text:span><text:span text:style-name="MT82">parallèles, perpendiculaires, </text:span><text:span text:style-name="MT83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2" draw:style-name="Mdp1">
      <style:header>
        <text:p text:style-name="_5f_Header_20_P_20_page_20_paire_20__28_G_29_"><draw:line text:anchor-type="char" draw:z-index="35" draw:name="Shape3_1" draw:style-name="Mgr15" draw:text-style-name="MP12" svg:x1="10.893cm" svg:y1="0.403cm" svg:x2="20.503cm" svg:y2="0.327cm"><text:p/></draw:line><draw:path text:anchor-type="char" draw:z-index="36" draw:name="Shape1_2" draw:style-name="Mgr16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39" draw:name="Shape1_9" draw:style-name="Mgr16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38" draw:name="Shape3_38" draw:style-name="Mgr15" draw:text-style-name="MP12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3" draw:name="Frame2" text:anchor-type="frame" svg:x="0.45cm" svg:y="0.079cm" svg:width="0.817cm" draw:z-index="0"><draw:text-box fo:min-height="0.355cm"><text:p text:style-name="MP7"><draw:g text:anchor-type="paragraph" draw:z-index="37" draw:name="Shape4_56" draw:style-name="Mgr1"><draw:path draw:style-name="Mgr17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3" draw:name="Frame318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45">Résoudre des problèmes</text:p></draw:text-box></draw:frame><draw:g text:anchor-type="paragraph" draw:z-index="40" draw:name="Shape4_264" draw:style-name="Mgr1"><draw:path draw:style-name="Mgr17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17:31:31.518464917</meta:creation-date>
    <dc:title>lycee_v3</dc:title>
    <meta:editing-duration>PT16H14M19S</meta:editing-duration>
    <meta:editing-cycles>128</meta:editing-cycles>
    <meta:generator>LibreOffice/7.1.5.2$Windows_X86_64 LibreOffice_project/85f04e9f809797b8199d13c421bd8a2b025d52b5</meta:generator>
    <dc:date>2021-08-30T23:12:36.005000000</dc:date>
    <meta:document-statistic meta:table-count="0" meta:image-count="0" meta:object-count="3" meta:page-count="5" meta:paragraph-count="804" meta:word-count="3453" meta:character-count="21693" meta:non-whitespace-character-count="18647"/>
    <meta:template xlink:type="simple" xlink:actuate="onRequest" xlink:title="lycee_v3" xlink:href="../Modele_cahier.ott" meta:date="2021-07-09T13:45:32.011278978"/>
  </office:meta>
</office:document-meta>
</file>

<file path=Object 1/content.xml><?xml version="1.0" encoding="utf-8"?>
<math xmlns="http://www.w3.org/1998/Math/MathML" display="block">
  <semantics>
    <mover accent="true">
      <mi mathvariant="italic">BAx</mi>
      <mo stretchy="true">^</mo>
    </mover>
    <annotation encoding="StarMath 5.0">widehat BAx</annotation>
  </semantics>
</math>
</file>

<file path=Object 2/content.xml><?xml version="1.0" encoding="utf-8"?>
<math xmlns="http://www.w3.org/1998/Math/MathML" display="block">
  <semantics>
    <mover accent="true">
      <mi mathvariant="italic">ABy</mi>
      <mo stretchy="true">^</mo>
    </mover>
    <annotation encoding="StarMath 5.0">widehat {ABy}</annotation>
  </semantics>
</math>
</file>

<file path=Object 3/content.xml><?xml version="1.0" encoding="utf-8"?>
<math xmlns="http://www.w3.org/1998/Math/MathML" display="block">
  <semantics>
    <mover accent="true">
      <mi mathvariant="italic">MPx</mi>
      <mo stretchy="true">^</mo>
    </mover>
    <annotation encoding="StarMath 5.0">widehat MPx</annotation>
  </semantics>
</math>
</file>